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fo:text-indent="0in"/>
      <style:text-properties fo:font-weight="bold" style:font-weight-asian="bold" style:font-size-complex="14pt"/>
    </style:style>
    <style:style style:name="P3" style:parent-style-name="Standard" style:family="paragraph">
      <style:paragraph-properties fo:text-align="center" fo:text-indent="0in"/>
      <style:text-properties fo:font-weight="bold" style:font-weight-asian="bold" style:font-size-complex="14pt"/>
    </style:style>
    <style:style style:name="P4" style:parent-style-name="Standard" style:family="paragraph">
      <style:paragraph-properties fo:text-align="center" fo:text-indent="0in"/>
      <style:text-properties fo:font-weight="bold" style:font-weight-asian="bold" style:font-size-complex="14pt"/>
    </style:style>
    <style:style style:name="P5" style:parent-style-name="Standard" style:family="paragraph">
      <style:paragraph-properties fo:text-align="center" fo:text-indent="0in"/>
      <style:text-properties fo:font-weight="bold" style:font-weight-asian="bold" style:font-size-complex="14pt"/>
    </style:style>
    <style:style style:name="P6" style:parent-style-name="Standard" style:family="paragraph">
      <style:paragraph-properties fo:text-align="center" fo:text-indent="0in"/>
      <style:text-properties fo:font-weight="bold" style:font-weight-asian="bold" style:font-size-complex="14pt"/>
    </style:style>
    <style:style style:name="P7" style:parent-style-name="Standard" style:family="paragraph">
      <style:paragraph-properties fo:text-align="center" fo:text-indent="0in"/>
    </style:style>
    <style:style style:name="P8" style:parent-style-name="Standard" style:family="paragraph">
      <style:paragraph-properties fo:text-align="center" fo:text-indent="0in"/>
    </style:style>
    <style:style style:name="P9" style:parent-style-name="Standard" style:family="paragraph">
      <style:paragraph-properties fo:text-align="center" fo:text-indent="0in"/>
    </style:style>
    <style:style style:name="P10" style:parent-style-name="ImageCaption" style:family="paragraph">
      <style:paragraph-properties fo:keep-together="auto" fo:text-indent="0in"/>
    </style:style>
    <style:style style:name="P11" style:parent-style-name="Standard" style:family="paragraph">
      <style:paragraph-properties fo:text-align="center" fo:text-indent="0in"/>
      <style:text-properties fo:font-weight="bold" style:font-weight-asian="bold" style:font-weight-complex="bold" fo:font-size="16pt" style:font-size-asian="16pt"/>
    </style:style>
    <style:style style:name="P12" style:parent-style-name="Standard" style:family="paragraph">
      <style:paragraph-properties fo:text-align="center" fo:text-indent="0in"/>
    </style:style>
    <style:style style:name="P13" style:parent-style-name="Standard" style:family="paragraph">
      <style:paragraph-properties fo:text-align="center" fo:text-indent="0in"/>
    </style:style>
    <style:style style:name="P14" style:parent-style-name="Standard" style:family="paragraph">
      <style:paragraph-properties fo:text-align="center" fo:text-indent="0in"/>
    </style:style>
    <style:style style:name="P15" style:parent-style-name="Standard" style:family="paragraph">
      <style:paragraph-properties fo:text-align="center" fo:text-indent="0in"/>
      <style:text-properties fo:font-weight="bold" style:font-weight-asian="bold"/>
    </style:style>
    <style:style style:name="P16" style:parent-style-name="Standard" style:family="paragraph">
      <style:paragraph-properties fo:text-align="center" fo:margin-left="0.25in" fo:text-indent="0in">
        <style:tab-stops/>
      </style:paragraph-properties>
    </style:style>
    <style:style style:name="T17" style:parent-style-name="Основнойшрифтабзаца" style:family="text">
      <style:text-properties fo:font-weight="bold" style:font-weight-asian="bold" style:font-size-complex="14pt"/>
    </style:style>
    <style:style style:name="T18" style:parent-style-name="Основнойшрифтабзаца" style:family="text">
      <style:text-properties fo:font-weight="bold" style:font-weight-asian="bold" style:font-weight-complex="bold" style:font-size-complex="14pt"/>
    </style:style>
    <style:style style:name="P19" style:parent-style-name="Standard" style:family="paragraph">
      <style:paragraph-properties fo:text-align="end"/>
      <style:text-properties style:text-underline-type="single" style:text-underline-style="solid" style:text-underline-width="auto" style:text-underline-mode="continuous"/>
    </style:style>
    <style:style style:name="P20" style:parent-style-name="Standard" style:family="paragraph">
      <style:paragraph-properties fo:text-align="end"/>
      <style:text-properties style:text-underline-type="single" style:text-underline-style="solid" style:text-underline-width="auto" style:text-underline-mode="continuous"/>
    </style:style>
    <style:style style:name="P21" style:parent-style-name="Standard" style:family="paragraph">
      <style:paragraph-properties fo:text-align="end"/>
      <style:text-properties style:text-underline-type="single" style:text-underline-style="solid" style:text-underline-width="auto" style:text-underline-mode="continuous"/>
    </style:style>
    <style:style style:name="P22" style:parent-style-name="Standard" style:family="paragraph">
      <style:paragraph-properties fo:text-align="end"/>
      <style:text-properties style:text-underline-type="single" style:text-underline-style="solid" style:text-underline-width="auto" style:text-underline-mode="continuous"/>
    </style:style>
    <style:style style:name="P23" style:parent-style-name="Standard" style:family="paragraph">
      <style:paragraph-properties fo:text-align="end"/>
      <style:text-properties style:text-underline-type="single" style:text-underline-style="solid" style:text-underline-width="auto" style:text-underline-mode="continuous"/>
    </style:style>
    <style:style style:name="P24" style:parent-style-name="Standard" style:family="paragraph">
      <style:paragraph-properties fo:text-align="end"/>
      <style:text-properties style:text-underline-type="single" style:text-underline-style="solid" style:text-underline-width="auto" style:text-underline-mode="continuous"/>
    </style:style>
    <style:style style:name="P25" style:parent-style-name="Standard" style:family="paragraph">
      <style:paragraph-properties fo:text-align="end"/>
      <style:text-properties style:text-underline-type="single" style:text-underline-style="solid" style:text-underline-width="auto" style:text-underline-mode="continuous"/>
    </style:style>
    <style:style style:name="P26" style:parent-style-name="Standard" style:family="paragraph">
      <style:paragraph-properties fo:text-align="center"/>
      <style:text-properties style:text-underline-type="single" style:text-underline-style="solid" style:text-underline-width="auto" style:text-underline-mode="continuous"/>
    </style:style>
    <style:style style:name="P27" style:parent-style-name="Standard" style:family="paragraph">
      <style:paragraph-properties fo:text-align="center" fo:text-indent="0in"/>
    </style:style>
    <style:style style:name="P28" style:parent-style-name="Standard" style:family="paragraph">
      <style:paragraph-properties fo:text-align="center" fo:text-indent="0in"/>
    </style:style>
    <style:style style:name="P29" style:parent-style-name="Standard" style:family="paragraph">
      <style:paragraph-properties fo:text-align="center"/>
    </style:style>
    <style:style style:name="P30" style:parent-style-name="Standard" style:family="paragraph">
      <style:paragraph-properties fo:text-align="center" fo:text-indent="0in"/>
    </style:style>
    <style:style style:name="T31" style:parent-style-name="Основнойшрифтабзаца" style:family="text">
      <style:text-properties style:font-size-complex="14pt"/>
    </style:style>
    <style:style style:name="P32" style:parent-style-name="Ненумеревонныйпервый" style:family="paragraph">
      <style:text-properties fo:language="uk" fo:country="UA"/>
    </style:style>
    <style:style style:name="P33"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34" style:parent-style-name="Основнойшрифтабзаца" style:family="text">
      <style:text-properties style:font-name="Calibri" fo:font-weight="normal" style:font-weight-asian="normal" style:font-weight-complex="normal" fo:text-transform="none" fo:font-size="11pt" style:font-size-asian="11pt" style:font-size-complex="11pt" style:language-asian="uk" style:country-asian="UA"/>
    </style:style>
    <style:style style:name="P35"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36" style:parent-style-name="Основнойшрифтабзаца" style:family="text">
      <style:text-properties style:font-name="Calibri" fo:font-weight="normal" style:font-weight-asian="normal" style:font-weight-complex="normal" fo:text-transform="none" fo:font-size="11pt" style:font-size-asian="11pt" style:font-size-complex="11pt" style:language-asian="uk" style:country-asian="UA"/>
    </style:style>
    <style:style style:name="P37"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38" style:parent-style-name="Основнойшрифтабзаца" style:family="text">
      <style:text-properties style:font-name="Calibri" fo:font-weight="normal" style:font-weight-asian="normal" style:font-weight-complex="normal" fo:text-transform="none" fo:font-size="11pt" style:font-size-asian="11pt" style:font-size-complex="11pt" style:language-asian="uk" style:country-asian="UA"/>
    </style:style>
    <style:style style:name="P39" style:parent-style-name="Contents2" style:family="paragraph">
      <style:paragraph-properties>
        <style:tab-stops>
          <style:tab-stop style:type="right" style:leader-style="dotted" style:leader-text="." style:position="1.0694in"/>
          <style:tab-stop style:type="right" style:leader-style="dotted" style:leader-text="." style:position="6.6854in"/>
        </style:tab-stops>
      </style:paragraph-properties>
    </style:style>
    <style:style style:name="T40" style:parent-style-name="Основнойшрифтабзаца" style:family="text">
      <style:text-properties style:font-name="Calibri" fo:font-variant="normal" fo:font-size="11pt" style:font-size-asian="11pt" style:font-size-complex="11pt" style:language-asian="uk" style:country-asian="UA"/>
    </style:style>
    <style:style style:name="P41" style:parent-style-name="Contents2" style:family="paragraph">
      <style:paragraph-properties>
        <style:tab-stops>
          <style:tab-stop style:type="right" style:leader-style="dotted" style:leader-text="." style:position="1.0694in"/>
          <style:tab-stop style:type="right" style:leader-style="dotted" style:leader-text="." style:position="6.6854in"/>
        </style:tab-stops>
      </style:paragraph-properties>
    </style:style>
    <style:style style:name="T42" style:parent-style-name="Основнойшрифтабзаца" style:family="text">
      <style:text-properties style:font-name="Calibri" fo:font-variant="normal" fo:font-size="11pt" style:font-size-asian="11pt" style:font-size-complex="11pt" style:language-asian="uk" style:country-asian="UA"/>
    </style:style>
    <style:style style:name="P43" style:parent-style-name="Contents3" style:family="paragraph">
      <style:paragraph-properties>
        <style:tab-stops>
          <style:tab-stop style:type="right" style:leader-style="dotted" style:leader-text="." style:position="1.3673in"/>
          <style:tab-stop style:type="right" style:leader-style="dotted" style:leader-text="." style:position="6.6854in"/>
        </style:tab-stops>
      </style:paragraph-properties>
    </style:style>
    <style:style style:name="T44" style:parent-style-name="Основнойшрифтабзаца" style:family="text">
      <style:text-properties style:font-name="Calibri" fo:font-style="normal" style:font-style-asian="normal" style:font-style-complex="normal" fo:font-size="11pt" style:font-size-asian="11pt" style:font-size-complex="11pt" style:language-asian="uk" style:country-asian="UA"/>
    </style:style>
    <style:style style:name="P45" style:parent-style-name="Contents3" style:family="paragraph">
      <style:paragraph-properties>
        <style:tab-stops>
          <style:tab-stop style:type="right" style:leader-style="dotted" style:leader-text="." style:position="1.3673in"/>
          <style:tab-stop style:type="right" style:leader-style="dotted" style:leader-text="." style:position="6.6854in"/>
        </style:tab-stops>
      </style:paragraph-properties>
    </style:style>
    <style:style style:name="T46" style:parent-style-name="Основнойшрифтабзаца" style:family="text">
      <style:text-properties style:font-name="Calibri" fo:font-style="normal" style:font-style-asian="normal" style:font-style-complex="normal" fo:font-size="11pt" style:font-size-asian="11pt" style:font-size-complex="11pt" style:language-asian="uk" style:country-asian="UA"/>
    </style:style>
    <style:style style:name="P47" style:parent-style-name="Contents2" style:family="paragraph">
      <style:paragraph-properties>
        <style:tab-stops>
          <style:tab-stop style:type="right" style:leader-style="dotted" style:leader-text="." style:position="1.0694in"/>
          <style:tab-stop style:type="right" style:leader-style="dotted" style:leader-text="." style:position="6.6854in"/>
        </style:tab-stops>
      </style:paragraph-properties>
    </style:style>
    <style:style style:name="T48" style:parent-style-name="Основнойшрифтабзаца" style:family="text">
      <style:text-properties style:font-name="Calibri" fo:font-variant="normal" fo:font-size="11pt" style:font-size-asian="11pt" style:font-size-complex="11pt" style:language-asian="uk" style:country-asian="UA"/>
    </style:style>
    <style:style style:name="P49"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P50" style:parent-style-name="Contents1" style:family="paragraph">
      <style:paragraph-properties>
        <style:tab-stops>
          <style:tab-stop style:type="right" style:leader-style="dotted" style:leader-text="." style:position="0.8333in"/>
          <style:tab-stop style:type="right" style:leader-style="dotted" style:leader-text="." style:position="6.6854in"/>
        </style:tab-stops>
      </style:paragraph-properties>
    </style:style>
    <style:style style:name="T51" style:parent-style-name="Основнойшрифтабзаца" style:family="text">
      <style:text-properties fo:font-weight="bold" style:font-weight-asian="bold"/>
    </style:style>
    <style:style style:name="T52" style:parent-style-name="Основнойшрифтабзаца" style:family="text">
      <style:text-properties fo:font-weight="bold" style:font-weight-asian="bold"/>
    </style:style>
    <style:style style:name="T53" style:parent-style-name="Основнойшрифтабзаца" style:family="text">
      <style:text-properties fo:font-weight="bold" style:font-weight-asian="bold"/>
    </style:style>
    <style:style style:name="T54" style:parent-style-name="Основнойшрифтабзаца" style:family="text">
      <style:text-properties fo:font-weight="bold" style:font-weight-asian="bold"/>
    </style:style>
    <style:style style:name="T55" style:parent-style-name="Основнойшрифтабзаца" style:family="text">
      <style:text-properties fo:font-weight="bold" style:font-weight-asian="bold"/>
    </style:style>
    <style:style style:name="P56"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57"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58"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59"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60" style:parent-style-name="Standard" style:family="paragraph">
      <style:text-properties fo:font-weight="bold" style:font-weight-asian="bold"/>
    </style:style>
    <style:style style:name="P61" style:parent-style-name="Standard" style:family="paragraph">
      <style:paragraph-properties fo:margin-left="0in" fo:text-indent="0.4923in">
        <style:tab-stops>
          <style:tab-stop style:type="left" style:position="0.2958in"/>
        </style:tab-stops>
      </style:paragraph-properties>
    </style:style>
    <style:style style:name="T62" style:parent-style-name="Основнойшрифтабзаца" style:family="text">
      <style:text-properties fo:font-weight="bold" style:font-weight-asian="bold"/>
    </style:style>
    <style:style style:name="P63" style:parent-style-name="Standard" style:family="paragraph">
      <style:text-properties fo:font-weight="bold" style:font-weight-asian="bold"/>
    </style:style>
    <style:style style:name="P64" style:parent-style-name="Standard" style:family="paragraph">
      <style:paragraph-properties fo:margin-left="0in" fo:text-indent="0.4923in">
        <style:tab-stops>
          <style:tab-stop style:type="left" style:position="0.2958in"/>
        </style:tab-stops>
      </style:paragraph-properties>
    </style:style>
    <style:style style:name="T65" style:parent-style-name="Основнойшрифтабзаца" style:family="text">
      <style:text-properties fo:font-weight="bold" style:font-weight-asian="bold"/>
    </style:style>
    <style:style style:name="P66" style:parent-style-name="Standard" style:family="paragraph">
      <style:paragraph-properties fo:text-align="start" fo:margin-left="0in" fo:text-indent="0.4923in">
        <style:tab-stops>
          <style:tab-stop style:type="left" style:position="0.2958in"/>
        </style:tab-stops>
      </style:paragraph-properties>
    </style:style>
    <style:style style:name="T67" style:parent-style-name="Основнойшрифтабзаца" style:family="text">
      <style:text-properties fo:font-weight="bold" style:font-weight-asian="bold"/>
    </style:style>
    <style:style style:name="P68" style:parent-style-name="Standard" style:family="paragraph">
      <style:paragraph-properties fo:text-align="start" fo:margin-left="0in" fo:text-indent="0.4923in">
        <style:tab-stops>
          <style:tab-stop style:type="left" style:position="0.2958in"/>
        </style:tab-stops>
      </style:paragraph-properties>
    </style:style>
    <style:style style:name="T69" style:parent-style-name="Основнойшрифтабзаца" style:family="text">
      <style:text-properties fo:font-weight="bold" style:font-weight-asian="bold"/>
    </style:style>
    <style:style style:name="P70" style:parent-style-name="Standard" style:family="paragraph">
      <style:paragraph-properties fo:text-align="start" fo:margin-left="0in" fo:text-indent="0.4923in">
        <style:tab-stops>
          <style:tab-stop style:type="left" style:position="0.2958in"/>
        </style:tab-stops>
      </style:paragraph-properties>
    </style:style>
    <style:style style:name="T71" style:parent-style-name="Основнойшрифтабзаца" style:family="text">
      <style:text-properties fo:font-weight="bold" style:font-weight-asian="bold"/>
    </style:style>
    <style:style style:name="P72" style:parent-style-name="Standard" style:family="paragraph">
      <style:paragraph-properties fo:text-align="start" fo:margin-left="0in" fo:text-indent="0.4923in">
        <style:tab-stops>
          <style:tab-stop style:type="left" style:position="0.2958in"/>
        </style:tab-stops>
      </style:paragraph-properties>
    </style:style>
    <style:style style:name="T73" style:parent-style-name="Основнойшрифтабзаца" style:family="text">
      <style:text-properties fo:font-weight="bold" style:font-weight-asian="bold"/>
    </style:style>
    <style:style style:name="P74" style:parent-style-name="Standard" style:family="paragraph">
      <style:paragraph-properties fo:text-align="start" fo:margin-left="0in" fo:text-indent="0.4923in">
        <style:tab-stops>
          <style:tab-stop style:type="left" style:position="0.2958in"/>
        </style:tab-stops>
      </style:paragraph-properties>
    </style:style>
    <style:style style:name="T75" style:parent-style-name="Основнойшрифтабзаца" style:family="text">
      <style:text-properties fo:font-weight="bold" style:font-weight-asian="bold"/>
    </style:style>
    <style:style style:name="P76" style:parent-style-name="Standard" style:family="paragraph">
      <style:paragraph-properties fo:text-align="start" fo:margin-left="0in" fo:text-indent="0.4923in">
        <style:tab-stops>
          <style:tab-stop style:type="left" style:position="0.2958in"/>
        </style:tab-stops>
      </style:paragraph-properties>
    </style:style>
    <style:style style:name="T77" style:parent-style-name="Основнойшрифтабзаца" style:family="text">
      <style:text-properties fo:font-weight="bold" style:font-weight-asian="bold"/>
    </style:style>
    <style:style style:name="P78" style:parent-style-name="Standard" style:family="paragraph">
      <style:paragraph-properties fo:text-align="start" fo:margin-left="0in" fo:text-indent="0.4923in">
        <style:tab-stops>
          <style:tab-stop style:type="left" style:position="0.2958in"/>
        </style:tab-stops>
      </style:paragraph-properties>
    </style:style>
    <style:style style:name="T79" style:parent-style-name="Основнойшрифтабзаца" style:family="text">
      <style:text-properties fo:font-weight="bold" style:font-weight-asian="bold"/>
    </style:style>
    <style:style style:name="P80" style:parent-style-name="Standard" style:family="paragraph">
      <style:paragraph-properties fo:text-align="start" fo:margin-left="0in" fo:text-indent="0.4923in">
        <style:tab-stops>
          <style:tab-stop style:type="left" style:position="0.2958in"/>
        </style:tab-stops>
      </style:paragraph-properties>
    </style:style>
    <style:style style:name="T81" style:parent-style-name="Основнойшрифтабзаца" style:family="text">
      <style:text-properties fo:font-weight="bold" style:font-weight-asian="bold"/>
    </style:style>
    <style:style style:name="P82" style:parent-style-name="Standard" style:family="paragraph">
      <style:paragraph-properties fo:text-align="start" fo:margin-left="0in" fo:text-indent="0.4923in">
        <style:tab-stops>
          <style:tab-stop style:type="left" style:position="0.2958in"/>
        </style:tab-stops>
      </style:paragraph-properties>
    </style:style>
    <style:style style:name="T83" style:parent-style-name="Основнойшрифтабзаца" style:family="text">
      <style:text-properties fo:font-weight="bold" style:font-weight-asian="bold"/>
    </style:style>
    <style:style style:name="P84" style:parent-style-name="Standard" style:family="paragraph">
      <style:paragraph-properties fo:text-align="start" fo:margin-left="0in" fo:text-indent="0.4923in">
        <style:tab-stops>
          <style:tab-stop style:type="left" style:position="0.2958in"/>
        </style:tab-stops>
      </style:paragraph-properties>
    </style:style>
    <style:style style:name="T85" style:parent-style-name="Основнойшрифтабзаца" style:family="text">
      <style:text-properties fo:font-weight="bold" style:font-weight-asian="bold"/>
    </style:style>
    <style:style style:name="P86" style:parent-style-name="Standard" style:family="paragraph">
      <style:paragraph-properties fo:text-align="start" fo:margin-left="0in" fo:text-indent="0.4923in">
        <style:tab-stops>
          <style:tab-stop style:type="left" style:position="0.2958in"/>
        </style:tab-stops>
      </style:paragraph-properties>
    </style:style>
    <style:style style:name="T87" style:parent-style-name="Основнойшрифтабзаца" style:family="text">
      <style:text-properties fo:font-weight="bold" style:font-weight-asian="bold"/>
    </style:style>
    <style:style style:name="P88" style:parent-style-name="Standard" style:family="paragraph">
      <style:paragraph-properties fo:text-align="start" fo:margin-left="0in" fo:text-indent="0.4923in">
        <style:tab-stops>
          <style:tab-stop style:type="left" style:position="0.2958in"/>
        </style:tab-stops>
      </style:paragraph-properties>
    </style:style>
    <style:style style:name="T89" style:parent-style-name="Основнойшрифтабзаца" style:family="text">
      <style:text-properties fo:font-weight="bold" style:font-weight-asian="bold"/>
    </style:style>
    <style:style style:name="P90" style:parent-style-name="Standard" style:family="paragraph">
      <style:paragraph-properties fo:text-align="start" fo:margin-left="0in" fo:text-indent="0.4923in">
        <style:tab-stops>
          <style:tab-stop style:type="left" style:position="0.2958in"/>
        </style:tab-stops>
      </style:paragraph-properties>
    </style:style>
    <style:style style:name="T91" style:parent-style-name="Основнойшрифтабзаца" style:family="text">
      <style:text-properties fo:font-weight="bold" style:font-weight-asian="bold"/>
    </style:style>
    <style:style style:name="P92" style:parent-style-name="Standard" style:family="paragraph">
      <style:paragraph-properties fo:text-align="start" fo:margin-left="0in" fo:text-indent="0.4923in">
        <style:tab-stops>
          <style:tab-stop style:type="left" style:position="0.2958in"/>
        </style:tab-stops>
      </style:paragraph-properties>
    </style:style>
    <style:style style:name="T93" style:parent-style-name="Основнойшрифтабзаца" style:family="text">
      <style:text-properties fo:font-weight="bold" style:font-weight-asian="bold"/>
    </style:style>
    <style:style style:name="P94" style:parent-style-name="Standard" style:family="paragraph">
      <style:paragraph-properties fo:text-align="start" fo:margin-left="0in" fo:text-indent="0.4923in">
        <style:tab-stops>
          <style:tab-stop style:type="left" style:position="0.2958in"/>
        </style:tab-stops>
      </style:paragraph-properties>
    </style:style>
    <style:style style:name="T95" style:parent-style-name="Основнойшрифтабзаца" style:family="text">
      <style:text-properties fo:font-weight="bold" style:font-weight-asian="bold"/>
    </style:style>
    <style:style style:name="TableColumn97" style:family="table-column">
      <style:table-column-properties style:column-width="0.3402in" style:use-optimal-column-width="false"/>
    </style:style>
    <style:style style:name="TableColumn98" style:family="table-column">
      <style:table-column-properties style:column-width="1.2597in" style:use-optimal-column-width="false"/>
    </style:style>
    <style:style style:name="TableColumn99" style:family="table-column">
      <style:table-column-properties style:column-width="1.4666in" style:use-optimal-column-width="false"/>
    </style:style>
    <style:style style:name="TableColumn100" style:family="table-column">
      <style:table-column-properties style:column-width="1.2069in" style:use-optimal-column-width="false"/>
    </style:style>
    <style:style style:name="TableColumn101" style:family="table-column">
      <style:table-column-properties style:column-width="1.2076in" style:use-optimal-column-width="false"/>
    </style:style>
    <style:style style:name="TableColumn102" style:family="table-column">
      <style:table-column-properties style:column-width="1.2041in" style:use-optimal-column-width="false"/>
    </style:style>
    <style:style style:name="Table96" style:family="table">
      <style:table-properties style:width="6.6854in" style:rel-width="100%" fo:margin-left="-0.075in" table:align="left"/>
    </style:style>
    <style:style style:name="TableRow103" style:family="table-row">
      <style:table-row-properties style:min-row-height="0.1125in"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Тексттаблицы" style:family="paragraph">
      <style:paragraph-properties fo:widows="0" fo:orphans="0" fo:text-align="center"/>
      <style:text-properties fo:font-weight="bold" style:font-weight-asian="bold"/>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widows="0" fo:orphans="0" fo:text-align="center" fo:text-indent="0in"/>
      <style:text-properties fo:font-weight="bold" style:font-weight-asian="bold"/>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widows="0" fo:orphans="0" fo:text-align="center" fo:text-indent="0in"/>
      <style:text-properties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widows="0" fo:orphans="0" fo:text-align="center" fo:text-indent="0in"/>
      <style:text-properties fo:font-weight="bold" style:font-weight-asian="bold"/>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text-align="center" fo:text-indent="0in"/>
      <style:text-properties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widows="0" fo:orphans="0" fo:text-align="center" fo:text-indent="0in"/>
      <style:text-properties fo:font-weight="bold" style:font-weight-asian="bold"/>
    </style:style>
    <style:style style:name="TableRow116" style:family="table-row">
      <style:table-row-properties style:min-row-height="0.1125in"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widows="0" fo:orphans="0" fo:text-indent="0in"/>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widows="0" fo:orphans="0" fo:text-indent="0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text-indent="0i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fo:text-indent="0in"/>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widows="0" fo:orphans="0" fo:text-indent="0in"/>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widows="0" fo:orphans="0" fo:text-indent="0in"/>
    </style:style>
    <style:style style:name="P129" style:parent-style-name="Standard" style:family="paragraph">
      <style:paragraph-properties fo:background-color="#B4C6E7"/>
      <style:text-properties style:font-name="Courier New" fo:font-size="10pt" style:font-size-asian="10pt" style:font-size-complex="10pt"/>
    </style:style>
    <style:style style:name="P130" style:parent-style-name="Standard" style:family="paragraph">
      <style:paragraph-properties fo:background-color="#B4C6E7"/>
      <style:text-properties style:font-name="Courier New" fo:font-size="10pt" style:font-size-asian="10pt" style:font-size-complex="10pt"/>
    </style:style>
    <style:style style:name="P131" style:parent-style-name="Standard" style:family="paragraph">
      <style:paragraph-properties fo:background-color="#B4C6E7"/>
      <style:text-properties style:font-name="Courier New" fo:font-size="10pt" style:font-size-asian="10pt" style:font-size-complex="10pt"/>
    </style:style>
    <style:style style:name="P132" style:parent-style-name="Standard" style:family="paragraph">
      <style:paragraph-properties fo:background-color="#B4C6E7"/>
      <style:text-properties style:font-name="Courier New" fo:font-size="10pt" style:font-size-asian="10pt" style:font-size-complex="10pt"/>
    </style:style>
    <style:style style:name="P133" style:parent-style-name="Standard" style:family="paragraph">
      <style:paragraph-properties fo:background-color="#B4C6E7"/>
      <style:text-properties style:font-name="Courier New" fo:font-size="10pt" style:font-size-asian="10pt" style:font-size-complex="10pt"/>
    </style:style>
    <style:style style:name="P134" style:parent-style-name="Standard" style:family="paragraph">
      <style:paragraph-properties fo:background-color="#B4C6E7"/>
      <style:text-properties style:font-name="Courier New" fo:font-size="10pt" style:font-size-asian="10pt" style:font-size-complex="10pt"/>
    </style:style>
    <style:style style:name="P135" style:parent-style-name="Standard" style:family="paragraph">
      <style:paragraph-properties fo:background-color="#B4C6E7"/>
      <style:text-properties style:font-name="Courier New" fo:font-size="10pt" style:font-size-asian="10pt" style:font-size-complex="10pt"/>
    </style:style>
    <style:style style:name="P136" style:parent-style-name="Standard" style:family="paragraph">
      <style:paragraph-properties fo:background-color="#B4C6E7"/>
      <style:text-properties style:font-name="Courier New" fo:font-size="10pt" style:font-size-asian="10pt" style:font-size-complex="10pt"/>
    </style:style>
    <style:style style:name="P137" style:parent-style-name="Standard" style:family="paragraph">
      <style:paragraph-properties fo:background-color="#B4C6E7"/>
      <style:text-properties style:font-name="Courier New" fo:font-size="10pt" style:font-size-asian="10pt" style:font-size-complex="10pt"/>
    </style:style>
    <style:style style:name="P138" style:parent-style-name="Standard" style:family="paragraph">
      <style:paragraph-properties fo:background-color="#B4C6E7"/>
      <style:text-properties style:font-name="Courier New" fo:font-size="10pt" style:font-size-asian="10pt" style:font-size-complex="10pt"/>
    </style:style>
    <style:style style:name="P139" style:parent-style-name="Standard" style:family="paragraph">
      <style:paragraph-properties fo:background-color="#B4C6E7"/>
      <style:text-properties style:font-name="Courier New" fo:font-size="10pt" style:font-size-asian="10pt" style:font-size-complex="10pt"/>
    </style:style>
    <style:style style:name="P140" style:parent-style-name="Standard" style:family="paragraph">
      <style:paragraph-properties fo:background-color="#B4C6E7"/>
      <style:text-properties style:font-name="Courier New" fo:font-size="10pt" style:font-size-asian="10pt" style:font-size-complex="10pt"/>
    </style:style>
    <style:style style:name="P141" style:parent-style-name="Standard" style:family="paragraph">
      <style:paragraph-properties fo:background-color="#B4C6E7"/>
      <style:text-properties style:font-name="Courier New" fo:font-size="10pt" style:font-size-asian="10pt" style:font-size-complex="10pt"/>
    </style:style>
    <style:style style:name="P142" style:parent-style-name="Standard" style:family="paragraph">
      <style:paragraph-properties fo:background-color="#B4C6E7"/>
      <style:text-properties style:font-name="Courier New" fo:font-size="10pt" style:font-size-asian="10pt" style:font-size-complex="10pt"/>
    </style:style>
    <style:style style:name="P143" style:parent-style-name="Standard" style:family="paragraph">
      <style:paragraph-properties fo:background-color="#B4C6E7"/>
    </style:style>
    <style:style style:name="T144" style:parent-style-name="Основнойшрифтабзаца" style:family="text">
      <style:text-properties style:font-name="Courier New" fo:font-size="10pt" style:font-size-asian="10pt" style:font-size-complex="10pt"/>
    </style:style>
    <style:style style:name="T145" style:parent-style-name="Основнойшрифтабзаца" style:family="text">
      <style:text-properties style:font-name="Courier New" fo:font-size="10pt" style:font-size-asian="10pt" style:font-size-complex="10pt" fo:language="en" fo:country="US"/>
    </style:style>
    <style:style style:name="T146" style:parent-style-name="Основнойшрифтабзаца" style:family="text">
      <style:text-properties style:font-name="Courier New" fo:font-size="10pt" style:font-size-asian="10pt" style:font-size-complex="10pt" fo:language="en" fo:country="US"/>
    </style:style>
    <style:style style:name="T147" style:parent-style-name="Основнойшрифтабзаца" style:family="text">
      <style:text-properties style:font-name="Courier New" fo:font-size="10pt" style:font-size-asian="10pt" style:font-size-complex="10pt"/>
    </style:style>
    <style:style style:name="P148" style:parent-style-name="Standard" style:family="paragraph">
      <style:paragraph-properties fo:background-color="#B4C6E7"/>
      <style:text-properties style:font-name="Courier New" fo:font-size="10pt" style:font-size-asian="10pt" style:font-size-complex="10pt"/>
    </style:style>
    <style:style style:name="P149" style:parent-style-name="Standard" style:family="paragraph">
      <style:paragraph-properties fo:background-color="#B4C6E7"/>
      <style:text-properties style:font-name="Courier New" fo:font-size="10pt" style:font-size-asian="10pt" style:font-size-complex="10pt"/>
    </style:style>
    <style:style style:name="P150" style:parent-style-name="Standard" style:family="paragraph">
      <style:paragraph-properties fo:text-indent="0in" fo:background-color="#B4C6E7"/>
    </style:style>
    <style:style style:name="T151" style:parent-style-name="Основнойшрифтабзаца" style:family="text">
      <style:text-properties style:font-name="Courier New" fo:font-size="10pt" style:font-size-asian="10pt" style:font-size-complex="10pt" fo:language="en" fo:country="US"/>
    </style:style>
    <style:style style:name="T152" style:parent-style-name="Основнойшрифтабзаца" style:family="text">
      <style:text-properties style:font-name="Courier New" fo:font-size="10pt" style:font-size-asian="10pt" style:font-size-complex="10pt" fo:language="en" fo:country="US"/>
    </style:style>
    <style:style style:name="P153" style:parent-style-name="Standard" style:family="paragraph">
      <style:paragraph-properties fo:text-indent="0.9847in" fo:background-color="#B4C6E7"/>
      <style:text-properties style:font-name="Courier New" fo:font-size="10pt" style:font-size-asian="10pt" style:font-size-complex="10pt" fo:language="en" fo:country="US"/>
    </style:style>
    <style:style style:name="P154" style:parent-style-name="Standard" style:family="paragraph">
      <style:paragraph-properties fo:background-color="#B4C6E7"/>
    </style:style>
    <style:style style:name="T155" style:parent-style-name="Основнойшрифтабзаца" style:family="text">
      <style:text-properties style:font-name="Courier New" fo:font-size="10pt" style:font-size-asian="10pt" style:font-size-complex="10pt"/>
    </style:style>
    <style:style style:name="T156" style:parent-style-name="Основнойшрифтабзаца" style:family="text">
      <style:text-properties style:font-name="Courier New" fo:font-size="10pt" style:font-size-asian="10pt" style:font-size-complex="10pt" fo:language="en" fo:country="US"/>
    </style:style>
    <style:style style:name="T157" style:parent-style-name="Основнойшрифтабзаца" style:family="text">
      <style:text-properties style:font-name="Courier New" fo:font-size="10pt" style:font-size-asian="10pt" style:font-size-complex="10pt"/>
    </style:style>
    <style:style style:name="T158" style:parent-style-name="Основнойшрифтабзаца" style:family="text">
      <style:text-properties style:font-name="Courier New" fo:font-size="10pt" style:font-size-asian="10pt" style:font-size-complex="10pt" fo:language="en" fo:country="US"/>
    </style:style>
    <style:style style:name="P159" style:parent-style-name="Standard" style:family="paragraph">
      <style:paragraph-properties fo:background-color="#B4C6E7"/>
    </style:style>
    <style:style style:name="T160" style:parent-style-name="Основнойшрифтабзаца" style:family="text">
      <style:text-properties style:font-name="Courier New" fo:font-size="10pt" style:font-size-asian="10pt" style:font-size-complex="10pt"/>
    </style:style>
    <style:style style:name="T161" style:parent-style-name="Основнойшрифтабзаца" style:family="text">
      <style:text-properties style:font-name="Courier New" fo:font-size="10pt" style:font-size-asian="10pt" style:font-size-complex="10pt" fo:language="en" fo:country="US"/>
    </style:style>
    <style:style style:name="P162" style:parent-style-name="Standard" style:family="paragraph">
      <style:paragraph-properties fo:background-color="#B4C6E7"/>
      <style:text-properties style:font-name="Courier New" fo:font-size="10pt" style:font-size-asian="10pt" style:font-size-complex="10pt" fo:language="en" fo:country="US"/>
    </style:style>
    <style:style style:name="P163" style:parent-style-name="Standard" style:family="paragraph">
      <style:paragraph-properties fo:background-color="#B4C6E7"/>
      <style:text-properties style:font-name="Courier New" fo:font-size="10pt" style:font-size-asian="10pt" style:font-size-complex="10pt" fo:language="en" fo:country="US"/>
    </style:style>
    <style:style style:name="P164" style:parent-style-name="Standard" style:family="paragraph">
      <style:paragraph-properties fo:background-color="#B4C6E7"/>
      <style:text-properties style:font-name="Courier New" fo:font-size="10pt" style:font-size-asian="10pt" style:font-size-complex="10pt" fo:language="en" fo:country="US"/>
    </style:style>
    <style:style style:name="P165" style:parent-style-name="Standard" style:family="paragraph">
      <style:paragraph-properties fo:background-color="#B4C6E7"/>
      <style:text-properties style:font-name="Courier New" fo:font-size="10pt" style:font-size-asian="10pt" style:font-size-complex="10pt" fo:language="en" fo:country="US"/>
    </style:style>
    <style:style style:name="P166" style:parent-style-name="Standard" style:family="paragraph">
      <style:paragraph-properties fo:background-color="#B4C6E7"/>
      <style:text-properties style:font-name="Courier New" fo:font-size="10pt" style:font-size-asian="10pt" style:font-size-complex="10pt" fo:language="en" fo:country="US"/>
    </style:style>
    <style:style style:name="P167" style:parent-style-name="Standard" style:family="paragraph">
      <style:paragraph-properties fo:background-color="#B4C6E7"/>
      <style:text-properties style:font-name="Courier New" fo:font-size="10pt" style:font-size-asian="10pt" style:font-size-complex="10pt" fo:language="en" fo:country="US"/>
    </style:style>
    <style:style style:name="P168" style:parent-style-name="Standard" style:family="paragraph">
      <style:paragraph-properties fo:background-color="#B4C6E7"/>
    </style:style>
    <style:style style:name="T169" style:parent-style-name="Основнойшрифтабзаца" style:family="text">
      <style:text-properties style:font-name="Courier New" fo:font-size="10pt" style:font-size-asian="10pt" style:font-size-complex="10pt" fo:language="en" fo:country="US"/>
    </style:style>
    <style:style style:name="T170" style:parent-style-name="Основнойшрифтабзаца" style:family="text">
      <style:text-properties style:font-name="Courier New" fo:font-size="10pt" style:font-size-asian="10pt" style:font-size-complex="10pt" fo:language="en" fo:country="US"/>
    </style:style>
    <style:style style:name="P171" style:parent-style-name="Обычный" style:family="paragraph">
      <style:paragraph-properties fo:break-before="page"/>
      <style:text-properties fo:language="en" fo:country="US"/>
    </style:style>
    <style:style style:name="P172" style:parent-style-name="Standard" style:family="paragraph">
      <style:paragraph-properties fo:line-height="100%"/>
      <style:text-properties style:font-name="Bahnschrift Light" fo:font-size="9pt" style:font-size-asian="9pt" style:font-size-complex="9pt"/>
    </style:style>
    <style:style style:name="P173" style:parent-style-name="Standard" style:family="paragraph">
      <style:paragraph-properties fo:background-color="#8EAADB"/>
      <style:text-properties style:font-name="Bahnschrift Light" fo:font-size="9pt" style:font-size-asian="9pt" style:font-size-complex="9pt"/>
    </style:style>
    <style:style style:name="P174" style:parent-style-name="Standard" style:family="paragraph">
      <style:paragraph-properties fo:background-color="#8EAADB"/>
      <style:text-properties style:font-name="Bahnschrift Light" fo:font-size="9pt" style:font-size-asian="9pt" style:font-size-complex="9pt"/>
    </style:style>
    <style:style style:name="P175" style:parent-style-name="Standard" style:family="paragraph">
      <style:paragraph-properties fo:background-color="#8EAADB"/>
      <style:text-properties style:font-name="Bahnschrift Light" fo:font-size="9pt" style:font-size-asian="9pt" style:font-size-complex="9pt"/>
    </style:style>
    <style:style style:name="P176" style:parent-style-name="Standard" style:family="paragraph">
      <style:paragraph-properties fo:background-color="#8EAADB"/>
      <style:text-properties style:font-name="Bahnschrift Light" fo:font-size="9pt" style:font-size-asian="9pt" style:font-size-complex="9pt"/>
    </style:style>
    <style:style style:name="P177" style:parent-style-name="Standard" style:family="paragraph">
      <style:paragraph-properties fo:background-color="#8EAADB"/>
      <style:text-properties style:font-name="Bahnschrift Light" fo:font-size="9pt" style:font-size-asian="9pt" style:font-size-complex="9pt"/>
    </style:style>
    <style:style style:name="P178" style:parent-style-name="Standard" style:family="paragraph">
      <style:paragraph-properties fo:background-color="#8EAADB"/>
      <style:text-properties style:font-name="Bahnschrift Light" fo:font-size="9pt" style:font-size-asian="9pt" style:font-size-complex="9pt"/>
    </style:style>
    <style:style style:name="P179" style:parent-style-name="Standard" style:family="paragraph">
      <style:paragraph-properties fo:background-color="#8EAADB"/>
      <style:text-properties style:font-name="Bahnschrift Light" fo:font-size="9pt" style:font-size-asian="9pt" style:font-size-complex="9pt"/>
    </style:style>
    <style:style style:name="P180" style:parent-style-name="Standard" style:family="paragraph">
      <style:paragraph-properties fo:background-color="#8EAADB"/>
      <style:text-properties style:font-name="Bahnschrift Light" fo:font-size="9pt" style:font-size-asian="9pt" style:font-size-complex="9pt"/>
    </style:style>
    <style:style style:name="P181" style:parent-style-name="Standard" style:family="paragraph">
      <style:paragraph-properties fo:background-color="#8EAADB"/>
      <style:text-properties style:font-name="Bahnschrift Light" fo:font-size="9pt" style:font-size-asian="9pt" style:font-size-complex="9pt"/>
    </style:style>
    <style:style style:name="P182" style:parent-style-name="Standard" style:family="paragraph">
      <style:paragraph-properties fo:background-color="#8EAADB"/>
      <style:text-properties style:font-name="Bahnschrift Light" fo:font-size="9pt" style:font-size-asian="9pt" style:font-size-complex="9pt"/>
    </style:style>
    <style:style style:name="P183" style:parent-style-name="Standard" style:family="paragraph">
      <style:paragraph-properties fo:background-color="#8EAADB"/>
      <style:text-properties style:font-name="Bahnschrift Light" fo:font-size="9pt" style:font-size-asian="9pt" style:font-size-complex="9pt"/>
    </style:style>
    <style:style style:name="P184" style:parent-style-name="Standard" style:family="paragraph">
      <style:paragraph-properties fo:background-color="#8EAADB"/>
      <style:text-properties style:font-name="Bahnschrift Light" fo:font-size="9pt" style:font-size-asian="9pt" style:font-size-complex="9pt"/>
    </style:style>
    <style:style style:name="P185" style:parent-style-name="Standard" style:family="paragraph">
      <style:paragraph-properties fo:background-color="#8EAADB"/>
      <style:text-properties style:font-name="Bahnschrift Light" fo:font-size="9pt" style:font-size-asian="9pt" style:font-size-complex="9pt"/>
    </style:style>
    <style:style style:name="P186" style:parent-style-name="Standard" style:family="paragraph">
      <style:paragraph-properties fo:background-color="#8EAADB"/>
      <style:text-properties style:font-name="Bahnschrift Light" fo:font-size="9pt" style:font-size-asian="9pt" style:font-size-complex="9pt"/>
    </style:style>
    <style:style style:name="P187" style:parent-style-name="Standard" style:family="paragraph">
      <style:paragraph-properties fo:background-color="#8EAADB"/>
      <style:text-properties style:font-name="Bahnschrift Light" fo:font-size="9pt" style:font-size-asian="9pt" style:font-size-complex="9pt"/>
    </style:style>
    <style:style style:name="P188" style:parent-style-name="Standard" style:family="paragraph">
      <style:paragraph-properties fo:background-color="#8EAADB"/>
      <style:text-properties style:font-name="Bahnschrift Light" fo:font-size="9pt" style:font-size-asian="9pt" style:font-size-complex="9pt"/>
    </style:style>
    <style:style style:name="P189" style:parent-style-name="Standard" style:family="paragraph">
      <style:paragraph-properties fo:background-color="#8EAADB"/>
      <style:text-properties style:font-name="Bahnschrift Light" fo:font-size="9pt" style:font-size-asian="9pt" style:font-size-complex="9pt"/>
    </style:style>
    <style:style style:name="P190" style:parent-style-name="Standard" style:family="paragraph">
      <style:paragraph-properties fo:background-color="#8EAADB"/>
      <style:text-properties style:font-name="Bahnschrift Light" fo:font-size="9pt" style:font-size-asian="9pt" style:font-size-complex="9pt"/>
    </style:style>
    <style:style style:name="P191" style:parent-style-name="Standard" style:family="paragraph">
      <style:paragraph-properties fo:background-color="#8EAADB"/>
      <style:text-properties style:font-name="Bahnschrift Light" fo:font-size="9pt" style:font-size-asian="9pt" style:font-size-complex="9pt"/>
    </style:style>
    <style:style style:name="P192" style:parent-style-name="Standard" style:family="paragraph">
      <style:paragraph-properties fo:background-color="#8EAADB"/>
      <style:text-properties style:font-name="Bahnschrift Light" fo:font-size="9pt" style:font-size-asian="9pt" style:font-size-complex="9pt"/>
    </style:style>
    <style:style style:name="P193" style:parent-style-name="Standard" style:family="paragraph">
      <style:paragraph-properties fo:background-color="#8EAADB"/>
      <style:text-properties style:font-name="Bahnschrift Light" fo:font-size="9pt" style:font-size-asian="9pt" style:font-size-complex="9pt"/>
    </style:style>
    <style:style style:name="P194" style:parent-style-name="Standard" style:family="paragraph">
      <style:paragraph-properties fo:background-color="#8EAADB"/>
      <style:text-properties style:font-name="Bahnschrift Light" fo:font-size="9pt" style:font-size-asian="9pt" style:font-size-complex="9pt"/>
    </style:style>
    <style:style style:name="P195" style:parent-style-name="Standard" style:family="paragraph">
      <style:paragraph-properties fo:background-color="#8EAADB"/>
      <style:text-properties style:font-name="Bahnschrift Light" fo:font-size="9pt" style:font-size-asian="9pt" style:font-size-complex="9pt"/>
    </style:style>
    <style:style style:name="P196" style:parent-style-name="Standard" style:family="paragraph">
      <style:paragraph-properties fo:background-color="#8EAADB"/>
      <style:text-properties style:font-name="Bahnschrift Light" fo:font-size="9pt" style:font-size-asian="9pt" style:font-size-complex="9pt"/>
    </style:style>
    <style:style style:name="P197" style:parent-style-name="Standard" style:family="paragraph">
      <style:paragraph-properties fo:background-color="#8EAADB"/>
      <style:text-properties style:font-name="Bahnschrift Light" fo:font-size="9pt" style:font-size-asian="9pt" style:font-size-complex="9pt"/>
    </style:style>
    <style:style style:name="P198" style:parent-style-name="Standard" style:family="paragraph">
      <style:paragraph-properties fo:background-color="#8EAADB"/>
      <style:text-properties style:font-name="Bahnschrift Light" fo:font-size="9pt" style:font-size-asian="9pt" style:font-size-complex="9pt"/>
    </style:style>
    <style:style style:name="P199" style:parent-style-name="Standard" style:family="paragraph">
      <style:paragraph-properties fo:background-color="#8EAADB"/>
      <style:text-properties style:font-name="Bahnschrift Light" fo:font-size="9pt" style:font-size-asian="9pt" style:font-size-complex="9pt"/>
    </style:style>
    <style:style style:name="P200" style:parent-style-name="Standard" style:family="paragraph">
      <style:paragraph-properties fo:background-color="#8EAADB"/>
      <style:text-properties style:font-name="Bahnschrift Light" fo:font-size="9pt" style:font-size-asian="9pt" style:font-size-complex="9pt"/>
    </style:style>
    <style:style style:name="P201" style:parent-style-name="Standard" style:family="paragraph">
      <style:paragraph-properties fo:background-color="#8EAADB"/>
      <style:text-properties style:font-name="Bahnschrift Light" fo:font-size="9pt" style:font-size-asian="9pt" style:font-size-complex="9pt"/>
    </style:style>
    <style:style style:name="P202" style:parent-style-name="Standard" style:family="paragraph">
      <style:paragraph-properties fo:background-color="#8EAADB"/>
      <style:text-properties style:font-name="Bahnschrift Light" fo:font-size="9pt" style:font-size-asian="9pt" style:font-size-complex="9pt"/>
    </style:style>
    <style:style style:name="P203" style:parent-style-name="Standard" style:family="paragraph">
      <style:paragraph-properties fo:background-color="#8EAADB"/>
      <style:text-properties style:font-name="Bahnschrift Light" fo:font-size="9pt" style:font-size-asian="9pt" style:font-size-complex="9pt"/>
    </style:style>
    <style:style style:name="P204" style:parent-style-name="Standard" style:family="paragraph">
      <style:paragraph-properties fo:background-color="#8EAADB"/>
      <style:text-properties style:font-name="Bahnschrift Light" fo:font-size="9pt" style:font-size-asian="9pt" style:font-size-complex="9pt"/>
    </style:style>
    <style:style style:name="P205" style:parent-style-name="Standard" style:family="paragraph">
      <style:paragraph-properties fo:background-color="#8EAADB"/>
      <style:text-properties style:font-name="Bahnschrift Light" fo:font-size="9pt" style:font-size-asian="9pt" style:font-size-complex="9pt"/>
    </style:style>
    <style:style style:name="P206" style:parent-style-name="Standard" style:family="paragraph">
      <style:paragraph-properties fo:background-color="#8EAADB"/>
      <style:text-properties style:font-name="Bahnschrift Light" fo:font-size="9pt" style:font-size-asian="9pt" style:font-size-complex="9pt"/>
    </style:style>
    <style:style style:name="P207" style:parent-style-name="Standard" style:family="paragraph">
      <style:paragraph-properties fo:background-color="#8EAADB"/>
      <style:text-properties style:font-name="Bahnschrift Light" fo:font-size="9pt" style:font-size-asian="9pt" style:font-size-complex="9pt"/>
    </style:style>
    <style:style style:name="P208" style:parent-style-name="Standard" style:family="paragraph">
      <style:paragraph-properties fo:background-color="#8EAADB"/>
      <style:text-properties style:font-name="Bahnschrift Light" fo:font-size="9pt" style:font-size-asian="9pt" style:font-size-complex="9pt"/>
    </style:style>
    <style:style style:name="P209" style:parent-style-name="Standard" style:family="paragraph">
      <style:paragraph-properties fo:background-color="#8EAADB"/>
      <style:text-properties style:font-name="Bahnschrift Light" fo:font-size="9pt" style:font-size-asian="9pt" style:font-size-complex="9pt"/>
    </style:style>
    <style:style style:name="P210" style:parent-style-name="Standard" style:family="paragraph">
      <style:paragraph-properties fo:background-color="#8EAADB"/>
      <style:text-properties style:font-name="Bahnschrift Light" fo:font-size="9pt" style:font-size-asian="9pt" style:font-size-complex="9pt"/>
    </style:style>
    <style:style style:name="P211" style:parent-style-name="Standard" style:family="paragraph">
      <style:paragraph-properties fo:background-color="#8EAADB"/>
      <style:text-properties style:font-name="Bahnschrift Light" fo:font-size="9pt" style:font-size-asian="9pt" style:font-size-complex="9pt"/>
    </style:style>
    <style:style style:name="P212" style:parent-style-name="Standard" style:family="paragraph">
      <style:paragraph-properties fo:background-color="#8EAADB"/>
      <style:text-properties style:font-name="Bahnschrift Light" fo:font-size="9pt" style:font-size-asian="9pt" style:font-size-complex="9pt"/>
    </style:style>
    <style:style style:name="P213" style:parent-style-name="Standard" style:family="paragraph">
      <style:paragraph-properties fo:background-color="#8EAADB"/>
      <style:text-properties style:font-name="Bahnschrift Light" fo:font-size="9pt" style:font-size-asian="9pt" style:font-size-complex="9pt"/>
    </style:style>
    <style:style style:name="P214" style:parent-style-name="Standard" style:family="paragraph">
      <style:paragraph-properties fo:background-color="#8EAADB"/>
      <style:text-properties style:font-name="Bahnschrift Light" fo:font-size="9pt" style:font-size-asian="9pt" style:font-size-complex="9pt"/>
    </style:style>
    <style:style style:name="P215" style:parent-style-name="Standard" style:family="paragraph">
      <style:paragraph-properties fo:background-color="#8EAADB"/>
      <style:text-properties style:font-name="Bahnschrift Light" fo:font-size="9pt" style:font-size-asian="9pt" style:font-size-complex="9pt"/>
    </style:style>
    <style:style style:name="P216" style:parent-style-name="Standard" style:family="paragraph">
      <style:paragraph-properties fo:background-color="#8EAADB"/>
      <style:text-properties style:font-name="Bahnschrift Light" fo:font-size="9pt" style:font-size-asian="9pt" style:font-size-complex="9pt"/>
    </style:style>
    <style:style style:name="P217" style:parent-style-name="Standard" style:family="paragraph">
      <style:paragraph-properties fo:background-color="#8EAADB"/>
      <style:text-properties style:font-name="Bahnschrift Light" fo:font-size="9pt" style:font-size-asian="9pt" style:font-size-complex="9pt"/>
    </style:style>
    <style:style style:name="P218" style:parent-style-name="Standard" style:family="paragraph">
      <style:paragraph-properties fo:background-color="#8EAADB"/>
      <style:text-properties style:font-name="Bahnschrift Light" fo:font-size="9pt" style:font-size-asian="9pt" style:font-size-complex="9pt"/>
    </style:style>
    <style:style style:name="P219" style:parent-style-name="Standard" style:family="paragraph">
      <style:paragraph-properties fo:background-color="#8EAADB"/>
      <style:text-properties style:font-name="Bahnschrift Light" fo:font-size="9pt" style:font-size-asian="9pt" style:font-size-complex="9pt"/>
    </style:style>
    <style:style style:name="P220" style:parent-style-name="Standard" style:family="paragraph">
      <style:paragraph-properties fo:background-color="#8EAADB"/>
      <style:text-properties style:font-name="Bahnschrift Light" fo:font-size="9pt" style:font-size-asian="9pt" style:font-size-complex="9pt"/>
    </style:style>
    <style:style style:name="P221" style:parent-style-name="Standard" style:family="paragraph">
      <style:paragraph-properties fo:background-color="#8EAADB"/>
      <style:text-properties style:font-name="Bahnschrift Light" fo:font-size="9pt" style:font-size-asian="9pt" style:font-size-complex="9pt"/>
    </style:style>
    <style:style style:name="P222" style:parent-style-name="Standard" style:family="paragraph">
      <style:paragraph-properties fo:background-color="#8EAADB"/>
      <style:text-properties style:font-name="Bahnschrift Light" fo:font-size="9pt" style:font-size-asian="9pt" style:font-size-complex="9pt"/>
    </style:style>
    <style:style style:name="P223" style:parent-style-name="Standard" style:family="paragraph">
      <style:paragraph-properties fo:background-color="#8EAADB"/>
      <style:text-properties style:font-name="Bahnschrift Light" fo:font-size="9pt" style:font-size-asian="9pt" style:font-size-complex="9pt"/>
    </style:style>
    <style:style style:name="P224" style:parent-style-name="Standard" style:family="paragraph">
      <style:paragraph-properties fo:background-color="#8EAADB"/>
      <style:text-properties style:font-name="Bahnschrift Light" fo:font-size="9pt" style:font-size-asian="9pt" style:font-size-complex="9pt"/>
    </style:style>
    <style:style style:name="P225" style:parent-style-name="Standard" style:family="paragraph">
      <style:paragraph-properties fo:background-color="#8EAADB"/>
      <style:text-properties style:font-name="Bahnschrift Light" fo:font-size="9pt" style:font-size-asian="9pt" style:font-size-complex="9pt"/>
    </style:style>
    <style:style style:name="P226" style:parent-style-name="Standard" style:family="paragraph">
      <style:paragraph-properties fo:background-color="#8EAADB"/>
      <style:text-properties style:font-name="Bahnschrift Light" fo:font-size="9pt" style:font-size-asian="9pt" style:font-size-complex="9pt"/>
    </style:style>
    <style:style style:name="P227" style:parent-style-name="Standard" style:family="paragraph">
      <style:paragraph-properties fo:background-color="#8EAADB"/>
      <style:text-properties style:font-name="Bahnschrift Light" fo:font-size="9pt" style:font-size-asian="9pt" style:font-size-complex="9pt"/>
    </style:style>
    <style:style style:name="P228" style:parent-style-name="Standard" style:family="paragraph">
      <style:paragraph-properties fo:background-color="#8EAADB"/>
      <style:text-properties style:font-name="Bahnschrift Light" fo:font-size="9pt" style:font-size-asian="9pt" style:font-size-complex="9pt"/>
    </style:style>
    <style:style style:name="P229" style:parent-style-name="Standard" style:family="paragraph">
      <style:paragraph-properties fo:background-color="#8EAADB"/>
      <style:text-properties style:font-name="Bahnschrift Light" fo:font-size="9pt" style:font-size-asian="9pt" style:font-size-complex="9pt"/>
    </style:style>
    <style:style style:name="P230" style:parent-style-name="Standard" style:family="paragraph">
      <style:paragraph-properties fo:background-color="#8EAADB"/>
      <style:text-properties style:font-name="Bahnschrift Light" fo:font-size="9pt" style:font-size-asian="9pt" style:font-size-complex="9pt"/>
    </style:style>
    <style:style style:name="P231" style:parent-style-name="Standard" style:family="paragraph">
      <style:paragraph-properties fo:background-color="#8EAADB"/>
      <style:text-properties style:font-name="Bahnschrift Light" fo:font-size="9pt" style:font-size-asian="9pt" style:font-size-complex="9pt"/>
    </style:style>
    <style:style style:name="P232" style:parent-style-name="Standard" style:family="paragraph">
      <style:paragraph-properties fo:background-color="#8EAADB"/>
      <style:text-properties style:font-name="Bahnschrift Light" fo:font-size="9pt" style:font-size-asian="9pt" style:font-size-complex="9pt"/>
    </style:style>
    <style:style style:name="P233" style:parent-style-name="Standard" style:family="paragraph">
      <style:paragraph-properties fo:background-color="#8EAADB"/>
      <style:text-properties style:font-name="Bahnschrift Light" fo:font-size="9pt" style:font-size-asian="9pt" style:font-size-complex="9pt"/>
    </style:style>
    <style:style style:name="P234" style:parent-style-name="Standard" style:family="paragraph">
      <style:paragraph-properties fo:background-color="#8EAADB"/>
      <style:text-properties style:font-name="Bahnschrift Light" fo:font-size="9pt" style:font-size-asian="9pt" style:font-size-complex="9pt"/>
    </style:style>
    <style:style style:name="P235" style:parent-style-name="Standard" style:family="paragraph">
      <style:paragraph-properties fo:background-color="#8EAADB"/>
      <style:text-properties style:font-name="Bahnschrift Light" fo:font-size="9pt" style:font-size-asian="9pt" style:font-size-complex="9pt"/>
    </style:style>
    <style:style style:name="P236" style:parent-style-name="Standard" style:family="paragraph">
      <style:paragraph-properties fo:background-color="#8EAADB"/>
      <style:text-properties style:font-name="Bahnschrift Light" fo:font-size="9pt" style:font-size-asian="9pt" style:font-size-complex="9pt"/>
    </style:style>
    <style:style style:name="P237" style:parent-style-name="Standard" style:family="paragraph">
      <style:paragraph-properties fo:background-color="#8EAADB"/>
      <style:text-properties style:font-name="Bahnschrift Light" fo:font-size="9pt" style:font-size-asian="9pt" style:font-size-complex="9pt"/>
    </style:style>
    <style:style style:name="P238" style:parent-style-name="Standard" style:family="paragraph">
      <style:paragraph-properties fo:background-color="#8EAADB"/>
      <style:text-properties style:font-name="Bahnschrift Light" fo:font-size="9pt" style:font-size-asian="9pt" style:font-size-complex="9pt"/>
    </style:style>
    <style:style style:name="P239" style:parent-style-name="Standard" style:family="paragraph">
      <style:paragraph-properties fo:background-color="#8EAADB"/>
      <style:text-properties style:font-name="Bahnschrift Light" fo:font-size="9pt" style:font-size-asian="9pt" style:font-size-complex="9pt"/>
    </style:style>
    <style:style style:name="P240" style:parent-style-name="Standard" style:family="paragraph">
      <style:paragraph-properties fo:background-color="#8EAADB"/>
      <style:text-properties style:font-name="Bahnschrift Light" fo:font-size="9pt" style:font-size-asian="9pt" style:font-size-complex="9pt"/>
    </style:style>
    <style:style style:name="P241" style:parent-style-name="Standard" style:family="paragraph">
      <style:paragraph-properties fo:background-color="#8EAADB"/>
      <style:text-properties style:font-name="Bahnschrift Light" fo:font-size="9pt" style:font-size-asian="9pt" style:font-size-complex="9pt"/>
    </style:style>
    <style:style style:name="P242" style:parent-style-name="Standard" style:family="paragraph">
      <style:paragraph-properties fo:background-color="#8EAADB"/>
      <style:text-properties style:font-name="Bahnschrift Light" fo:font-size="9pt" style:font-size-asian="9pt" style:font-size-complex="9pt"/>
    </style:style>
    <style:style style:name="P243" style:parent-style-name="Standard" style:family="paragraph">
      <style:paragraph-properties fo:background-color="#8EAADB"/>
      <style:text-properties style:font-name="Bahnschrift Light" fo:font-size="9pt" style:font-size-asian="9pt" style:font-size-complex="9pt"/>
    </style:style>
    <style:style style:name="P244" style:parent-style-name="Standard" style:family="paragraph">
      <style:paragraph-properties fo:background-color="#8EAADB"/>
      <style:text-properties style:font-name="Bahnschrift Light" fo:font-size="9pt" style:font-size-asian="9pt" style:font-size-complex="9pt"/>
    </style:style>
    <style:style style:name="P245" style:parent-style-name="Standard" style:family="paragraph">
      <style:paragraph-properties fo:background-color="#8EAADB"/>
      <style:text-properties style:font-name="Bahnschrift Light" fo:font-size="9pt" style:font-size-asian="9pt" style:font-size-complex="9pt"/>
    </style:style>
    <style:style style:name="P246" style:parent-style-name="Standard" style:family="paragraph">
      <style:paragraph-properties fo:background-color="#8EAADB"/>
      <style:text-properties style:font-name="Bahnschrift Light" fo:font-size="9pt" style:font-size-asian="9pt" style:font-size-complex="9pt"/>
    </style:style>
    <style:style style:name="P247" style:parent-style-name="Standard" style:family="paragraph">
      <style:paragraph-properties fo:background-color="#8EAADB"/>
      <style:text-properties style:font-name="Bahnschrift Light" fo:font-size="9pt" style:font-size-asian="9pt" style:font-size-complex="9pt"/>
    </style:style>
    <style:style style:name="P248" style:parent-style-name="Standard" style:family="paragraph">
      <style:paragraph-properties fo:background-color="#8EAADB"/>
      <style:text-properties style:font-name="Bahnschrift Light" fo:font-size="9pt" style:font-size-asian="9pt" style:font-size-complex="9pt"/>
    </style:style>
    <style:style style:name="P249" style:parent-style-name="Standard" style:family="paragraph">
      <style:paragraph-properties fo:background-color="#8EAADB"/>
      <style:text-properties style:font-name="Bahnschrift Light" fo:font-size="9pt" style:font-size-asian="9pt" style:font-size-complex="9pt"/>
    </style:style>
    <style:style style:name="P250" style:parent-style-name="Standard" style:family="paragraph">
      <style:paragraph-properties fo:background-color="#8EAADB"/>
      <style:text-properties style:font-name="Bahnschrift Light" fo:font-size="9pt" style:font-size-asian="9pt" style:font-size-complex="9pt"/>
    </style:style>
    <style:style style:name="P251" style:parent-style-name="Standard" style:family="paragraph">
      <style:paragraph-properties fo:background-color="#8EAADB"/>
      <style:text-properties style:font-name="Bahnschrift Light" fo:font-size="9pt" style:font-size-asian="9pt" style:font-size-complex="9pt"/>
    </style:style>
    <style:style style:name="P252" style:parent-style-name="Standard" style:family="paragraph">
      <style:paragraph-properties fo:background-color="#8EAADB"/>
      <style:text-properties style:font-name="Bahnschrift Light" fo:font-size="9pt" style:font-size-asian="9pt" style:font-size-complex="9pt"/>
    </style:style>
    <style:style style:name="P253" style:parent-style-name="Standard" style:family="paragraph">
      <style:paragraph-properties fo:background-color="#8EAADB"/>
      <style:text-properties style:font-name="Bahnschrift Light" fo:font-size="9pt" style:font-size-asian="9pt" style:font-size-complex="9pt"/>
    </style:style>
    <style:style style:name="P254" style:parent-style-name="Standard" style:family="paragraph">
      <style:paragraph-properties fo:background-color="#8EAADB"/>
      <style:text-properties style:font-name="Bahnschrift Light" fo:font-size="9pt" style:font-size-asian="9pt" style:font-size-complex="9pt"/>
    </style:style>
    <style:style style:name="P255" style:parent-style-name="Standard" style:family="paragraph">
      <style:paragraph-properties fo:background-color="#8EAADB"/>
      <style:text-properties style:font-name="Bahnschrift Light" fo:font-size="9pt" style:font-size-asian="9pt" style:font-size-complex="9pt"/>
    </style:style>
    <style:style style:name="P256" style:parent-style-name="Standard" style:family="paragraph">
      <style:paragraph-properties fo:background-color="#8EAADB"/>
      <style:text-properties style:font-name="Bahnschrift Light" fo:font-size="9pt" style:font-size-asian="9pt" style:font-size-complex="9pt"/>
    </style:style>
    <style:style style:name="P257" style:parent-style-name="Standard" style:family="paragraph">
      <style:paragraph-properties fo:background-color="#8EAADB"/>
      <style:text-properties style:font-name="Bahnschrift Light" fo:font-size="9pt" style:font-size-asian="9pt" style:font-size-complex="9pt"/>
    </style:style>
    <style:style style:name="P258" style:parent-style-name="Standard" style:family="paragraph">
      <style:paragraph-properties fo:background-color="#8EAADB"/>
      <style:text-properties style:font-name="Bahnschrift Light" fo:font-size="9pt" style:font-size-asian="9pt" style:font-size-complex="9pt"/>
    </style:style>
    <style:style style:name="P259" style:parent-style-name="Standard" style:family="paragraph">
      <style:paragraph-properties fo:background-color="#8EAADB"/>
      <style:text-properties style:font-name="Bahnschrift Light" fo:font-size="9pt" style:font-size-asian="9pt" style:font-size-complex="9pt"/>
    </style:style>
    <style:style style:name="P260" style:parent-style-name="Standard" style:family="paragraph">
      <style:paragraph-properties fo:background-color="#8EAADB"/>
      <style:text-properties style:font-name="Bahnschrift Light" fo:font-size="9pt" style:font-size-asian="9pt" style:font-size-complex="9pt"/>
    </style:style>
    <style:style style:name="P261" style:parent-style-name="Standard" style:family="paragraph">
      <style:paragraph-properties fo:background-color="#8EAADB"/>
      <style:text-properties style:font-name="Bahnschrift Light" fo:font-size="9pt" style:font-size-asian="9pt" style:font-size-complex="9pt"/>
    </style:style>
    <style:style style:name="P262" style:parent-style-name="Standard" style:family="paragraph">
      <style:paragraph-properties fo:background-color="#8EAADB"/>
      <style:text-properties style:font-name="Bahnschrift Light" fo:font-size="9pt" style:font-size-asian="9pt" style:font-size-complex="9pt"/>
    </style:style>
    <style:style style:name="P263" style:parent-style-name="Standard" style:family="paragraph">
      <style:paragraph-properties fo:background-color="#8EAADB"/>
      <style:text-properties style:font-name="Bahnschrift Light" fo:font-size="9pt" style:font-size-asian="9pt" style:font-size-complex="9pt"/>
    </style:style>
    <style:style style:name="P264" style:parent-style-name="Standard" style:family="paragraph">
      <style:paragraph-properties fo:background-color="#8EAADB"/>
      <style:text-properties style:font-name="Bahnschrift Light" fo:font-size="9pt" style:font-size-asian="9pt" style:font-size-complex="9pt"/>
    </style:style>
    <style:style style:name="P265" style:parent-style-name="Standard" style:family="paragraph">
      <style:paragraph-properties fo:background-color="#8EAADB"/>
      <style:text-properties style:font-name="Bahnschrift Light" fo:font-size="9pt" style:font-size-asian="9pt" style:font-size-complex="9pt"/>
    </style:style>
    <style:style style:name="P266" style:parent-style-name="Standard" style:family="paragraph">
      <style:paragraph-properties fo:background-color="#8EAADB"/>
      <style:text-properties style:font-name="Bahnschrift Light" fo:font-size="9pt" style:font-size-asian="9pt" style:font-size-complex="9pt"/>
    </style:style>
    <style:style style:name="P267" style:parent-style-name="Standard" style:family="paragraph">
      <style:paragraph-properties fo:background-color="#8EAADB"/>
      <style:text-properties style:font-name="Bahnschrift Light" fo:font-size="9pt" style:font-size-asian="9pt" style:font-size-complex="9pt"/>
    </style:style>
    <style:style style:name="P268" style:parent-style-name="Standard" style:family="paragraph">
      <style:paragraph-properties fo:background-color="#8EAADB"/>
      <style:text-properties style:font-name="Bahnschrift Light" fo:font-size="9pt" style:font-size-asian="9pt" style:font-size-complex="9pt"/>
    </style:style>
    <style:style style:name="P269" style:parent-style-name="Standard" style:family="paragraph">
      <style:paragraph-properties fo:background-color="#8EAADB"/>
      <style:text-properties style:font-name="Bahnschrift Light" fo:font-size="9pt" style:font-size-asian="9pt" style:font-size-complex="9pt"/>
    </style:style>
    <style:style style:name="P270" style:parent-style-name="Standard" style:family="paragraph">
      <style:paragraph-properties fo:background-color="#8EAADB"/>
      <style:text-properties style:font-name="Bahnschrift Light" fo:font-size="9pt" style:font-size-asian="9pt" style:font-size-complex="9pt"/>
    </style:style>
    <style:style style:name="P271" style:parent-style-name="Standard" style:family="paragraph">
      <style:paragraph-properties fo:background-color="#8EAADB"/>
      <style:text-properties style:font-name="Bahnschrift Light" fo:font-size="9pt" style:font-size-asian="9pt" style:font-size-complex="9pt"/>
    </style:style>
    <style:style style:name="P272" style:parent-style-name="Standard" style:family="paragraph">
      <style:paragraph-properties fo:background-color="#8EAADB"/>
      <style:text-properties style:font-name="Bahnschrift Light" fo:font-size="9pt" style:font-size-asian="9pt" style:font-size-complex="9pt"/>
    </style:style>
    <style:style style:name="P273" style:parent-style-name="Standard" style:family="paragraph">
      <style:paragraph-properties fo:background-color="#8EAADB"/>
      <style:text-properties style:font-name="Bahnschrift Light" fo:font-size="9pt" style:font-size-asian="9pt" style:font-size-complex="9pt"/>
    </style:style>
    <style:style style:name="P274" style:parent-style-name="Standard" style:family="paragraph">
      <style:paragraph-properties fo:background-color="#8EAADB"/>
      <style:text-properties style:font-name="Bahnschrift Light" fo:font-size="9pt" style:font-size-asian="9pt" style:font-size-complex="9pt"/>
    </style:style>
    <style:style style:name="P275" style:parent-style-name="Standard" style:family="paragraph">
      <style:paragraph-properties fo:background-color="#8EAADB"/>
      <style:text-properties style:font-name="Bahnschrift Light" fo:font-size="9pt" style:font-size-asian="9pt" style:font-size-complex="9pt"/>
    </style:style>
    <style:style style:name="P276" style:parent-style-name="Standard" style:family="paragraph">
      <style:paragraph-properties fo:background-color="#8EAADB"/>
      <style:text-properties style:font-name="Bahnschrift Light" fo:font-size="9pt" style:font-size-asian="9pt" style:font-size-complex="9pt"/>
    </style:style>
    <style:style style:name="P277" style:parent-style-name="Standard" style:family="paragraph">
      <style:paragraph-properties fo:background-color="#8EAADB"/>
      <style:text-properties style:font-name="Bahnschrift Light" fo:font-size="9pt" style:font-size-asian="9pt" style:font-size-complex="9pt"/>
    </style:style>
    <style:style style:name="P278" style:parent-style-name="Standard" style:family="paragraph">
      <style:paragraph-properties fo:background-color="#8EAADB"/>
      <style:text-properties style:font-name="Bahnschrift Light" fo:font-size="9pt" style:font-size-asian="9pt" style:font-size-complex="9pt"/>
    </style:style>
    <style:style style:name="P279" style:parent-style-name="Standard" style:family="paragraph">
      <style:paragraph-properties fo:background-color="#8EAADB"/>
      <style:text-properties style:font-name="Bahnschrift Light" fo:font-size="9pt" style:font-size-asian="9pt" style:font-size-complex="9pt"/>
    </style:style>
    <style:style style:name="P280" style:parent-style-name="Standard" style:family="paragraph">
      <style:paragraph-properties fo:background-color="#8EAADB"/>
      <style:text-properties style:font-name="Bahnschrift Light" fo:font-size="9pt" style:font-size-asian="9pt" style:font-size-complex="9pt"/>
    </style:style>
    <style:style style:name="P281" style:parent-style-name="Standard" style:family="paragraph">
      <style:paragraph-properties fo:background-color="#8EAADB"/>
      <style:text-properties style:font-name="Bahnschrift Light" fo:font-size="9pt" style:font-size-asian="9pt" style:font-size-complex="9pt"/>
    </style:style>
    <style:style style:name="P282" style:parent-style-name="Standard" style:family="paragraph">
      <style:paragraph-properties fo:background-color="#8EAADB"/>
      <style:text-properties style:font-name="Bahnschrift Light" fo:font-size="9pt" style:font-size-asian="9pt" style:font-size-complex="9pt"/>
    </style:style>
    <style:style style:name="P283" style:parent-style-name="Standard" style:family="paragraph">
      <style:paragraph-properties fo:background-color="#8EAADB"/>
      <style:text-properties style:font-name="Bahnschrift Light" fo:font-size="9pt" style:font-size-asian="9pt" style:font-size-complex="9pt"/>
    </style:style>
    <style:style style:name="P284" style:parent-style-name="Standard" style:family="paragraph">
      <style:paragraph-properties fo:background-color="#8EAADB"/>
      <style:text-properties style:font-name="Bahnschrift Light" fo:font-size="9pt" style:font-size-asian="9pt" style:font-size-complex="9pt"/>
    </style:style>
    <style:style style:name="P285" style:parent-style-name="Standard" style:family="paragraph">
      <style:paragraph-properties fo:background-color="#8EAADB"/>
      <style:text-properties style:font-name="Bahnschrift Light" fo:font-size="9pt" style:font-size-asian="9pt" style:font-size-complex="9pt"/>
    </style:style>
    <style:style style:name="P286" style:parent-style-name="Standard" style:family="paragraph">
      <style:paragraph-properties fo:background-color="#8EAADB"/>
      <style:text-properties style:font-name="Bahnschrift Light" fo:font-size="9pt" style:font-size-asian="9pt" style:font-size-complex="9pt"/>
    </style:style>
    <style:style style:name="P287" style:parent-style-name="Standard" style:family="paragraph">
      <style:paragraph-properties fo:background-color="#8EAADB"/>
      <style:text-properties style:font-name="Bahnschrift Light" fo:font-size="9pt" style:font-size-asian="9pt" style:font-size-complex="9pt"/>
    </style:style>
    <style:style style:name="P288" style:parent-style-name="Standard" style:family="paragraph">
      <style:paragraph-properties fo:background-color="#8EAADB"/>
      <style:text-properties style:font-name="Bahnschrift Light" fo:font-size="9pt" style:font-size-asian="9pt" style:font-size-complex="9pt"/>
    </style:style>
    <style:style style:name="P289" style:parent-style-name="Standard" style:family="paragraph">
      <style:paragraph-properties fo:background-color="#8EAADB"/>
      <style:text-properties style:font-name="Bahnschrift Light" fo:font-size="9pt" style:font-size-asian="9pt" style:font-size-complex="9pt"/>
    </style:style>
    <style:style style:name="P290" style:parent-style-name="Standard" style:family="paragraph">
      <style:paragraph-properties fo:background-color="#8EAADB"/>
      <style:text-properties style:font-name="Bahnschrift Light" fo:font-size="9pt" style:font-size-asian="9pt" style:font-size-complex="9pt"/>
    </style:style>
    <style:style style:name="P291" style:parent-style-name="Standard" style:family="paragraph">
      <style:paragraph-properties fo:background-color="#8EAADB"/>
      <style:text-properties style:font-name="Bahnschrift Light" fo:font-size="9pt" style:font-size-asian="9pt" style:font-size-complex="9pt"/>
    </style:style>
    <style:style style:name="P292" style:parent-style-name="Standard" style:family="paragraph">
      <style:paragraph-properties fo:background-color="#8EAADB"/>
      <style:text-properties style:font-name="Bahnschrift Light" fo:font-size="9pt" style:font-size-asian="9pt" style:font-size-complex="9pt"/>
    </style:style>
    <style:style style:name="P293" style:parent-style-name="Standard" style:family="paragraph">
      <style:paragraph-properties fo:background-color="#8EAADB"/>
      <style:text-properties style:font-name="Bahnschrift Light" fo:font-size="9pt" style:font-size-asian="9pt" style:font-size-complex="9pt"/>
    </style:style>
    <style:style style:name="P294" style:parent-style-name="Standard" style:family="paragraph">
      <style:paragraph-properties fo:background-color="#8EAADB"/>
      <style:text-properties style:font-name="Bahnschrift Light" fo:font-size="9pt" style:font-size-asian="9pt" style:font-size-complex="9pt"/>
    </style:style>
    <style:style style:name="P295" style:parent-style-name="Standard" style:family="paragraph">
      <style:paragraph-properties fo:background-color="#8EAADB"/>
      <style:text-properties style:font-name="Bahnschrift Light" fo:font-size="9pt" style:font-size-asian="9pt" style:font-size-complex="9pt"/>
    </style:style>
    <style:style style:name="P296" style:parent-style-name="Standard" style:family="paragraph">
      <style:paragraph-properties fo:background-color="#8EAADB"/>
      <style:text-properties style:font-name="Bahnschrift Light" fo:font-size="9pt" style:font-size-asian="9pt" style:font-size-complex="9pt"/>
    </style:style>
    <style:style style:name="P297" style:parent-style-name="Standard" style:family="paragraph">
      <style:paragraph-properties fo:background-color="#8EAADB"/>
      <style:text-properties style:font-name="Bahnschrift Light" fo:font-size="9pt" style:font-size-asian="9pt" style:font-size-complex="9pt"/>
    </style:style>
    <style:style style:name="P298" style:parent-style-name="Standard" style:family="paragraph">
      <style:paragraph-properties fo:background-color="#8EAADB"/>
      <style:text-properties style:font-name="Bahnschrift Light" fo:font-size="9pt" style:font-size-asian="9pt" style:font-size-complex="9pt"/>
    </style:style>
    <style:style style:name="P299" style:parent-style-name="Standard" style:family="paragraph">
      <style:paragraph-properties fo:background-color="#8EAADB"/>
      <style:text-properties style:font-name="Bahnschrift Light" fo:font-size="9pt" style:font-size-asian="9pt" style:font-size-complex="9pt"/>
    </style:style>
    <style:style style:name="P300" style:parent-style-name="Standard" style:family="paragraph">
      <style:paragraph-properties fo:background-color="#8EAADB"/>
      <style:text-properties style:font-name="Bahnschrift Light" fo:font-size="9pt" style:font-size-asian="9pt" style:font-size-complex="9pt"/>
    </style:style>
    <style:style style:name="P301" style:parent-style-name="Standard" style:family="paragraph">
      <style:paragraph-properties fo:background-color="#8EAADB"/>
      <style:text-properties style:font-name="Bahnschrift Light" fo:font-size="9pt" style:font-size-asian="9pt" style:font-size-complex="9pt"/>
    </style:style>
    <style:style style:name="P302" style:parent-style-name="Standard" style:family="paragraph">
      <style:paragraph-properties fo:background-color="#8EAADB"/>
      <style:text-properties style:font-name="Bahnschrift Light" fo:font-size="9pt" style:font-size-asian="9pt" style:font-size-complex="9pt"/>
    </style:style>
    <style:style style:name="P303" style:parent-style-name="Standard" style:family="paragraph">
      <style:paragraph-properties fo:background-color="#8EAADB"/>
      <style:text-properties style:font-name="Bahnschrift Light" fo:font-size="9pt" style:font-size-asian="9pt" style:font-size-complex="9pt"/>
    </style:style>
    <style:style style:name="P304" style:parent-style-name="Standard" style:family="paragraph">
      <style:paragraph-properties fo:background-color="#8EAADB"/>
      <style:text-properties style:font-name="Bahnschrift Light" fo:font-size="9pt" style:font-size-asian="9pt" style:font-size-complex="9pt"/>
    </style:style>
    <style:style style:name="P305" style:parent-style-name="Standard" style:family="paragraph">
      <style:paragraph-properties fo:background-color="#8EAADB"/>
      <style:text-properties style:font-name="Bahnschrift Light" fo:font-size="9pt" style:font-size-asian="9pt" style:font-size-complex="9pt"/>
    </style:style>
    <style:style style:name="P306" style:parent-style-name="Standard" style:family="paragraph">
      <style:paragraph-properties fo:background-color="#8EAADB"/>
      <style:text-properties style:font-name="Bahnschrift Light" fo:font-size="9pt" style:font-size-asian="9pt" style:font-size-complex="9pt"/>
    </style:style>
    <style:style style:name="P307" style:parent-style-name="Standard" style:family="paragraph">
      <style:paragraph-properties fo:background-color="#8EAADB"/>
      <style:text-properties style:font-name="Bahnschrift Light" fo:font-size="9pt" style:font-size-asian="9pt" style:font-size-complex="9pt"/>
    </style:style>
    <style:style style:name="P308" style:parent-style-name="Standard" style:family="paragraph">
      <style:paragraph-properties fo:background-color="#8EAADB"/>
      <style:text-properties style:font-name="Bahnschrift Light" fo:font-size="9pt" style:font-size-asian="9pt" style:font-size-complex="9pt"/>
    </style:style>
    <style:style style:name="P309" style:parent-style-name="Standard" style:family="paragraph">
      <style:paragraph-properties fo:background-color="#8EAADB"/>
      <style:text-properties style:font-name="Bahnschrift Light" fo:font-size="9pt" style:font-size-asian="9pt" style:font-size-complex="9pt"/>
    </style:style>
    <style:style style:name="P310" style:parent-style-name="Standard" style:family="paragraph">
      <style:paragraph-properties fo:background-color="#8EAADB"/>
      <style:text-properties style:font-name="Bahnschrift Light" fo:font-size="9pt" style:font-size-asian="9pt" style:font-size-complex="9pt"/>
    </style:style>
    <style:style style:name="P311" style:parent-style-name="Standard" style:family="paragraph">
      <style:paragraph-properties fo:background-color="#8EAADB"/>
      <style:text-properties style:font-name="Bahnschrift Light" fo:font-size="9pt" style:font-size-asian="9pt" style:font-size-complex="9pt"/>
    </style:style>
    <style:style style:name="P312" style:parent-style-name="Standard" style:family="paragraph">
      <style:paragraph-properties fo:background-color="#8EAADB"/>
      <style:text-properties style:font-name="Bahnschrift Light" fo:font-size="9pt" style:font-size-asian="9pt" style:font-size-complex="9pt"/>
    </style:style>
    <style:style style:name="P313" style:parent-style-name="Standard" style:family="paragraph">
      <style:paragraph-properties fo:background-color="#8EAADB"/>
      <style:text-properties style:font-name="Bahnschrift Light" fo:font-size="9pt" style:font-size-asian="9pt" style:font-size-complex="9pt"/>
    </style:style>
    <style:style style:name="P314" style:parent-style-name="Standard" style:family="paragraph">
      <style:paragraph-properties fo:background-color="#8EAADB"/>
      <style:text-properties style:font-name="Bahnschrift Light" fo:font-size="9pt" style:font-size-asian="9pt" style:font-size-complex="9pt"/>
    </style:style>
    <style:style style:name="P315" style:parent-style-name="Standard" style:family="paragraph">
      <style:paragraph-properties fo:background-color="#8EAADB"/>
      <style:text-properties style:font-name="Bahnschrift Light" fo:font-size="9pt" style:font-size-asian="9pt" style:font-size-complex="9pt"/>
    </style:style>
    <style:style style:name="P316" style:parent-style-name="Standard" style:family="paragraph">
      <style:paragraph-properties fo:background-color="#8EAADB"/>
      <style:text-properties style:font-name="Bahnschrift Light" fo:font-size="9pt" style:font-size-asian="9pt" style:font-size-complex="9pt"/>
    </style:style>
    <style:style style:name="P317" style:parent-style-name="Standard" style:family="paragraph">
      <style:paragraph-properties fo:background-color="#8EAADB"/>
      <style:text-properties style:font-name="Bahnschrift Light" fo:font-size="9pt" style:font-size-asian="9pt" style:font-size-complex="9pt"/>
    </style:style>
    <style:style style:name="P318" style:parent-style-name="Standard" style:family="paragraph">
      <style:paragraph-properties fo:background-color="#8EAADB"/>
      <style:text-properties style:font-name="Bahnschrift Light" fo:font-size="9pt" style:font-size-asian="9pt" style:font-size-complex="9pt"/>
    </style:style>
    <style:style style:name="P319" style:parent-style-name="Standard" style:family="paragraph">
      <style:paragraph-properties fo:background-color="#8EAADB"/>
      <style:text-properties style:font-name="Bahnschrift Light" fo:font-size="9pt" style:font-size-asian="9pt" style:font-size-complex="9pt"/>
    </style:style>
    <style:style style:name="P320" style:parent-style-name="Standard" style:family="paragraph">
      <style:paragraph-properties fo:background-color="#8EAADB"/>
      <style:text-properties style:font-name="Bahnschrift Light" fo:font-size="9pt" style:font-size-asian="9pt" style:font-size-complex="9pt"/>
    </style:style>
    <style:style style:name="P321" style:parent-style-name="Standard" style:family="paragraph">
      <style:paragraph-properties fo:background-color="#8EAADB"/>
      <style:text-properties style:font-name="Bahnschrift Light" fo:font-size="9pt" style:font-size-asian="9pt" style:font-size-complex="9pt"/>
    </style:style>
    <style:style style:name="P322" style:parent-style-name="Standard" style:family="paragraph">
      <style:paragraph-properties fo:background-color="#8EAADB"/>
      <style:text-properties style:font-name="Bahnschrift Light" fo:font-size="9pt" style:font-size-asian="9pt" style:font-size-complex="9pt"/>
    </style:style>
    <style:style style:name="P323" style:parent-style-name="Standard" style:family="paragraph">
      <style:paragraph-properties fo:background-color="#8EAADB"/>
      <style:text-properties style:font-name="Bahnschrift Light" fo:font-size="9pt" style:font-size-asian="9pt" style:font-size-complex="9pt"/>
    </style:style>
    <style:style style:name="P324" style:parent-style-name="Standard" style:family="paragraph">
      <style:paragraph-properties fo:background-color="#8EAADB"/>
      <style:text-properties style:font-name="Bahnschrift Light" fo:font-size="9pt" style:font-size-asian="9pt" style:font-size-complex="9pt"/>
    </style:style>
    <style:style style:name="P325" style:parent-style-name="Standard" style:family="paragraph">
      <style:paragraph-properties fo:background-color="#8EAADB"/>
      <style:text-properties style:font-name="Bahnschrift Light" fo:font-size="9pt" style:font-size-asian="9pt" style:font-size-complex="9pt"/>
    </style:style>
    <style:style style:name="P326" style:parent-style-name="Standard" style:family="paragraph">
      <style:paragraph-properties fo:background-color="#8EAADB"/>
      <style:text-properties style:font-name="Bahnschrift Light" fo:font-size="9pt" style:font-size-asian="9pt" style:font-size-complex="9pt"/>
    </style:style>
    <style:style style:name="P327" style:parent-style-name="Standard" style:family="paragraph">
      <style:paragraph-properties fo:background-color="#8EAADB"/>
      <style:text-properties style:font-name="Bahnschrift Light" fo:font-size="9pt" style:font-size-asian="9pt" style:font-size-complex="9pt"/>
    </style:style>
    <style:style style:name="P328" style:parent-style-name="Standard" style:family="paragraph">
      <style:paragraph-properties fo:background-color="#8EAADB"/>
      <style:text-properties style:font-name="Bahnschrift Light" fo:font-size="9pt" style:font-size-asian="9pt" style:font-size-complex="9pt"/>
    </style:style>
    <style:style style:name="P329" style:parent-style-name="Standard" style:family="paragraph">
      <style:paragraph-properties fo:background-color="#8EAADB"/>
      <style:text-properties style:font-name="Bahnschrift Light" fo:font-size="9pt" style:font-size-asian="9pt" style:font-size-complex="9pt"/>
    </style:style>
    <style:style style:name="P330" style:parent-style-name="Standard" style:family="paragraph">
      <style:paragraph-properties fo:background-color="#8EAADB"/>
      <style:text-properties style:font-name="Bahnschrift Light" fo:font-size="9pt" style:font-size-asian="9pt" style:font-size-complex="9pt"/>
    </style:style>
    <style:style style:name="P331" style:parent-style-name="Standard" style:family="paragraph">
      <style:paragraph-properties fo:background-color="#8EAADB"/>
      <style:text-properties style:font-name="Bahnschrift Light" fo:font-size="9pt" style:font-size-asian="9pt" style:font-size-complex="9pt"/>
    </style:style>
    <style:style style:name="P332" style:parent-style-name="Standard" style:family="paragraph">
      <style:paragraph-properties fo:background-color="#8EAADB"/>
      <style:text-properties style:font-name="Bahnschrift Light" fo:font-size="9pt" style:font-size-asian="9pt" style:font-size-complex="9pt"/>
    </style:style>
    <style:style style:name="P333" style:parent-style-name="Standard" style:family="paragraph">
      <style:paragraph-properties fo:background-color="#8EAADB"/>
      <style:text-properties style:font-name="Bahnschrift Light" fo:font-size="9pt" style:font-size-asian="9pt" style:font-size-complex="9pt"/>
    </style:style>
    <style:style style:name="P334" style:parent-style-name="Standard" style:family="paragraph">
      <style:paragraph-properties fo:background-color="#8EAADB"/>
      <style:text-properties style:font-name="Bahnschrift Light" fo:font-size="9pt" style:font-size-asian="9pt" style:font-size-complex="9pt"/>
    </style:style>
    <style:style style:name="P335" style:parent-style-name="Standard" style:family="paragraph">
      <style:paragraph-properties fo:background-color="#8EAADB"/>
      <style:text-properties style:font-name="Bahnschrift Light" fo:font-size="9pt" style:font-size-asian="9pt" style:font-size-complex="9pt"/>
    </style:style>
    <style:style style:name="P336" style:parent-style-name="Standard" style:family="paragraph">
      <style:paragraph-properties fo:background-color="#8EAADB"/>
      <style:text-properties style:font-name="Bahnschrift Light" fo:font-size="9pt" style:font-size-asian="9pt" style:font-size-complex="9pt"/>
    </style:style>
    <style:style style:name="P337" style:parent-style-name="Standard" style:family="paragraph">
      <style:paragraph-properties fo:background-color="#8EAADB"/>
      <style:text-properties style:font-name="Bahnschrift Light" fo:font-size="9pt" style:font-size-asian="9pt" style:font-size-complex="9pt"/>
    </style:style>
    <style:style style:name="P338" style:parent-style-name="Standard" style:family="paragraph">
      <style:paragraph-properties fo:background-color="#8EAADB"/>
      <style:text-properties style:font-name="Bahnschrift Light" fo:font-size="9pt" style:font-size-asian="9pt" style:font-size-complex="9pt"/>
    </style:style>
    <style:style style:name="P339" style:parent-style-name="Standard" style:family="paragraph">
      <style:paragraph-properties fo:background-color="#8EAADB"/>
      <style:text-properties style:font-name="Bahnschrift Light" fo:font-size="9pt" style:font-size-asian="9pt" style:font-size-complex="9pt"/>
    </style:style>
    <style:style style:name="P340" style:parent-style-name="Standard" style:family="paragraph">
      <style:paragraph-properties fo:background-color="#8EAADB"/>
      <style:text-properties style:font-name="Bahnschrift Light" fo:font-size="9pt" style:font-size-asian="9pt" style:font-size-complex="9pt"/>
    </style:style>
    <style:style style:name="P341" style:parent-style-name="Standard" style:family="paragraph">
      <style:paragraph-properties fo:background-color="#8EAADB"/>
      <style:text-properties style:font-name="Bahnschrift Light" fo:font-size="9pt" style:font-size-asian="9pt" style:font-size-complex="9pt"/>
    </style:style>
    <style:style style:name="P342" style:parent-style-name="Standard" style:family="paragraph">
      <style:paragraph-properties fo:background-color="#8EAADB"/>
      <style:text-properties style:font-name="Bahnschrift Light" fo:font-size="9pt" style:font-size-asian="9pt" style:font-size-complex="9pt"/>
    </style:style>
    <style:style style:name="P343" style:parent-style-name="Standard" style:family="paragraph">
      <style:paragraph-properties fo:background-color="#8EAADB"/>
      <style:text-properties style:font-name="Bahnschrift Light" fo:font-size="9pt" style:font-size-asian="9pt" style:font-size-complex="9pt"/>
    </style:style>
    <style:style style:name="P344" style:parent-style-name="Standard" style:family="paragraph">
      <style:paragraph-properties fo:background-color="#8EAADB"/>
      <style:text-properties style:font-name="Bahnschrift Light" fo:font-size="9pt" style:font-size-asian="9pt" style:font-size-complex="9pt"/>
    </style:style>
    <style:style style:name="P345" style:parent-style-name="Standard" style:family="paragraph">
      <style:paragraph-properties fo:background-color="#8EAADB"/>
      <style:text-properties style:font-name="Bahnschrift Light" fo:font-size="9pt" style:font-size-asian="9pt" style:font-size-complex="9pt"/>
    </style:style>
    <style:style style:name="P346" style:parent-style-name="Standard" style:family="paragraph">
      <style:paragraph-properties fo:background-color="#8EAADB"/>
      <style:text-properties style:font-name="Bahnschrift Light" fo:font-size="9pt" style:font-size-asian="9pt" style:font-size-complex="9pt"/>
    </style:style>
    <style:style style:name="P347" style:parent-style-name="Standard" style:family="paragraph">
      <style:paragraph-properties fo:background-color="#8EAADB"/>
      <style:text-properties style:font-name="Bahnschrift Light" fo:font-size="9pt" style:font-size-asian="9pt" style:font-size-complex="9pt"/>
    </style:style>
    <style:style style:name="P348" style:parent-style-name="Standard" style:family="paragraph">
      <style:paragraph-properties fo:background-color="#8EAADB"/>
      <style:text-properties style:font-name="Bahnschrift Light" fo:font-size="9pt" style:font-size-asian="9pt" style:font-size-complex="9pt"/>
    </style:style>
    <style:style style:name="P349" style:parent-style-name="Standard" style:family="paragraph">
      <style:paragraph-properties fo:background-color="#8EAADB"/>
      <style:text-properties style:font-name="Bahnschrift Light" fo:font-size="9pt" style:font-size-asian="9pt" style:font-size-complex="9pt"/>
    </style:style>
    <style:style style:name="P350" style:parent-style-name="Standard" style:family="paragraph">
      <style:paragraph-properties fo:background-color="#8EAADB"/>
      <style:text-properties style:font-name="Bahnschrift Light" fo:font-size="9pt" style:font-size-asian="9pt" style:font-size-complex="9pt"/>
    </style:style>
    <style:style style:name="P351" style:parent-style-name="Standard" style:family="paragraph">
      <style:paragraph-properties fo:background-color="#8EAADB"/>
      <style:text-properties style:font-name="Bahnschrift Light" fo:font-size="9pt" style:font-size-asian="9pt" style:font-size-complex="9pt"/>
    </style:style>
    <style:style style:name="P352" style:parent-style-name="Standard" style:family="paragraph">
      <style:paragraph-properties fo:background-color="#8EAADB"/>
      <style:text-properties style:font-name="Bahnschrift Light" fo:font-size="9pt" style:font-size-asian="9pt" style:font-size-complex="9pt"/>
    </style:style>
    <style:style style:name="P353" style:parent-style-name="Standard" style:family="paragraph">
      <style:paragraph-properties fo:background-color="#8EAADB"/>
      <style:text-properties style:font-name="Bahnschrift Light" fo:font-size="9pt" style:font-size-asian="9pt" style:font-size-complex="9pt"/>
    </style:style>
    <style:style style:name="P354" style:parent-style-name="Standard" style:family="paragraph">
      <style:paragraph-properties fo:background-color="#8EAADB"/>
      <style:text-properties style:font-name="Bahnschrift Light" fo:font-size="9pt" style:font-size-asian="9pt" style:font-size-complex="9pt"/>
    </style:style>
    <style:style style:name="P355" style:parent-style-name="Standard" style:family="paragraph">
      <style:paragraph-properties fo:background-color="#8EAADB"/>
      <style:text-properties style:font-name="Bahnschrift Light" fo:font-size="9pt" style:font-size-asian="9pt" style:font-size-complex="9pt"/>
    </style:style>
    <style:style style:name="P356" style:parent-style-name="Standard" style:family="paragraph">
      <style:paragraph-properties fo:background-color="#8EAADB"/>
      <style:text-properties style:font-name="Bahnschrift Light" fo:font-size="9pt" style:font-size-asian="9pt" style:font-size-complex="9pt"/>
    </style:style>
    <style:style style:name="P357" style:parent-style-name="Standard" style:family="paragraph">
      <style:paragraph-properties fo:background-color="#8EAADB"/>
      <style:text-properties style:font-name="Bahnschrift Light" fo:font-size="9pt" style:font-size-asian="9pt" style:font-size-complex="9pt"/>
    </style:style>
    <style:style style:name="P358" style:parent-style-name="Standard" style:family="paragraph">
      <style:paragraph-properties fo:line-height="100%" fo:background-color="#8EAADB"/>
      <style:text-properties style:font-name="Bahnschrift Light" fo:font-size="9pt" style:font-size-asian="9pt" style:font-size-complex="9pt"/>
    </style:style>
    <style:style style:name="P359" style:parent-style-name="Standard" style:family="paragraph">
      <style:paragraph-properties fo:line-height="100%"/>
      <style:text-properties style:font-name="Bahnschrift Light" fo:font-size="9pt" style:font-size-asian="9pt" style:font-size-complex="9pt"/>
    </style:style>
    <style:style style:name="P360" style:parent-style-name="Standard" style:family="paragraph">
      <style:paragraph-properties fo:line-height="100%" fo:background-color="#B4C6E7"/>
      <style:text-properties style:font-name="Bahnschrift Light" fo:font-size="9pt" style:font-size-asian="9pt" style:font-size-complex="9pt"/>
    </style:style>
    <style:style style:name="P361" style:parent-style-name="Standard" style:family="paragraph">
      <style:paragraph-properties fo:line-height="100%" fo:background-color="#B4C6E7"/>
      <style:text-properties style:font-name="Bahnschrift Light" fo:font-size="9pt" style:font-size-asian="9pt" style:font-size-complex="9pt"/>
    </style:style>
    <style:style style:name="P362" style:parent-style-name="Standard" style:family="paragraph">
      <style:paragraph-properties fo:line-height="100%" fo:background-color="#B4C6E7"/>
      <style:text-properties style:font-name="Bahnschrift Light" fo:font-size="9pt" style:font-size-asian="9pt" style:font-size-complex="9pt"/>
    </style:style>
    <style:style style:name="P363" style:parent-style-name="Standard" style:family="paragraph">
      <style:paragraph-properties fo:line-height="100%" fo:background-color="#B4C6E7"/>
      <style:text-properties style:font-name="Bahnschrift Light" fo:font-size="9pt" style:font-size-asian="9pt" style:font-size-complex="9pt"/>
    </style:style>
    <style:style style:name="P364" style:parent-style-name="Standard" style:family="paragraph">
      <style:paragraph-properties fo:line-height="100%" fo:background-color="#B4C6E7"/>
      <style:text-properties style:font-name="Bahnschrift Light" fo:font-size="9pt" style:font-size-asian="9pt" style:font-size-complex="9pt"/>
    </style:style>
    <style:style style:name="P365" style:parent-style-name="Standard" style:family="paragraph">
      <style:paragraph-properties fo:line-height="100%" fo:background-color="#B4C6E7"/>
      <style:text-properties style:font-name="Bahnschrift Light" fo:font-size="9pt" style:font-size-asian="9pt" style:font-size-complex="9pt"/>
    </style:style>
    <style:style style:name="P366" style:parent-style-name="Standard" style:family="paragraph">
      <style:paragraph-properties fo:line-height="100%" fo:background-color="#B4C6E7"/>
      <style:text-properties style:font-name="Bahnschrift Light" fo:font-size="9pt" style:font-size-asian="9pt" style:font-size-complex="9pt"/>
    </style:style>
    <style:style style:name="P367" style:parent-style-name="Standard" style:family="paragraph">
      <style:paragraph-properties fo:line-height="100%" fo:background-color="#B4C6E7"/>
      <style:text-properties style:font-name="Bahnschrift Light" fo:font-size="9pt" style:font-size-asian="9pt" style:font-size-complex="9pt"/>
    </style:style>
    <style:style style:name="P368" style:parent-style-name="Standard" style:family="paragraph">
      <style:paragraph-properties fo:line-height="100%" fo:background-color="#B4C6E7"/>
      <style:text-properties style:font-name="Bahnschrift Light" fo:font-size="9pt" style:font-size-asian="9pt" style:font-size-complex="9pt"/>
    </style:style>
    <style:style style:name="P369" style:parent-style-name="Standard" style:family="paragraph">
      <style:paragraph-properties fo:line-height="100%" fo:background-color="#B4C6E7"/>
      <style:text-properties style:font-name="Bahnschrift Light" fo:font-size="9pt" style:font-size-asian="9pt" style:font-size-complex="9pt"/>
    </style:style>
    <style:style style:name="P370" style:parent-style-name="Standard" style:family="paragraph">
      <style:paragraph-properties fo:line-height="100%" fo:background-color="#B4C6E7"/>
      <style:text-properties style:font-name="Bahnschrift Light" fo:font-size="9pt" style:font-size-asian="9pt" style:font-size-complex="9pt"/>
    </style:style>
    <style:style style:name="P371" style:parent-style-name="Standard" style:family="paragraph">
      <style:paragraph-properties fo:line-height="100%" fo:background-color="#B4C6E7"/>
      <style:text-properties style:font-name="Bahnschrift Light" fo:font-size="9pt" style:font-size-asian="9pt" style:font-size-complex="9pt"/>
    </style:style>
    <style:style style:name="P372" style:parent-style-name="Standard" style:family="paragraph">
      <style:paragraph-properties fo:line-height="100%" fo:background-color="#B4C6E7"/>
      <style:text-properties style:font-name="Bahnschrift Light" fo:font-size="9pt" style:font-size-asian="9pt" style:font-size-complex="9pt"/>
    </style:style>
    <style:style style:name="P373" style:parent-style-name="Standard" style:family="paragraph">
      <style:paragraph-properties fo:line-height="100%" fo:background-color="#B4C6E7"/>
      <style:text-properties style:font-name="Bahnschrift Light" fo:font-size="9pt" style:font-size-asian="9pt" style:font-size-complex="9pt"/>
    </style:style>
    <style:style style:name="P374" style:parent-style-name="Standard" style:family="paragraph">
      <style:paragraph-properties fo:line-height="100%" fo:background-color="#B4C6E7"/>
      <style:text-properties style:font-name="Bahnschrift Light" fo:font-size="9pt" style:font-size-asian="9pt" style:font-size-complex="9pt"/>
    </style:style>
    <style:style style:name="P375" style:parent-style-name="Standard" style:family="paragraph">
      <style:paragraph-properties fo:line-height="100%" fo:background-color="#B4C6E7"/>
      <style:text-properties style:font-name="Bahnschrift Light" fo:font-size="9pt" style:font-size-asian="9pt" style:font-size-complex="9pt"/>
    </style:style>
    <style:style style:name="P376" style:parent-style-name="Standard" style:family="paragraph">
      <style:paragraph-properties fo:line-height="100%" fo:background-color="#B4C6E7"/>
      <style:text-properties style:font-name="Bahnschrift Light" fo:font-size="9pt" style:font-size-asian="9pt" style:font-size-complex="9pt"/>
    </style:style>
    <style:style style:name="P377" style:parent-style-name="Standard" style:family="paragraph">
      <style:paragraph-properties fo:line-height="100%" fo:background-color="#B4C6E7"/>
      <style:text-properties style:font-name="Bahnschrift Light" fo:font-size="9pt" style:font-size-asian="9pt" style:font-size-complex="9pt"/>
    </style:style>
    <style:style style:name="P378" style:parent-style-name="Standard" style:family="paragraph">
      <style:paragraph-properties fo:line-height="100%" fo:background-color="#B4C6E7"/>
      <style:text-properties style:font-name="Bahnschrift Light" fo:font-size="9pt" style:font-size-asian="9pt" style:font-size-complex="9pt"/>
    </style:style>
    <style:style style:name="P379" style:parent-style-name="Standard" style:family="paragraph">
      <style:paragraph-properties fo:line-height="100%" fo:background-color="#B4C6E7"/>
      <style:text-properties style:font-name="Bahnschrift Light" fo:font-size="9pt" style:font-size-asian="9pt" style:font-size-complex="9pt"/>
    </style:style>
    <style:style style:name="P380" style:parent-style-name="Standard" style:family="paragraph">
      <style:paragraph-properties fo:line-height="100%" fo:background-color="#B4C6E7"/>
      <style:text-properties style:font-name="Bahnschrift Light" fo:font-size="9pt" style:font-size-asian="9pt" style:font-size-complex="9pt"/>
    </style:style>
    <style:style style:name="P381" style:parent-style-name="Standard" style:family="paragraph">
      <style:paragraph-properties fo:line-height="100%" fo:background-color="#B4C6E7"/>
      <style:text-properties style:font-name="Bahnschrift Light" fo:font-size="9pt" style:font-size-asian="9pt" style:font-size-complex="9pt"/>
    </style:style>
    <style:style style:name="P382" style:parent-style-name="Standard" style:family="paragraph">
      <style:paragraph-properties fo:line-height="100%" fo:background-color="#B4C6E7"/>
      <style:text-properties style:font-name="Bahnschrift Light" fo:font-size="9pt" style:font-size-asian="9pt" style:font-size-complex="9pt"/>
    </style:style>
    <style:style style:name="P383" style:parent-style-name="Standard" style:family="paragraph">
      <style:paragraph-properties fo:line-height="100%" fo:background-color="#B4C6E7"/>
      <style:text-properties style:font-name="Bahnschrift Light" fo:font-size="9pt" style:font-size-asian="9pt" style:font-size-complex="9pt"/>
    </style:style>
    <style:style style:name="P384" style:parent-style-name="Standard" style:family="paragraph">
      <style:paragraph-properties fo:line-height="100%" fo:background-color="#B4C6E7"/>
      <style:text-properties style:font-name="Bahnschrift Light" fo:font-size="9pt" style:font-size-asian="9pt" style:font-size-complex="9pt"/>
    </style:style>
    <style:style style:name="P385" style:parent-style-name="Standard" style:family="paragraph">
      <style:paragraph-properties fo:line-height="100%" fo:background-color="#B4C6E7"/>
      <style:text-properties style:font-name="Bahnschrift Light" fo:font-size="9pt" style:font-size-asian="9pt" style:font-size-complex="9pt"/>
    </style:style>
    <style:style style:name="P386" style:parent-style-name="Standard" style:family="paragraph">
      <style:paragraph-properties fo:line-height="100%" fo:background-color="#B4C6E7"/>
      <style:text-properties style:font-name="Bahnschrift Light" fo:font-size="9pt" style:font-size-asian="9pt" style:font-size-complex="9pt"/>
    </style:style>
    <style:style style:name="P387" style:parent-style-name="Standard" style:family="paragraph">
      <style:paragraph-properties fo:line-height="100%" fo:background-color="#B4C6E7"/>
      <style:text-properties style:font-name="Bahnschrift Light" fo:font-size="9pt" style:font-size-asian="9pt" style:font-size-complex="9pt"/>
    </style:style>
    <style:style style:name="P388" style:parent-style-name="Standard" style:family="paragraph">
      <style:paragraph-properties fo:line-height="100%" fo:background-color="#B4C6E7"/>
      <style:text-properties style:font-name="Bahnschrift Light" fo:font-size="9pt" style:font-size-asian="9pt" style:font-size-complex="9pt"/>
    </style:style>
    <style:style style:name="P389" style:parent-style-name="Standard" style:family="paragraph">
      <style:paragraph-properties fo:line-height="100%" fo:background-color="#B4C6E7"/>
      <style:text-properties style:font-name="Bahnschrift Light" fo:font-size="9pt" style:font-size-asian="9pt" style:font-size-complex="9pt"/>
    </style:style>
    <style:style style:name="P390" style:parent-style-name="Standard" style:family="paragraph">
      <style:paragraph-properties fo:line-height="100%" fo:background-color="#B4C6E7"/>
      <style:text-properties style:font-name="Bahnschrift Light" fo:font-size="9pt" style:font-size-asian="9pt" style:font-size-complex="9pt"/>
    </style:style>
    <style:style style:name="P391" style:parent-style-name="Standard" style:family="paragraph">
      <style:paragraph-properties fo:line-height="100%" fo:background-color="#B4C6E7"/>
      <style:text-properties style:font-name="Bahnschrift Light" fo:font-size="9pt" style:font-size-asian="9pt" style:font-size-complex="9pt"/>
    </style:style>
    <style:style style:name="P392" style:parent-style-name="Standard" style:family="paragraph">
      <style:paragraph-properties fo:line-height="100%" fo:background-color="#B4C6E7"/>
      <style:text-properties style:font-name="Bahnschrift Light" fo:font-size="9pt" style:font-size-asian="9pt" style:font-size-complex="9pt"/>
    </style:style>
    <style:style style:name="P393" style:parent-style-name="Standard" style:family="paragraph">
      <style:paragraph-properties fo:line-height="100%" fo:background-color="#B4C6E7"/>
      <style:text-properties style:font-name="Bahnschrift Light" fo:font-size="9pt" style:font-size-asian="9pt" style:font-size-complex="9pt"/>
    </style:style>
    <style:style style:name="P394" style:parent-style-name="Standard" style:family="paragraph">
      <style:paragraph-properties fo:line-height="100%" fo:background-color="#B4C6E7"/>
      <style:text-properties style:font-name="Bahnschrift Light" fo:font-size="9pt" style:font-size-asian="9pt" style:font-size-complex="9pt"/>
    </style:style>
    <style:style style:name="P395" style:parent-style-name="Standard" style:family="paragraph">
      <style:paragraph-properties fo:line-height="100%" fo:background-color="#B4C6E7"/>
      <style:text-properties style:font-name="Bahnschrift Light" fo:font-size="9pt" style:font-size-asian="9pt" style:font-size-complex="9pt"/>
    </style:style>
    <style:style style:name="P396" style:parent-style-name="Standard" style:family="paragraph">
      <style:paragraph-properties fo:line-height="100%" fo:background-color="#B4C6E7"/>
      <style:text-properties style:font-name="Bahnschrift Light" fo:font-size="9pt" style:font-size-asian="9pt" style:font-size-complex="9pt"/>
    </style:style>
    <style:style style:name="P397" style:parent-style-name="Standard" style:family="paragraph">
      <style:paragraph-properties fo:line-height="100%" fo:background-color="#B4C6E7"/>
      <style:text-properties style:font-name="Bahnschrift Light" fo:font-size="9pt" style:font-size-asian="9pt" style:font-size-complex="9pt"/>
    </style:style>
    <style:style style:name="P398" style:parent-style-name="Standard" style:family="paragraph">
      <style:paragraph-properties fo:line-height="100%" fo:background-color="#B4C6E7"/>
      <style:text-properties style:font-name="Bahnschrift Light" fo:font-size="9pt" style:font-size-asian="9pt" style:font-size-complex="9pt"/>
    </style:style>
    <style:style style:name="P399" style:parent-style-name="Standard" style:family="paragraph">
      <style:paragraph-properties fo:line-height="100%" fo:background-color="#B4C6E7"/>
      <style:text-properties style:font-name="Bahnschrift Light" fo:font-size="9pt" style:font-size-asian="9pt" style:font-size-complex="9pt"/>
    </style:style>
    <style:style style:name="P400" style:parent-style-name="Standard" style:family="paragraph">
      <style:paragraph-properties fo:line-height="100%" fo:background-color="#B4C6E7"/>
      <style:text-properties style:font-name="Bahnschrift Light" fo:font-size="9pt" style:font-size-asian="9pt" style:font-size-complex="9pt"/>
    </style:style>
    <style:style style:name="P401" style:parent-style-name="Standard" style:family="paragraph">
      <style:paragraph-properties fo:line-height="100%" fo:background-color="#B4C6E7"/>
      <style:text-properties style:font-name="Bahnschrift Light" fo:font-size="9pt" style:font-size-asian="9pt" style:font-size-complex="9pt"/>
    </style:style>
    <style:style style:name="P402" style:parent-style-name="Standard" style:family="paragraph">
      <style:paragraph-properties fo:line-height="100%" fo:background-color="#B4C6E7"/>
      <style:text-properties style:font-name="Bahnschrift Light" fo:font-size="9pt" style:font-size-asian="9pt" style:font-size-complex="9pt"/>
    </style:style>
    <style:style style:name="P403" style:parent-style-name="Standard" style:family="paragraph">
      <style:paragraph-properties fo:line-height="100%" fo:background-color="#B4C6E7"/>
      <style:text-properties style:font-name="Bahnschrift Light" fo:font-size="9pt" style:font-size-asian="9pt" style:font-size-complex="9pt"/>
    </style:style>
    <style:style style:name="P404" style:parent-style-name="Standard" style:family="paragraph">
      <style:paragraph-properties fo:line-height="100%" fo:background-color="#B4C6E7"/>
      <style:text-properties style:font-name="Bahnschrift Light" fo:font-size="9pt" style:font-size-asian="9pt" style:font-size-complex="9pt"/>
    </style:style>
    <style:style style:name="P405" style:parent-style-name="Standard" style:family="paragraph">
      <style:paragraph-properties fo:line-height="100%" fo:background-color="#B4C6E7"/>
      <style:text-properties style:font-name="Bahnschrift Light" fo:font-size="9pt" style:font-size-asian="9pt" style:font-size-complex="9pt"/>
    </style:style>
    <style:style style:name="P406" style:parent-style-name="Standard" style:family="paragraph">
      <style:paragraph-properties fo:line-height="100%" fo:background-color="#B4C6E7"/>
      <style:text-properties style:font-name="Bahnschrift Light" fo:font-size="9pt" style:font-size-asian="9pt" style:font-size-complex="9pt"/>
    </style:style>
    <style:style style:name="P407" style:parent-style-name="Standard" style:family="paragraph">
      <style:paragraph-properties fo:line-height="100%" fo:background-color="#B4C6E7"/>
      <style:text-properties style:font-name="Bahnschrift Light" fo:font-size="9pt" style:font-size-asian="9pt" style:font-size-complex="9pt"/>
    </style:style>
    <style:style style:name="P408" style:parent-style-name="Standard" style:family="paragraph">
      <style:paragraph-properties fo:line-height="100%" fo:background-color="#B4C6E7"/>
      <style:text-properties style:font-name="Bahnschrift Light" fo:font-size="9pt" style:font-size-asian="9pt" style:font-size-complex="9pt"/>
    </style:style>
    <style:style style:name="P409" style:parent-style-name="Standard" style:family="paragraph">
      <style:paragraph-properties fo:line-height="100%" fo:background-color="#B4C6E7"/>
      <style:text-properties style:font-name="Bahnschrift Light" fo:font-size="9pt" style:font-size-asian="9pt" style:font-size-complex="9pt"/>
    </style:style>
    <style:style style:name="P410" style:parent-style-name="Standard" style:family="paragraph">
      <style:paragraph-properties fo:line-height="100%" fo:background-color="#B4C6E7"/>
      <style:text-properties style:font-name="Bahnschrift Light" fo:font-size="9pt" style:font-size-asian="9pt" style:font-size-complex="9pt"/>
    </style:style>
    <style:style style:name="P411" style:parent-style-name="Standard" style:family="paragraph">
      <style:paragraph-properties fo:line-height="100%" fo:background-color="#B4C6E7"/>
      <style:text-properties style:font-name="Bahnschrift Light" fo:font-size="9pt" style:font-size-asian="9pt" style:font-size-complex="9pt"/>
    </style:style>
    <style:style style:name="P412" style:parent-style-name="Standard" style:family="paragraph">
      <style:paragraph-properties fo:line-height="100%" fo:background-color="#B4C6E7"/>
      <style:text-properties style:font-name="Bahnschrift Light" fo:font-size="9pt" style:font-size-asian="9pt" style:font-size-complex="9pt"/>
    </style:style>
    <style:style style:name="P413" style:parent-style-name="Standard" style:family="paragraph">
      <style:paragraph-properties fo:line-height="100%" fo:background-color="#B4C6E7"/>
      <style:text-properties style:font-name="Bahnschrift Light" fo:font-size="9pt" style:font-size-asian="9pt" style:font-size-complex="9pt"/>
    </style:style>
    <style:style style:name="P414" style:parent-style-name="Standard" style:family="paragraph">
      <style:paragraph-properties fo:line-height="100%" fo:background-color="#B4C6E7"/>
      <style:text-properties style:font-name="Bahnschrift Light" fo:font-size="9pt" style:font-size-asian="9pt" style:font-size-complex="9pt"/>
    </style:style>
    <style:style style:name="P415" style:parent-style-name="Standard" style:family="paragraph">
      <style:paragraph-properties fo:line-height="100%" fo:background-color="#B4C6E7"/>
      <style:text-properties style:font-name="Bahnschrift Light" fo:font-size="9pt" style:font-size-asian="9pt" style:font-size-complex="9pt"/>
    </style:style>
    <style:style style:name="P416" style:parent-style-name="Standard" style:family="paragraph">
      <style:paragraph-properties fo:line-height="100%" fo:background-color="#B4C6E7"/>
      <style:text-properties style:font-name="Bahnschrift Light" fo:font-size="9pt" style:font-size-asian="9pt" style:font-size-complex="9pt"/>
    </style:style>
    <style:style style:name="P417" style:parent-style-name="Standard" style:family="paragraph">
      <style:paragraph-properties fo:line-height="100%" fo:background-color="#B4C6E7"/>
      <style:text-properties style:font-name="Bahnschrift Light" fo:font-size="9pt" style:font-size-asian="9pt" style:font-size-complex="9pt"/>
    </style:style>
    <style:style style:name="P418" style:parent-style-name="Standard" style:family="paragraph">
      <style:paragraph-properties fo:line-height="100%" fo:background-color="#B4C6E7"/>
      <style:text-properties style:font-name="Bahnschrift Light" fo:font-size="9pt" style:font-size-asian="9pt" style:font-size-complex="9pt"/>
    </style:style>
    <style:style style:name="P419" style:parent-style-name="Standard" style:family="paragraph">
      <style:paragraph-properties fo:line-height="100%" fo:background-color="#B4C6E7"/>
      <style:text-properties style:font-name="Bahnschrift Light" fo:font-size="9pt" style:font-size-asian="9pt" style:font-size-complex="9pt"/>
    </style:style>
    <style:style style:name="P420" style:parent-style-name="Standard" style:family="paragraph">
      <style:paragraph-properties fo:line-height="100%" fo:background-color="#B4C6E7"/>
      <style:text-properties style:font-name="Bahnschrift Light" fo:font-size="9pt" style:font-size-asian="9pt" style:font-size-complex="9pt"/>
    </style:style>
    <style:style style:name="P421" style:parent-style-name="Standard" style:family="paragraph">
      <style:paragraph-properties fo:line-height="100%" fo:background-color="#B4C6E7"/>
      <style:text-properties style:font-name="Bahnschrift Light" fo:font-size="9pt" style:font-size-asian="9pt" style:font-size-complex="9pt"/>
    </style:style>
    <style:style style:name="P422" style:parent-style-name="Standard" style:family="paragraph">
      <style:paragraph-properties fo:line-height="100%" fo:background-color="#B4C6E7"/>
      <style:text-properties style:font-name="Bahnschrift Light" fo:font-size="9pt" style:font-size-asian="9pt" style:font-size-complex="9pt"/>
    </style:style>
    <style:style style:name="P423" style:parent-style-name="Standard" style:family="paragraph">
      <style:paragraph-properties fo:line-height="100%" fo:background-color="#B4C6E7"/>
      <style:text-properties style:font-name="Bahnschrift Light" fo:font-size="9pt" style:font-size-asian="9pt" style:font-size-complex="9pt"/>
    </style:style>
    <style:style style:name="P424" style:parent-style-name="Standard" style:family="paragraph">
      <style:paragraph-properties fo:line-height="100%" fo:background-color="#B4C6E7"/>
      <style:text-properties style:font-name="Bahnschrift Light" fo:font-size="9pt" style:font-size-asian="9pt" style:font-size-complex="9pt"/>
    </style:style>
    <style:style style:name="P425" style:parent-style-name="Standard" style:family="paragraph">
      <style:paragraph-properties fo:line-height="100%" fo:background-color="#B4C6E7"/>
      <style:text-properties style:font-name="Bahnschrift Light" fo:font-size="9pt" style:font-size-asian="9pt" style:font-size-complex="9pt"/>
    </style:style>
    <style:style style:name="P426" style:parent-style-name="Standard" style:family="paragraph">
      <style:paragraph-properties fo:line-height="100%" fo:background-color="#B4C6E7"/>
      <style:text-properties style:font-name="Bahnschrift Light" fo:font-size="9pt" style:font-size-asian="9pt" style:font-size-complex="9pt"/>
    </style:style>
    <style:style style:name="P427" style:parent-style-name="Standard" style:family="paragraph">
      <style:paragraph-properties fo:line-height="100%" fo:background-color="#B4C6E7"/>
      <style:text-properties style:font-name="Bahnschrift Light" fo:font-size="9pt" style:font-size-asian="9pt" style:font-size-complex="9pt"/>
    </style:style>
    <style:style style:name="P428" style:parent-style-name="Standard" style:family="paragraph">
      <style:paragraph-properties fo:line-height="100%" fo:background-color="#B4C6E7"/>
      <style:text-properties style:font-name="Bahnschrift Light" fo:font-size="9pt" style:font-size-asian="9pt" style:font-size-complex="9pt"/>
    </style:style>
    <style:style style:name="P429" style:parent-style-name="Standard" style:family="paragraph">
      <style:paragraph-properties fo:line-height="100%" fo:background-color="#B4C6E7"/>
      <style:text-properties style:font-name="Bahnschrift Light" fo:font-size="9pt" style:font-size-asian="9pt" style:font-size-complex="9pt"/>
    </style:style>
    <style:style style:name="P430" style:parent-style-name="Standard" style:family="paragraph">
      <style:paragraph-properties fo:line-height="100%" fo:background-color="#B4C6E7"/>
      <style:text-properties style:font-name="Bahnschrift Light" fo:font-size="9pt" style:font-size-asian="9pt" style:font-size-complex="9pt"/>
    </style:style>
    <style:style style:name="P431" style:parent-style-name="Standard" style:family="paragraph">
      <style:paragraph-properties fo:line-height="100%" fo:background-color="#B4C6E7"/>
      <style:text-properties style:font-name="Bahnschrift Light" fo:font-size="9pt" style:font-size-asian="9pt" style:font-size-complex="9pt"/>
    </style:style>
    <style:style style:name="P432" style:parent-style-name="Standard" style:family="paragraph">
      <style:paragraph-properties fo:line-height="100%" fo:background-color="#B4C6E7"/>
      <style:text-properties style:font-name="Bahnschrift Light" fo:font-size="9pt" style:font-size-asian="9pt" style:font-size-complex="9pt"/>
    </style:style>
    <style:style style:name="P433" style:parent-style-name="Standard" style:family="paragraph">
      <style:paragraph-properties fo:line-height="100%" fo:background-color="#B4C6E7"/>
      <style:text-properties style:font-name="Bahnschrift Light" fo:font-size="9pt" style:font-size-asian="9pt" style:font-size-complex="9pt"/>
    </style:style>
    <style:style style:name="P434" style:parent-style-name="Standard" style:family="paragraph">
      <style:paragraph-properties fo:line-height="100%" fo:background-color="#B4C6E7"/>
      <style:text-properties style:font-name="Bahnschrift Light" fo:font-size="9pt" style:font-size-asian="9pt" style:font-size-complex="9pt"/>
    </style:style>
    <style:style style:name="P435" style:parent-style-name="Standard" style:family="paragraph">
      <style:paragraph-properties fo:line-height="100%" fo:background-color="#B4C6E7"/>
      <style:text-properties style:font-name="Bahnschrift Light" fo:font-size="9pt" style:font-size-asian="9pt" style:font-size-complex="9pt"/>
    </style:style>
    <style:style style:name="P436" style:parent-style-name="Standard" style:family="paragraph">
      <style:paragraph-properties fo:line-height="100%" fo:background-color="#B4C6E7"/>
      <style:text-properties style:font-name="Bahnschrift Light" fo:font-size="9pt" style:font-size-asian="9pt" style:font-size-complex="9pt"/>
    </style:style>
    <style:style style:name="P437" style:parent-style-name="Standard" style:family="paragraph">
      <style:paragraph-properties fo:line-height="100%" fo:background-color="#B4C6E7"/>
      <style:text-properties style:font-name="Bahnschrift Light" fo:font-size="9pt" style:font-size-asian="9pt" style:font-size-complex="9pt"/>
    </style:style>
    <style:style style:name="P438" style:parent-style-name="Standard" style:family="paragraph">
      <style:paragraph-properties fo:line-height="100%" fo:background-color="#B4C6E7"/>
      <style:text-properties style:font-name="Bahnschrift Light" fo:font-size="9pt" style:font-size-asian="9pt" style:font-size-complex="9pt"/>
    </style:style>
    <style:style style:name="P439" style:parent-style-name="Standard" style:family="paragraph">
      <style:paragraph-properties fo:line-height="100%" fo:background-color="#B4C6E7"/>
      <style:text-properties style:font-name="Bahnschrift Light" fo:font-size="9pt" style:font-size-asian="9pt" style:font-size-complex="9pt"/>
    </style:style>
    <style:style style:name="P440" style:parent-style-name="Standard" style:family="paragraph">
      <style:paragraph-properties fo:line-height="100%" fo:background-color="#B4C6E7"/>
      <style:text-properties style:font-name="Bahnschrift Light" fo:font-size="9pt" style:font-size-asian="9pt" style:font-size-complex="9pt"/>
    </style:style>
    <style:style style:name="P441" style:parent-style-name="Standard" style:family="paragraph">
      <style:paragraph-properties fo:line-height="100%" fo:background-color="#B4C6E7"/>
      <style:text-properties style:font-name="Bahnschrift Light" fo:font-size="9pt" style:font-size-asian="9pt" style:font-size-complex="9pt"/>
    </style:style>
    <style:style style:name="P442" style:parent-style-name="Standard" style:family="paragraph">
      <style:paragraph-properties fo:line-height="100%" fo:background-color="#B4C6E7"/>
      <style:text-properties style:font-name="Bahnschrift Light" fo:font-size="9pt" style:font-size-asian="9pt" style:font-size-complex="9pt"/>
    </style:style>
    <style:style style:name="P443" style:parent-style-name="Standard" style:family="paragraph">
      <style:paragraph-properties fo:line-height="100%" fo:background-color="#B4C6E7"/>
      <style:text-properties style:font-name="Bahnschrift Light" fo:font-size="9pt" style:font-size-asian="9pt" style:font-size-complex="9pt"/>
    </style:style>
    <style:style style:name="P444" style:parent-style-name="Standard" style:family="paragraph">
      <style:paragraph-properties fo:line-height="100%" fo:background-color="#B4C6E7"/>
      <style:text-properties style:font-name="Bahnschrift Light" fo:font-size="9pt" style:font-size-asian="9pt" style:font-size-complex="9pt"/>
    </style:style>
    <style:style style:name="P445" style:parent-style-name="Standard" style:family="paragraph">
      <style:paragraph-properties fo:line-height="100%" fo:background-color="#B4C6E7"/>
      <style:text-properties style:font-name="Bahnschrift Light" fo:font-size="9pt" style:font-size-asian="9pt" style:font-size-complex="9pt"/>
    </style:style>
    <style:style style:name="P446" style:parent-style-name="Standard" style:family="paragraph">
      <style:paragraph-properties fo:line-height="100%" fo:background-color="#B4C6E7"/>
      <style:text-properties style:font-name="Bahnschrift Light" fo:font-size="9pt" style:font-size-asian="9pt" style:font-size-complex="9pt"/>
    </style:style>
    <style:style style:name="P447" style:parent-style-name="Standard" style:family="paragraph">
      <style:paragraph-properties fo:line-height="100%" fo:background-color="#B4C6E7"/>
      <style:text-properties style:font-name="Bahnschrift Light" fo:font-size="9pt" style:font-size-asian="9pt" style:font-size-complex="9pt"/>
    </style:style>
    <style:style style:name="P448" style:parent-style-name="Standard" style:family="paragraph">
      <style:paragraph-properties fo:line-height="100%" fo:background-color="#B4C6E7"/>
      <style:text-properties style:font-name="Bahnschrift Light" fo:font-size="9pt" style:font-size-asian="9pt" style:font-size-complex="9pt"/>
    </style:style>
    <style:style style:name="P449" style:parent-style-name="Standard" style:family="paragraph">
      <style:paragraph-properties fo:line-height="100%" fo:background-color="#B4C6E7"/>
      <style:text-properties style:font-name="Bahnschrift Light" fo:font-size="9pt" style:font-size-asian="9pt" style:font-size-complex="9pt"/>
    </style:style>
    <style:style style:name="P450" style:parent-style-name="Standard" style:family="paragraph">
      <style:paragraph-properties fo:line-height="100%" fo:background-color="#B4C6E7"/>
      <style:text-properties style:font-name="Bahnschrift Light" fo:font-size="9pt" style:font-size-asian="9pt" style:font-size-complex="9pt"/>
    </style:style>
    <style:style style:name="P451" style:parent-style-name="Standard" style:family="paragraph">
      <style:paragraph-properties fo:line-height="100%" fo:background-color="#B4C6E7"/>
      <style:text-properties style:font-name="Bahnschrift Light" fo:font-size="9pt" style:font-size-asian="9pt" style:font-size-complex="9pt"/>
    </style:style>
    <style:style style:name="P452" style:parent-style-name="Standard" style:family="paragraph">
      <style:paragraph-properties fo:line-height="100%" fo:background-color="#B4C6E7"/>
      <style:text-properties style:font-name="Bahnschrift Light" fo:font-size="9pt" style:font-size-asian="9pt" style:font-size-complex="9pt"/>
    </style:style>
    <style:style style:name="P453" style:parent-style-name="Standard" style:family="paragraph">
      <style:paragraph-properties fo:line-height="100%" fo:background-color="#B4C6E7"/>
      <style:text-properties style:font-name="Bahnschrift Light" fo:font-size="9pt" style:font-size-asian="9pt" style:font-size-complex="9pt"/>
    </style:style>
    <style:style style:name="P454" style:parent-style-name="Standard" style:family="paragraph">
      <style:paragraph-properties fo:line-height="100%" fo:background-color="#B4C6E7"/>
      <style:text-properties style:font-name="Bahnschrift Light" fo:font-size="9pt" style:font-size-asian="9pt" style:font-size-complex="9pt"/>
    </style:style>
    <style:style style:name="P455" style:parent-style-name="Standard" style:family="paragraph">
      <style:paragraph-properties fo:line-height="100%" fo:background-color="#B4C6E7"/>
      <style:text-properties style:font-name="Bahnschrift Light" fo:font-size="9pt" style:font-size-asian="9pt" style:font-size-complex="9pt"/>
    </style:style>
    <style:style style:name="P456" style:parent-style-name="Standard" style:family="paragraph">
      <style:paragraph-properties fo:line-height="100%" fo:background-color="#B4C6E7"/>
      <style:text-properties style:font-name="Bahnschrift Light" fo:font-size="9pt" style:font-size-asian="9pt" style:font-size-complex="9pt"/>
    </style:style>
    <style:style style:name="P457" style:parent-style-name="Standard" style:family="paragraph">
      <style:paragraph-properties fo:line-height="100%" fo:background-color="#B4C6E7"/>
      <style:text-properties style:font-name="Bahnschrift Light" fo:font-size="9pt" style:font-size-asian="9pt" style:font-size-complex="9pt"/>
    </style:style>
    <style:style style:name="P458" style:parent-style-name="Standard" style:family="paragraph">
      <style:paragraph-properties fo:line-height="100%" fo:background-color="#B4C6E7"/>
      <style:text-properties style:font-name="Bahnschrift Light" fo:font-size="9pt" style:font-size-asian="9pt" style:font-size-complex="9pt"/>
    </style:style>
    <style:style style:name="P459" style:parent-style-name="Standard" style:family="paragraph">
      <style:paragraph-properties fo:line-height="100%" fo:background-color="#B4C6E7"/>
      <style:text-properties style:font-name="Bahnschrift Light" fo:font-size="9pt" style:font-size-asian="9pt" style:font-size-complex="9pt"/>
    </style:style>
    <style:style style:name="P460" style:parent-style-name="Standard" style:family="paragraph">
      <style:paragraph-properties fo:line-height="100%" fo:background-color="#B4C6E7"/>
      <style:text-properties style:font-name="Bahnschrift Light" fo:font-size="9pt" style:font-size-asian="9pt" style:font-size-complex="9pt"/>
    </style:style>
    <style:style style:name="P461" style:parent-style-name="Standard" style:family="paragraph">
      <style:paragraph-properties fo:line-height="100%" fo:background-color="#B4C6E7"/>
      <style:text-properties style:font-name="Bahnschrift Light" fo:font-size="9pt" style:font-size-asian="9pt" style:font-size-complex="9pt"/>
    </style:style>
    <style:style style:name="P462" style:parent-style-name="Standard" style:family="paragraph">
      <style:paragraph-properties fo:line-height="100%" fo:background-color="#B4C6E7"/>
      <style:text-properties style:font-name="Bahnschrift Light" fo:font-size="9pt" style:font-size-asian="9pt" style:font-size-complex="9pt"/>
    </style:style>
    <style:style style:name="P463" style:parent-style-name="Standard" style:family="paragraph">
      <style:paragraph-properties fo:line-height="100%" fo:background-color="#B4C6E7"/>
      <style:text-properties style:font-name="Bahnschrift Light" fo:font-size="9pt" style:font-size-asian="9pt" style:font-size-complex="9pt"/>
    </style:style>
    <style:style style:name="P464" style:parent-style-name="Standard" style:family="paragraph">
      <style:paragraph-properties fo:line-height="100%" fo:background-color="#B4C6E7"/>
      <style:text-properties style:font-name="Bahnschrift Light" fo:font-size="9pt" style:font-size-asian="9pt" style:font-size-complex="9pt"/>
    </style:style>
    <style:style style:name="P465" style:parent-style-name="Standard" style:family="paragraph">
      <style:paragraph-properties fo:line-height="100%"/>
      <style:text-properties style:font-name="Bahnschrift Light" fo:font-size="9pt" style:font-size-asian="9pt" style:font-size-complex="9pt"/>
    </style:style>
    <style:style style:name="P466" style:parent-style-name="Standard" style:family="paragraph">
      <style:paragraph-properties fo:line-height="100%" fo:background-color="#B4C6E7"/>
      <style:text-properties style:font-name="Bahnschrift Light" fo:font-size="9pt" style:font-size-asian="9pt" style:font-size-complex="9pt"/>
    </style:style>
    <style:style style:name="P467" style:parent-style-name="Standard" style:family="paragraph">
      <style:paragraph-properties fo:line-height="100%" fo:background-color="#B4C6E7"/>
      <style:text-properties style:font-name="Bahnschrift Light" fo:font-size="9pt" style:font-size-asian="9pt" style:font-size-complex="9pt"/>
    </style:style>
    <style:style style:name="P468" style:parent-style-name="Standard" style:family="paragraph">
      <style:paragraph-properties fo:line-height="100%" fo:background-color="#B4C6E7"/>
      <style:text-properties style:font-name="Bahnschrift Light" fo:font-size="9pt" style:font-size-asian="9pt" style:font-size-complex="9pt"/>
    </style:style>
    <style:style style:name="P469" style:parent-style-name="Standard" style:family="paragraph">
      <style:paragraph-properties fo:line-height="100%" fo:background-color="#B4C6E7"/>
      <style:text-properties style:font-name="Bahnschrift Light" fo:font-size="9pt" style:font-size-asian="9pt" style:font-size-complex="9pt"/>
    </style:style>
    <style:style style:name="P470" style:parent-style-name="Standard" style:family="paragraph">
      <style:paragraph-properties fo:line-height="100%" fo:background-color="#B4C6E7"/>
      <style:text-properties style:font-name="Bahnschrift Light" fo:font-size="9pt" style:font-size-asian="9pt" style:font-size-complex="9pt"/>
    </style:style>
    <style:style style:name="P471" style:parent-style-name="Standard" style:family="paragraph">
      <style:paragraph-properties fo:line-height="100%" fo:background-color="#B4C6E7"/>
      <style:text-properties style:font-name="Bahnschrift Light" fo:font-size="9pt" style:font-size-asian="9pt" style:font-size-complex="9pt"/>
    </style:style>
    <style:style style:name="P472" style:parent-style-name="Standard" style:family="paragraph">
      <style:paragraph-properties fo:line-height="100%" fo:background-color="#B4C6E7"/>
      <style:text-properties style:font-name="Bahnschrift Light" fo:font-size="9pt" style:font-size-asian="9pt" style:font-size-complex="9pt"/>
    </style:style>
    <style:style style:name="P473" style:parent-style-name="Standard" style:family="paragraph">
      <style:paragraph-properties fo:line-height="100%" fo:background-color="#B4C6E7"/>
      <style:text-properties style:font-name="Bahnschrift Light" fo:font-size="9pt" style:font-size-asian="9pt" style:font-size-complex="9pt"/>
    </style:style>
    <style:style style:name="P474" style:parent-style-name="Standard" style:family="paragraph">
      <style:paragraph-properties fo:line-height="100%" fo:background-color="#B4C6E7"/>
      <style:text-properties style:font-name="Bahnschrift Light" fo:font-size="9pt" style:font-size-asian="9pt" style:font-size-complex="9pt"/>
    </style:style>
    <style:style style:name="P475" style:parent-style-name="Standard" style:family="paragraph">
      <style:paragraph-properties fo:line-height="100%" fo:background-color="#B4C6E7"/>
      <style:text-properties style:font-name="Bahnschrift Light" fo:font-size="9pt" style:font-size-asian="9pt" style:font-size-complex="9pt"/>
    </style:style>
    <style:style style:name="P476" style:parent-style-name="Standard" style:family="paragraph">
      <style:paragraph-properties fo:line-height="100%" fo:background-color="#B4C6E7"/>
      <style:text-properties style:font-name="Bahnschrift Light" fo:font-size="9pt" style:font-size-asian="9pt" style:font-size-complex="9pt"/>
    </style:style>
    <style:style style:name="P477" style:parent-style-name="Standard" style:family="paragraph">
      <style:paragraph-properties fo:line-height="100%" fo:background-color="#B4C6E7"/>
      <style:text-properties style:font-name="Bahnschrift Light" fo:font-size="9pt" style:font-size-asian="9pt" style:font-size-complex="9pt"/>
    </style:style>
    <style:style style:name="P478" style:parent-style-name="Standard" style:family="paragraph">
      <style:paragraph-properties fo:line-height="100%" fo:background-color="#B4C6E7"/>
      <style:text-properties style:font-name="Bahnschrift Light" fo:font-size="9pt" style:font-size-asian="9pt" style:font-size-complex="9pt"/>
    </style:style>
    <style:style style:name="P479" style:parent-style-name="Standard" style:family="paragraph">
      <style:paragraph-properties fo:line-height="100%" fo:background-color="#B4C6E7"/>
      <style:text-properties style:font-name="Bahnschrift Light" fo:font-size="9pt" style:font-size-asian="9pt" style:font-size-complex="9pt"/>
    </style:style>
    <style:style style:name="P480" style:parent-style-name="Standard" style:family="paragraph">
      <style:paragraph-properties fo:line-height="100%" fo:background-color="#B4C6E7"/>
      <style:text-properties style:font-name="Bahnschrift Light" fo:font-size="9pt" style:font-size-asian="9pt" style:font-size-complex="9pt"/>
    </style:style>
    <style:style style:name="P481" style:parent-style-name="Standard" style:family="paragraph">
      <style:paragraph-properties fo:line-height="100%" fo:background-color="#B4C6E7"/>
      <style:text-properties style:font-name="Bahnschrift Light" fo:font-size="9pt" style:font-size-asian="9pt" style:font-size-complex="9pt"/>
    </style:style>
    <style:style style:name="P482" style:parent-style-name="Standard" style:family="paragraph">
      <style:paragraph-properties fo:line-height="100%" fo:background-color="#B4C6E7"/>
      <style:text-properties style:font-name="Bahnschrift Light" fo:font-size="9pt" style:font-size-asian="9pt" style:font-size-complex="9pt"/>
    </style:style>
    <style:style style:name="P483" style:parent-style-name="Standard" style:family="paragraph">
      <style:paragraph-properties fo:line-height="100%" fo:background-color="#B4C6E7"/>
      <style:text-properties style:font-name="Bahnschrift Light" fo:font-size="9pt" style:font-size-asian="9pt" style:font-size-complex="9pt"/>
    </style:style>
    <style:style style:name="P484" style:parent-style-name="Standard" style:family="paragraph">
      <style:paragraph-properties fo:line-height="100%" fo:background-color="#B4C6E7"/>
      <style:text-properties style:font-name="Bahnschrift Light" fo:font-size="9pt" style:font-size-asian="9pt" style:font-size-complex="9pt"/>
    </style:style>
    <style:style style:name="P485" style:parent-style-name="Standard" style:family="paragraph">
      <style:paragraph-properties fo:line-height="100%" fo:background-color="#B4C6E7"/>
      <style:text-properties style:font-name="Bahnschrift Light" fo:font-size="9pt" style:font-size-asian="9pt" style:font-size-complex="9pt"/>
    </style:style>
    <style:style style:name="P486" style:parent-style-name="Standard" style:family="paragraph">
      <style:paragraph-properties fo:line-height="100%" fo:background-color="#B4C6E7"/>
      <style:text-properties style:font-name="Bahnschrift Light" fo:font-size="9pt" style:font-size-asian="9pt" style:font-size-complex="9pt"/>
    </style:style>
    <style:style style:name="P487" style:parent-style-name="Standard" style:family="paragraph">
      <style:paragraph-properties fo:line-height="100%" fo:background-color="#B4C6E7"/>
      <style:text-properties style:font-name="Bahnschrift Light" fo:font-size="9pt" style:font-size-asian="9pt" style:font-size-complex="9pt"/>
    </style:style>
    <style:style style:name="P488" style:parent-style-name="Standard" style:family="paragraph">
      <style:paragraph-properties fo:line-height="100%" fo:background-color="#B4C6E7"/>
      <style:text-properties style:font-name="Bahnschrift Light" fo:font-size="9pt" style:font-size-asian="9pt" style:font-size-complex="9pt"/>
    </style:style>
    <style:style style:name="P489" style:parent-style-name="Standard" style:family="paragraph">
      <style:paragraph-properties fo:line-height="100%" fo:background-color="#B4C6E7"/>
      <style:text-properties style:font-name="Bahnschrift Light" fo:font-size="9pt" style:font-size-asian="9pt" style:font-size-complex="9pt"/>
    </style:style>
    <style:style style:name="P490" style:parent-style-name="Standard" style:family="paragraph">
      <style:paragraph-properties fo:line-height="100%" fo:background-color="#B4C6E7"/>
      <style:text-properties style:font-name="Bahnschrift Light" fo:font-size="9pt" style:font-size-asian="9pt" style:font-size-complex="9pt"/>
    </style:style>
    <style:style style:name="P491" style:parent-style-name="Standard" style:family="paragraph">
      <style:paragraph-properties fo:line-height="100%" fo:background-color="#B4C6E7"/>
      <style:text-properties style:font-name="Bahnschrift Light" fo:font-size="9pt" style:font-size-asian="9pt" style:font-size-complex="9pt"/>
    </style:style>
    <style:style style:name="P492" style:parent-style-name="Standard" style:family="paragraph">
      <style:paragraph-properties fo:line-height="100%" fo:background-color="#B4C6E7"/>
      <style:text-properties style:font-name="Bahnschrift Light" fo:font-size="9pt" style:font-size-asian="9pt" style:font-size-complex="9pt"/>
    </style:style>
    <style:style style:name="P493" style:parent-style-name="Standard" style:family="paragraph">
      <style:paragraph-properties fo:line-height="100%" fo:background-color="#B4C6E7"/>
      <style:text-properties style:font-name="Bahnschrift Light" fo:font-size="9pt" style:font-size-asian="9pt" style:font-size-complex="9pt"/>
    </style:style>
    <style:style style:name="P494" style:parent-style-name="Standard" style:family="paragraph">
      <style:paragraph-properties fo:line-height="100%" fo:background-color="#B4C6E7"/>
      <style:text-properties style:font-name="Bahnschrift Light" fo:font-size="9pt" style:font-size-asian="9pt" style:font-size-complex="9pt"/>
    </style:style>
    <style:style style:name="P495" style:parent-style-name="Standard" style:family="paragraph">
      <style:paragraph-properties fo:line-height="100%" fo:background-color="#B4C6E7"/>
      <style:text-properties style:font-name="Bahnschrift Light" fo:font-size="9pt" style:font-size-asian="9pt" style:font-size-complex="9pt"/>
    </style:style>
    <style:style style:name="P496" style:parent-style-name="Standard" style:family="paragraph">
      <style:paragraph-properties fo:line-height="100%" fo:background-color="#B4C6E7"/>
      <style:text-properties style:font-name="Bahnschrift Light" fo:font-size="9pt" style:font-size-asian="9pt" style:font-size-complex="9pt"/>
    </style:style>
    <style:style style:name="P497" style:parent-style-name="Standard" style:family="paragraph">
      <style:paragraph-properties fo:line-height="100%" fo:background-color="#B4C6E7"/>
      <style:text-properties style:font-name="Bahnschrift Light" fo:font-size="9pt" style:font-size-asian="9pt" style:font-size-complex="9pt"/>
    </style:style>
    <style:style style:name="P498" style:parent-style-name="Standard" style:family="paragraph">
      <style:paragraph-properties fo:line-height="100%" fo:background-color="#B4C6E7"/>
      <style:text-properties style:font-name="Bahnschrift Light" fo:font-size="9pt" style:font-size-asian="9pt" style:font-size-complex="9pt"/>
    </style:style>
    <style:style style:name="P499" style:parent-style-name="Standard" style:family="paragraph">
      <style:paragraph-properties fo:line-height="100%" fo:background-color="#B4C6E7"/>
      <style:text-properties style:font-name="Bahnschrift Light" fo:font-size="9pt" style:font-size-asian="9pt" style:font-size-complex="9pt"/>
    </style:style>
    <style:style style:name="P500" style:parent-style-name="Standard" style:family="paragraph">
      <style:paragraph-properties fo:line-height="100%" fo:background-color="#B4C6E7"/>
      <style:text-properties style:font-name="Bahnschrift Light" fo:font-size="9pt" style:font-size-asian="9pt" style:font-size-complex="9pt"/>
    </style:style>
    <style:style style:name="P501" style:parent-style-name="Standard" style:family="paragraph">
      <style:paragraph-properties fo:line-height="100%" fo:background-color="#B4C6E7"/>
      <style:text-properties style:font-name="Bahnschrift Light" fo:font-size="9pt" style:font-size-asian="9pt" style:font-size-complex="9pt"/>
    </style:style>
    <style:style style:name="P502" style:parent-style-name="Standard" style:family="paragraph">
      <style:paragraph-properties fo:line-height="100%" fo:background-color="#B4C6E7"/>
      <style:text-properties style:font-name="Bahnschrift Light" fo:font-size="9pt" style:font-size-asian="9pt" style:font-size-complex="9pt"/>
    </style:style>
    <style:style style:name="P503" style:parent-style-name="Standard" style:family="paragraph">
      <style:paragraph-properties fo:line-height="100%" fo:background-color="#B4C6E7"/>
      <style:text-properties style:font-name="Bahnschrift Light" fo:font-size="9pt" style:font-size-asian="9pt" style:font-size-complex="9pt"/>
    </style:style>
    <style:style style:name="P504" style:parent-style-name="Standard" style:family="paragraph">
      <style:paragraph-properties fo:line-height="100%" fo:background-color="#B4C6E7"/>
      <style:text-properties style:font-name="Bahnschrift Light" fo:font-size="9pt" style:font-size-asian="9pt" style:font-size-complex="9pt"/>
    </style:style>
    <style:style style:name="P505" style:parent-style-name="Standard" style:family="paragraph">
      <style:paragraph-properties fo:line-height="100%" fo:background-color="#B4C6E7"/>
      <style:text-properties style:font-name="Bahnschrift Light" fo:font-size="9pt" style:font-size-asian="9pt" style:font-size-complex="9pt"/>
    </style:style>
    <style:style style:name="P506" style:parent-style-name="Standard" style:family="paragraph">
      <style:paragraph-properties fo:line-height="100%" fo:background-color="#B4C6E7"/>
      <style:text-properties style:font-name="Bahnschrift Light" fo:font-size="9pt" style:font-size-asian="9pt" style:font-size-complex="9pt"/>
    </style:style>
    <style:style style:name="P507" style:parent-style-name="Standard" style:family="paragraph">
      <style:paragraph-properties fo:line-height="100%" fo:background-color="#B4C6E7"/>
      <style:text-properties style:font-name="Bahnschrift Light" fo:font-size="9pt" style:font-size-asian="9pt" style:font-size-complex="9pt"/>
    </style:style>
    <style:style style:name="P508" style:parent-style-name="Standard" style:family="paragraph">
      <style:paragraph-properties fo:line-height="100%"/>
      <style:text-properties style:font-name="Bahnschrift Light" fo:font-size="9pt" style:font-size-asian="9pt" style:font-size-complex="9pt"/>
    </style:style>
    <style:style style:name="P509" style:parent-style-name="Standard" style:family="paragraph">
      <style:paragraph-properties fo:line-height="100%"/>
      <style:text-properties style:font-name="Bahnschrift Light" fo:font-size="9pt" style:font-size-asian="9pt" style:font-size-complex="9pt"/>
    </style:style>
    <style:style style:name="P510" style:parent-style-name="Standard" style:family="paragraph">
      <style:paragraph-properties fo:line-height="100%"/>
      <style:text-properties style:font-name="Bahnschrift Light" fo:font-size="9pt" style:font-size-asian="9pt" style:font-size-complex="9pt"/>
    </style:style>
    <style:style style:name="P511" style:parent-style-name="Standard" style:family="paragraph">
      <style:paragraph-properties fo:line-height="100%"/>
      <style:text-properties style:font-name="Bahnschrift Light" fo:font-size="9pt" style:font-size-asian="9pt" style:font-size-complex="9pt"/>
    </style:style>
    <style:style style:name="P512" style:parent-style-name="Standard" style:family="paragraph">
      <style:paragraph-properties fo:line-height="100%" fo:background-color="#B4C6E7"/>
      <style:text-properties style:font-name="Bahnschrift Light" fo:font-size="9pt" style:font-size-asian="9pt" style:font-size-complex="9pt"/>
    </style:style>
    <style:style style:name="P513" style:parent-style-name="Standard" style:family="paragraph">
      <style:paragraph-properties fo:line-height="100%" fo:background-color="#B4C6E7"/>
      <style:text-properties style:font-name="Bahnschrift Light" fo:font-size="9pt" style:font-size-asian="9pt" style:font-size-complex="9pt"/>
    </style:style>
    <style:style style:name="P514" style:parent-style-name="Standard" style:family="paragraph">
      <style:paragraph-properties fo:line-height="100%" fo:background-color="#B4C6E7"/>
      <style:text-properties style:font-name="Bahnschrift Light" fo:font-size="9pt" style:font-size-asian="9pt" style:font-size-complex="9pt"/>
    </style:style>
    <style:style style:name="P515" style:parent-style-name="Standard" style:family="paragraph">
      <style:paragraph-properties fo:line-height="100%" fo:background-color="#B4C6E7"/>
      <style:text-properties style:font-name="Bahnschrift Light" fo:font-size="9pt" style:font-size-asian="9pt" style:font-size-complex="9pt"/>
    </style:style>
    <style:style style:name="P516" style:parent-style-name="Standard" style:family="paragraph">
      <style:paragraph-properties fo:line-height="100%" fo:background-color="#B4C6E7"/>
      <style:text-properties style:font-name="Bahnschrift Light" fo:font-size="9pt" style:font-size-asian="9pt" style:font-size-complex="9pt"/>
    </style:style>
    <style:style style:name="P517" style:parent-style-name="Standard" style:family="paragraph">
      <style:paragraph-properties fo:line-height="100%" fo:background-color="#B4C6E7"/>
      <style:text-properties style:font-name="Bahnschrift Light" fo:font-size="9pt" style:font-size-asian="9pt" style:font-size-complex="9pt"/>
    </style:style>
    <style:style style:name="P518" style:parent-style-name="Standard" style:family="paragraph">
      <style:paragraph-properties fo:line-height="100%" fo:background-color="#B4C6E7"/>
      <style:text-properties style:font-name="Bahnschrift Light" fo:font-size="9pt" style:font-size-asian="9pt" style:font-size-complex="9pt"/>
    </style:style>
    <style:style style:name="P519" style:parent-style-name="Standard" style:family="paragraph">
      <style:paragraph-properties fo:line-height="100%" fo:background-color="#B4C6E7"/>
      <style:text-properties style:font-name="Bahnschrift Light" fo:font-size="9pt" style:font-size-asian="9pt" style:font-size-complex="9pt"/>
    </style:style>
    <style:style style:name="P520" style:parent-style-name="Standard" style:family="paragraph">
      <style:paragraph-properties fo:line-height="100%" fo:background-color="#B4C6E7"/>
      <style:text-properties style:font-name="Bahnschrift Light" fo:font-size="9pt" style:font-size-asian="9pt" style:font-size-complex="9pt"/>
    </style:style>
    <style:style style:name="P521" style:parent-style-name="Standard" style:family="paragraph">
      <style:paragraph-properties fo:line-height="100%" fo:background-color="#B4C6E7"/>
      <style:text-properties style:font-name="Bahnschrift Light" fo:font-size="9pt" style:font-size-asian="9pt" style:font-size-complex="9pt"/>
    </style:style>
    <style:style style:name="P522" style:parent-style-name="Standard" style:family="paragraph">
      <style:paragraph-properties fo:line-height="100%" fo:background-color="#B4C6E7"/>
      <style:text-properties style:font-name="Bahnschrift Light" fo:font-size="9pt" style:font-size-asian="9pt" style:font-size-complex="9pt"/>
    </style:style>
    <style:style style:name="P523" style:parent-style-name="Standard" style:family="paragraph">
      <style:paragraph-properties fo:line-height="100%" fo:background-color="#B4C6E7"/>
      <style:text-properties style:font-name="Bahnschrift Light" fo:font-size="9pt" style:font-size-asian="9pt" style:font-size-complex="9pt"/>
    </style:style>
    <style:style style:name="P524" style:parent-style-name="Standard" style:family="paragraph">
      <style:paragraph-properties fo:line-height="100%" fo:background-color="#B4C6E7"/>
      <style:text-properties style:font-name="Bahnschrift Light" fo:font-size="9pt" style:font-size-asian="9pt" style:font-size-complex="9pt"/>
    </style:style>
    <style:style style:name="P525" style:parent-style-name="Standard" style:family="paragraph">
      <style:paragraph-properties fo:line-height="100%" fo:background-color="#B4C6E7"/>
      <style:text-properties style:font-name="Bahnschrift Light" fo:font-size="9pt" style:font-size-asian="9pt" style:font-size-complex="9pt"/>
    </style:style>
    <style:style style:name="P526" style:parent-style-name="Standard" style:family="paragraph">
      <style:paragraph-properties fo:line-height="100%" fo:background-color="#B4C6E7"/>
      <style:text-properties style:font-name="Bahnschrift Light" fo:font-size="9pt" style:font-size-asian="9pt" style:font-size-complex="9pt"/>
    </style:style>
    <style:style style:name="P527" style:parent-style-name="Standard" style:family="paragraph">
      <style:paragraph-properties fo:line-height="100%" fo:background-color="#B4C6E7"/>
      <style:text-properties style:font-name="Bahnschrift Light" fo:font-size="9pt" style:font-size-asian="9pt" style:font-size-complex="9pt"/>
    </style:style>
    <style:style style:name="P528" style:parent-style-name="Standard" style:family="paragraph">
      <style:paragraph-properties fo:line-height="100%" fo:background-color="#B4C6E7"/>
      <style:text-properties style:font-name="Bahnschrift Light" fo:font-size="9pt" style:font-size-asian="9pt" style:font-size-complex="9pt"/>
    </style:style>
    <style:style style:name="P529" style:parent-style-name="Standard" style:family="paragraph">
      <style:paragraph-properties fo:line-height="100%" fo:background-color="#B4C6E7"/>
      <style:text-properties style:font-name="Bahnschrift Light" fo:font-size="9pt" style:font-size-asian="9pt" style:font-size-complex="9pt"/>
    </style:style>
    <style:style style:name="P530" style:parent-style-name="Standard" style:family="paragraph">
      <style:paragraph-properties fo:line-height="100%" fo:background-color="#B4C6E7"/>
      <style:text-properties style:font-name="Bahnschrift Light" fo:font-size="9pt" style:font-size-asian="9pt" style:font-size-complex="9pt"/>
    </style:style>
    <style:style style:name="P531" style:parent-style-name="Standard" style:family="paragraph">
      <style:paragraph-properties fo:line-height="100%" fo:background-color="#B4C6E7"/>
      <style:text-properties style:font-name="Bahnschrift Light" fo:font-size="9pt" style:font-size-asian="9pt" style:font-size-complex="9pt"/>
    </style:style>
    <style:style style:name="P532" style:parent-style-name="Standard" style:family="paragraph">
      <style:paragraph-properties fo:line-height="100%" fo:background-color="#B4C6E7"/>
      <style:text-properties style:font-name="Bahnschrift Light" fo:font-size="9pt" style:font-size-asian="9pt" style:font-size-complex="9pt"/>
    </style:style>
    <style:style style:name="P533" style:parent-style-name="Standard" style:family="paragraph">
      <style:paragraph-properties fo:line-height="100%" fo:background-color="#B4C6E7"/>
      <style:text-properties style:font-name="Bahnschrift Light" fo:font-size="9pt" style:font-size-asian="9pt" style:font-size-complex="9pt"/>
    </style:style>
    <style:style style:name="P534" style:parent-style-name="Standard" style:family="paragraph">
      <style:paragraph-properties fo:line-height="100%" fo:background-color="#B4C6E7"/>
      <style:text-properties style:font-name="Bahnschrift Light" fo:font-size="9pt" style:font-size-asian="9pt" style:font-size-complex="9pt"/>
    </style:style>
    <style:style style:name="P535" style:parent-style-name="Standard" style:family="paragraph">
      <style:paragraph-properties fo:line-height="100%" fo:background-color="#B4C6E7"/>
      <style:text-properties style:font-name="Bahnschrift Light" fo:font-size="9pt" style:font-size-asian="9pt" style:font-size-complex="9pt"/>
    </style:style>
    <style:style style:name="P536" style:parent-style-name="Standard" style:family="paragraph">
      <style:paragraph-properties fo:line-height="100%" fo:background-color="#B4C6E7"/>
      <style:text-properties style:font-name="Bahnschrift Light" fo:font-size="9pt" style:font-size-asian="9pt" style:font-size-complex="9pt"/>
    </style:style>
    <style:style style:name="P537" style:parent-style-name="Standard" style:family="paragraph">
      <style:paragraph-properties fo:line-height="100%" fo:background-color="#B4C6E7"/>
      <style:text-properties style:font-name="Bahnschrift Light" fo:font-size="9pt" style:font-size-asian="9pt" style:font-size-complex="9pt"/>
    </style:style>
    <style:style style:name="P538" style:parent-style-name="Standard" style:family="paragraph">
      <style:paragraph-properties fo:line-height="100%" fo:background-color="#B4C6E7"/>
      <style:text-properties style:font-name="Bahnschrift Light" fo:font-size="9pt" style:font-size-asian="9pt" style:font-size-complex="9pt"/>
    </style:style>
    <style:style style:name="P539" style:parent-style-name="Standard" style:family="paragraph">
      <style:paragraph-properties fo:line-height="100%" fo:background-color="#B4C6E7"/>
      <style:text-properties style:font-name="Bahnschrift Light" fo:font-size="9pt" style:font-size-asian="9pt" style:font-size-complex="9pt"/>
    </style:style>
    <style:style style:name="P540" style:parent-style-name="Standard" style:family="paragraph">
      <style:paragraph-properties fo:line-height="100%" fo:background-color="#B4C6E7"/>
      <style:text-properties style:font-name="Bahnschrift Light" fo:font-size="9pt" style:font-size-asian="9pt" style:font-size-complex="9pt"/>
    </style:style>
    <style:style style:name="P541" style:parent-style-name="Standard" style:family="paragraph">
      <style:paragraph-properties fo:line-height="100%" fo:background-color="#B4C6E7"/>
      <style:text-properties style:font-name="Bahnschrift Light" fo:font-size="9pt" style:font-size-asian="9pt" style:font-size-complex="9pt"/>
    </style:style>
    <style:style style:name="P542" style:parent-style-name="Standard" style:family="paragraph">
      <style:paragraph-properties fo:line-height="100%" fo:background-color="#B4C6E7"/>
      <style:text-properties style:font-name="Bahnschrift Light" fo:font-size="9pt" style:font-size-asian="9pt" style:font-size-complex="9pt"/>
    </style:style>
    <style:style style:name="P543" style:parent-style-name="Standard" style:family="paragraph">
      <style:paragraph-properties fo:line-height="100%" fo:background-color="#B4C6E7"/>
      <style:text-properties style:font-name="Bahnschrift Light" fo:font-size="9pt" style:font-size-asian="9pt" style:font-size-complex="9pt"/>
    </style:style>
    <style:style style:name="P544" style:parent-style-name="Standard" style:family="paragraph">
      <style:paragraph-properties fo:line-height="100%" fo:background-color="#B4C6E7"/>
      <style:text-properties style:font-name="Bahnschrift Light" fo:font-size="9pt" style:font-size-asian="9pt" style:font-size-complex="9pt"/>
    </style:style>
    <style:style style:name="P545" style:parent-style-name="Standard" style:family="paragraph">
      <style:paragraph-properties fo:line-height="100%" fo:background-color="#B4C6E7"/>
      <style:text-properties style:font-name="Bahnschrift Light" fo:font-size="9pt" style:font-size-asian="9pt" style:font-size-complex="9pt"/>
    </style:style>
    <style:style style:name="P546" style:parent-style-name="Standard" style:family="paragraph">
      <style:paragraph-properties fo:line-height="100%" fo:background-color="#B4C6E7"/>
      <style:text-properties style:font-name="Bahnschrift Light" fo:font-size="9pt" style:font-size-asian="9pt" style:font-size-complex="9pt"/>
    </style:style>
    <style:style style:name="P547" style:parent-style-name="Standard" style:family="paragraph">
      <style:paragraph-properties fo:line-height="100%" fo:background-color="#B4C6E7"/>
      <style:text-properties style:font-name="Bahnschrift Light" fo:font-size="9pt" style:font-size-asian="9pt" style:font-size-complex="9pt"/>
    </style:style>
    <style:style style:name="P548" style:parent-style-name="Standard" style:family="paragraph">
      <style:paragraph-properties fo:line-height="100%" fo:background-color="#B4C6E7"/>
      <style:text-properties style:font-name="Bahnschrift Light" fo:font-size="9pt" style:font-size-asian="9pt" style:font-size-complex="9pt"/>
    </style:style>
    <style:style style:name="P549" style:parent-style-name="Standard" style:family="paragraph">
      <style:paragraph-properties fo:line-height="100%" fo:background-color="#B4C6E7"/>
      <style:text-properties style:font-name="Bahnschrift Light" fo:font-size="9pt" style:font-size-asian="9pt" style:font-size-complex="9pt"/>
    </style:style>
    <style:style style:name="P550" style:parent-style-name="Standard" style:family="paragraph">
      <style:paragraph-properties fo:line-height="100%" fo:background-color="#B4C6E7"/>
      <style:text-properties style:font-name="Bahnschrift Light" fo:font-size="9pt" style:font-size-asian="9pt" style:font-size-complex="9pt"/>
    </style:style>
    <style:style style:name="P551" style:parent-style-name="Standard" style:family="paragraph">
      <style:paragraph-properties fo:line-height="100%" fo:background-color="#B4C6E7"/>
      <style:text-properties style:font-name="Bahnschrift Light" fo:font-size="9pt" style:font-size-asian="9pt" style:font-size-complex="9pt"/>
    </style:style>
    <style:style style:name="P552" style:parent-style-name="Standard" style:family="paragraph">
      <style:paragraph-properties fo:line-height="100%" fo:background-color="#B4C6E7"/>
      <style:text-properties style:font-name="Bahnschrift Light" fo:font-size="9pt" style:font-size-asian="9pt" style:font-size-complex="9pt"/>
    </style:style>
    <style:style style:name="P553" style:parent-style-name="Standard" style:family="paragraph">
      <style:paragraph-properties fo:line-height="100%" fo:background-color="#B4C6E7"/>
      <style:text-properties style:font-name="Bahnschrift Light" fo:font-size="9pt" style:font-size-asian="9pt" style:font-size-complex="9pt"/>
    </style:style>
    <style:style style:name="P554" style:parent-style-name="Standard" style:family="paragraph">
      <style:paragraph-properties fo:line-height="100%" fo:background-color="#B4C6E7"/>
      <style:text-properties style:font-name="Bahnschrift Light" fo:font-size="9pt" style:font-size-asian="9pt" style:font-size-complex="9pt"/>
    </style:style>
    <style:style style:name="P555" style:parent-style-name="Standard" style:family="paragraph">
      <style:paragraph-properties fo:line-height="100%" fo:background-color="#B4C6E7"/>
      <style:text-properties style:font-name="Bahnschrift Light" fo:font-size="9pt" style:font-size-asian="9pt" style:font-size-complex="9pt"/>
    </style:style>
    <style:style style:name="P556" style:parent-style-name="Standard" style:family="paragraph">
      <style:paragraph-properties fo:line-height="100%" fo:background-color="#B4C6E7"/>
      <style:text-properties style:font-name="Bahnschrift Light" fo:font-size="9pt" style:font-size-asian="9pt" style:font-size-complex="9pt"/>
    </style:style>
    <style:style style:name="P557" style:parent-style-name="Standard" style:family="paragraph">
      <style:paragraph-properties fo:line-height="100%" fo:background-color="#B4C6E7"/>
      <style:text-properties style:font-name="Bahnschrift Light" fo:font-size="9pt" style:font-size-asian="9pt" style:font-size-complex="9pt"/>
    </style:style>
    <style:style style:name="P558" style:parent-style-name="Standard" style:family="paragraph">
      <style:paragraph-properties fo:line-height="100%" fo:background-color="#B4C6E7"/>
      <style:text-properties style:font-name="Bahnschrift Light" fo:font-size="9pt" style:font-size-asian="9pt" style:font-size-complex="9pt"/>
    </style:style>
    <style:style style:name="P559" style:parent-style-name="Standard" style:family="paragraph">
      <style:paragraph-properties fo:line-height="100%" fo:background-color="#B4C6E7"/>
      <style:text-properties style:font-name="Bahnschrift Light" fo:font-size="9pt" style:font-size-asian="9pt" style:font-size-complex="9pt"/>
    </style:style>
    <style:style style:name="P560" style:parent-style-name="Standard" style:family="paragraph">
      <style:paragraph-properties fo:line-height="100%" fo:background-color="#B4C6E7"/>
      <style:text-properties style:font-name="Bahnschrift Light" fo:font-size="9pt" style:font-size-asian="9pt" style:font-size-complex="9pt"/>
    </style:style>
    <style:style style:name="P561" style:parent-style-name="Standard" style:family="paragraph">
      <style:paragraph-properties fo:line-height="100%" fo:background-color="#B4C6E7"/>
      <style:text-properties style:font-name="Bahnschrift Light" fo:font-size="9pt" style:font-size-asian="9pt" style:font-size-complex="9pt"/>
    </style:style>
    <style:style style:name="P562" style:parent-style-name="Standard" style:family="paragraph">
      <style:paragraph-properties fo:line-height="100%" fo:background-color="#B4C6E7"/>
      <style:text-properties style:font-name="Bahnschrift Light" fo:font-size="9pt" style:font-size-asian="9pt" style:font-size-complex="9pt"/>
    </style:style>
    <style:style style:name="P563" style:parent-style-name="Standard" style:family="paragraph">
      <style:paragraph-properties fo:line-height="100%" fo:background-color="#B4C6E7"/>
      <style:text-properties style:font-name="Bahnschrift Light" fo:font-size="9pt" style:font-size-asian="9pt" style:font-size-complex="9pt"/>
    </style:style>
    <style:style style:name="P564" style:parent-style-name="Standard" style:family="paragraph">
      <style:paragraph-properties fo:line-height="100%" fo:background-color="#B4C6E7"/>
      <style:text-properties style:font-name="Bahnschrift Light" fo:font-size="9pt" style:font-size-asian="9pt" style:font-size-complex="9pt"/>
    </style:style>
    <style:style style:name="P565" style:parent-style-name="Standard" style:family="paragraph">
      <style:paragraph-properties fo:line-height="100%" fo:background-color="#B4C6E7"/>
      <style:text-properties style:font-name="Bahnschrift Light" fo:font-size="9pt" style:font-size-asian="9pt" style:font-size-complex="9pt"/>
    </style:style>
    <style:style style:name="P566" style:parent-style-name="Standard" style:family="paragraph">
      <style:paragraph-properties fo:line-height="100%" fo:background-color="#B4C6E7"/>
      <style:text-properties style:font-name="Bahnschrift Light" fo:font-size="9pt" style:font-size-asian="9pt" style:font-size-complex="9pt"/>
    </style:style>
    <style:style style:name="P567" style:parent-style-name="Standard" style:family="paragraph">
      <style:paragraph-properties fo:line-height="100%" fo:background-color="#B4C6E7"/>
      <style:text-properties style:font-name="Bahnschrift Light" fo:font-size="9pt" style:font-size-asian="9pt" style:font-size-complex="9pt"/>
    </style:style>
    <style:style style:name="P568" style:parent-style-name="Standard" style:family="paragraph">
      <style:paragraph-properties fo:line-height="100%" fo:background-color="#B4C6E7"/>
      <style:text-properties style:font-name="Bahnschrift Light" fo:font-size="9pt" style:font-size-asian="9pt" style:font-size-complex="9pt"/>
    </style:style>
    <style:style style:name="P569" style:parent-style-name="Standard" style:family="paragraph">
      <style:paragraph-properties fo:line-height="100%" fo:background-color="#B4C6E7"/>
      <style:text-properties style:font-name="Bahnschrift Light" fo:font-size="9pt" style:font-size-asian="9pt" style:font-size-complex="9pt"/>
    </style:style>
    <style:style style:name="P570" style:parent-style-name="Standard" style:family="paragraph">
      <style:paragraph-properties fo:line-height="100%" fo:background-color="#B4C6E7"/>
      <style:text-properties style:font-name="Bahnschrift Light" fo:font-size="9pt" style:font-size-asian="9pt" style:font-size-complex="9pt"/>
    </style:style>
    <style:style style:name="P571" style:parent-style-name="Standard" style:family="paragraph">
      <style:paragraph-properties fo:line-height="100%" fo:background-color="#B4C6E7"/>
      <style:text-properties style:font-name="Bahnschrift Light" fo:font-size="9pt" style:font-size-asian="9pt" style:font-size-complex="9pt"/>
    </style:style>
    <style:style style:name="P572" style:parent-style-name="Standard" style:family="paragraph">
      <style:paragraph-properties fo:line-height="100%" fo:background-color="#B4C6E7"/>
      <style:text-properties style:font-name="Bahnschrift Light" fo:font-size="9pt" style:font-size-asian="9pt" style:font-size-complex="9pt"/>
    </style:style>
    <style:style style:name="P573" style:parent-style-name="Standard" style:family="paragraph">
      <style:paragraph-properties fo:line-height="100%" fo:background-color="#B4C6E7"/>
      <style:text-properties style:font-name="Bahnschrift Light" fo:font-size="9pt" style:font-size-asian="9pt" style:font-size-complex="9pt"/>
    </style:style>
    <style:style style:name="P574" style:parent-style-name="Standard" style:family="paragraph">
      <style:paragraph-properties fo:line-height="100%" fo:background-color="#B4C6E7"/>
      <style:text-properties style:font-name="Bahnschrift Light" fo:font-size="9pt" style:font-size-asian="9pt" style:font-size-complex="9pt"/>
    </style:style>
    <style:style style:name="P575" style:parent-style-name="Standard" style:family="paragraph">
      <style:paragraph-properties fo:line-height="100%" fo:background-color="#B4C6E7"/>
      <style:text-properties style:font-name="Bahnschrift Light" fo:font-size="9pt" style:font-size-asian="9pt" style:font-size-complex="9pt"/>
    </style:style>
    <style:style style:name="P576" style:parent-style-name="Standard" style:family="paragraph">
      <style:paragraph-properties fo:line-height="100%" fo:background-color="#B4C6E7"/>
      <style:text-properties style:font-name="Bahnschrift Light" fo:font-size="9pt" style:font-size-asian="9pt" style:font-size-complex="9pt"/>
    </style:style>
    <style:style style:name="P577" style:parent-style-name="Standard" style:family="paragraph">
      <style:paragraph-properties fo:line-height="100%" fo:background-color="#B4C6E7"/>
      <style:text-properties style:font-name="Bahnschrift Light" fo:font-size="9pt" style:font-size-asian="9pt" style:font-size-complex="9pt"/>
    </style:style>
    <style:style style:name="P578" style:parent-style-name="Standard" style:family="paragraph">
      <style:paragraph-properties fo:line-height="100%" fo:background-color="#B4C6E7"/>
      <style:text-properties style:font-name="Bahnschrift Light" fo:font-size="9pt" style:font-size-asian="9pt" style:font-size-complex="9pt"/>
    </style:style>
    <style:style style:name="P579" style:parent-style-name="Standard" style:family="paragraph">
      <style:paragraph-properties fo:line-height="100%" fo:background-color="#B4C6E7"/>
      <style:text-properties style:font-name="Bahnschrift Light" fo:font-size="9pt" style:font-size-asian="9pt" style:font-size-complex="9pt"/>
    </style:style>
    <style:style style:name="P580" style:parent-style-name="Standard" style:family="paragraph">
      <style:paragraph-properties fo:line-height="100%" fo:background-color="#B4C6E7"/>
      <style:text-properties style:font-name="Bahnschrift Light" fo:font-size="9pt" style:font-size-asian="9pt" style:font-size-complex="9pt"/>
    </style:style>
    <style:style style:name="P581" style:parent-style-name="Standard" style:family="paragraph">
      <style:paragraph-properties fo:line-height="100%" fo:background-color="#B4C6E7"/>
      <style:text-properties style:font-name="Bahnschrift Light" fo:font-size="9pt" style:font-size-asian="9pt" style:font-size-complex="9pt"/>
    </style:style>
    <style:style style:name="P582" style:parent-style-name="Standard" style:family="paragraph">
      <style:paragraph-properties fo:line-height="100%" fo:background-color="#B4C6E7"/>
      <style:text-properties style:font-name="Bahnschrift Light" fo:font-size="9pt" style:font-size-asian="9pt" style:font-size-complex="9pt"/>
    </style:style>
    <style:style style:name="P583" style:parent-style-name="Standard" style:family="paragraph">
      <style:paragraph-properties fo:line-height="100%" fo:background-color="#B4C6E7"/>
      <style:text-properties style:font-name="Bahnschrift Light" fo:font-size="9pt" style:font-size-asian="9pt" style:font-size-complex="9pt"/>
    </style:style>
    <style:style style:name="P584" style:parent-style-name="Standard" style:family="paragraph">
      <style:paragraph-properties fo:line-height="100%" fo:background-color="#B4C6E7"/>
      <style:text-properties style:font-name="Bahnschrift Light" fo:font-size="9pt" style:font-size-asian="9pt" style:font-size-complex="9pt"/>
    </style:style>
    <style:style style:name="P585" style:parent-style-name="Standard" style:family="paragraph">
      <style:paragraph-properties fo:line-height="100%" fo:background-color="#B4C6E7"/>
      <style:text-properties style:font-name="Bahnschrift Light" fo:font-size="9pt" style:font-size-asian="9pt" style:font-size-complex="9pt"/>
    </style:style>
    <style:style style:name="P586" style:parent-style-name="Standard" style:family="paragraph">
      <style:paragraph-properties fo:line-height="100%" fo:background-color="#B4C6E7"/>
      <style:text-properties style:font-name="Bahnschrift Light" fo:font-size="9pt" style:font-size-asian="9pt" style:font-size-complex="9pt"/>
    </style:style>
    <style:style style:name="P587" style:parent-style-name="Standard" style:family="paragraph">
      <style:paragraph-properties fo:line-height="100%" fo:background-color="#B4C6E7"/>
      <style:text-properties style:font-name="Bahnschrift Light" fo:font-size="9pt" style:font-size-asian="9pt" style:font-size-complex="9pt"/>
    </style:style>
    <style:style style:name="P588" style:parent-style-name="Standard" style:family="paragraph">
      <style:paragraph-properties fo:line-height="100%" fo:background-color="#B4C6E7"/>
      <style:text-properties style:font-name="Bahnschrift Light" fo:font-size="9pt" style:font-size-asian="9pt" style:font-size-complex="9pt"/>
    </style:style>
    <style:style style:name="P589" style:parent-style-name="Standard" style:family="paragraph">
      <style:paragraph-properties fo:line-height="100%" fo:background-color="#B4C6E7"/>
      <style:text-properties style:font-name="Bahnschrift Light" fo:font-size="9pt" style:font-size-asian="9pt" style:font-size-complex="9pt"/>
    </style:style>
    <style:style style:name="P590" style:parent-style-name="Standard" style:family="paragraph">
      <style:paragraph-properties fo:line-height="100%" fo:background-color="#B4C6E7"/>
      <style:text-properties style:font-name="Bahnschrift Light" fo:font-size="9pt" style:font-size-asian="9pt" style:font-size-complex="9pt"/>
    </style:style>
    <style:style style:name="P591" style:parent-style-name="Standard" style:family="paragraph">
      <style:paragraph-properties fo:line-height="100%" fo:background-color="#B4C6E7"/>
      <style:text-properties style:font-name="Bahnschrift Light" fo:font-size="9pt" style:font-size-asian="9pt" style:font-size-complex="9pt"/>
    </style:style>
    <style:style style:name="P592" style:parent-style-name="Standard" style:family="paragraph">
      <style:paragraph-properties fo:line-height="100%" fo:background-color="#B4C6E7"/>
      <style:text-properties style:font-name="Bahnschrift Light" fo:font-size="9pt" style:font-size-asian="9pt" style:font-size-complex="9pt"/>
    </style:style>
    <style:style style:name="P593" style:parent-style-name="Standard" style:family="paragraph">
      <style:paragraph-properties fo:line-height="100%" fo:background-color="#B4C6E7"/>
      <style:text-properties style:font-name="Bahnschrift Light" fo:font-size="9pt" style:font-size-asian="9pt" style:font-size-complex="9pt"/>
    </style:style>
    <style:style style:name="P594" style:parent-style-name="Standard" style:family="paragraph">
      <style:paragraph-properties fo:line-height="100%" fo:background-color="#B4C6E7"/>
      <style:text-properties style:font-name="Bahnschrift Light" fo:font-size="9pt" style:font-size-asian="9pt" style:font-size-complex="9pt"/>
    </style:style>
    <style:style style:name="P595" style:parent-style-name="Standard" style:family="paragraph">
      <style:paragraph-properties fo:line-height="100%" fo:background-color="#B4C6E7"/>
      <style:text-properties style:font-name="Bahnschrift Light" fo:font-size="9pt" style:font-size-asian="9pt" style:font-size-complex="9pt"/>
    </style:style>
    <style:style style:name="P596" style:parent-style-name="Standard" style:family="paragraph">
      <style:paragraph-properties fo:line-height="100%" fo:background-color="#B4C6E7"/>
      <style:text-properties style:font-name="Bahnschrift Light" fo:font-size="9pt" style:font-size-asian="9pt" style:font-size-complex="9pt"/>
    </style:style>
    <style:style style:name="P597" style:parent-style-name="Standard" style:family="paragraph">
      <style:paragraph-properties fo:line-height="100%" fo:background-color="#B4C6E7"/>
      <style:text-properties style:font-name="Bahnschrift Light" fo:font-size="9pt" style:font-size-asian="9pt" style:font-size-complex="9pt"/>
    </style:style>
    <style:style style:name="P598" style:parent-style-name="Standard" style:family="paragraph">
      <style:paragraph-properties fo:line-height="100%" fo:background-color="#B4C6E7"/>
      <style:text-properties style:font-name="Bahnschrift Light" fo:font-size="9pt" style:font-size-asian="9pt" style:font-size-complex="9pt"/>
    </style:style>
    <style:style style:name="P599" style:parent-style-name="Standard" style:family="paragraph">
      <style:paragraph-properties fo:line-height="100%" fo:background-color="#B4C6E7"/>
      <style:text-properties style:font-name="Bahnschrift Light" fo:font-size="9pt" style:font-size-asian="9pt" style:font-size-complex="9pt"/>
    </style:style>
    <style:style style:name="P600" style:parent-style-name="Standard" style:family="paragraph">
      <style:paragraph-properties fo:line-height="100%" fo:background-color="#B4C6E7"/>
      <style:text-properties style:font-name="Bahnschrift Light" fo:font-size="9pt" style:font-size-asian="9pt" style:font-size-complex="9pt"/>
    </style:style>
    <style:style style:name="P601" style:parent-style-name="Standard" style:family="paragraph">
      <style:paragraph-properties fo:line-height="100%" fo:background-color="#B4C6E7"/>
      <style:text-properties style:font-name="Bahnschrift Light" fo:font-size="9pt" style:font-size-asian="9pt" style:font-size-complex="9pt"/>
    </style:style>
    <style:style style:name="P602" style:parent-style-name="Standard" style:family="paragraph">
      <style:paragraph-properties fo:line-height="100%" fo:background-color="#B4C6E7"/>
      <style:text-properties style:font-name="Bahnschrift Light" fo:font-size="9pt" style:font-size-asian="9pt" style:font-size-complex="9pt"/>
    </style:style>
    <style:style style:name="P603" style:parent-style-name="Standard" style:family="paragraph">
      <style:paragraph-properties fo:line-height="100%" fo:background-color="#B4C6E7"/>
      <style:text-properties style:font-name="Bahnschrift Light" fo:font-size="9pt" style:font-size-asian="9pt" style:font-size-complex="9pt"/>
    </style:style>
    <style:style style:name="P604" style:parent-style-name="Standard" style:family="paragraph">
      <style:paragraph-properties fo:line-height="100%" fo:background-color="#B4C6E7"/>
      <style:text-properties style:font-name="Bahnschrift Light" fo:font-size="9pt" style:font-size-asian="9pt" style:font-size-complex="9pt"/>
    </style:style>
    <style:style style:name="P605" style:parent-style-name="Standard" style:family="paragraph">
      <style:paragraph-properties fo:line-height="100%" fo:background-color="#B4C6E7"/>
      <style:text-properties style:font-name="Bahnschrift Light" fo:font-size="9pt" style:font-size-asian="9pt" style:font-size-complex="9pt"/>
    </style:style>
    <style:style style:name="P606" style:parent-style-name="Standard" style:family="paragraph">
      <style:paragraph-properties fo:line-height="100%" fo:background-color="#B4C6E7"/>
      <style:text-properties style:font-name="Bahnschrift Light" fo:font-size="9pt" style:font-size-asian="9pt" style:font-size-complex="9pt"/>
    </style:style>
    <style:style style:name="P607" style:parent-style-name="Standard" style:family="paragraph">
      <style:paragraph-properties fo:line-height="100%" fo:background-color="#B4C6E7"/>
      <style:text-properties style:font-name="Bahnschrift Light" fo:font-size="9pt" style:font-size-asian="9pt" style:font-size-complex="9pt"/>
    </style:style>
    <style:style style:name="P608" style:parent-style-name="Standard" style:family="paragraph">
      <style:paragraph-properties fo:line-height="100%" fo:background-color="#B4C6E7"/>
      <style:text-properties style:font-name="Bahnschrift Light" fo:font-size="9pt" style:font-size-asian="9pt" style:font-size-complex="9pt"/>
    </style:style>
    <style:style style:name="P609" style:parent-style-name="Standard" style:family="paragraph">
      <style:paragraph-properties fo:line-height="100%" fo:background-color="#B4C6E7"/>
      <style:text-properties style:font-name="Bahnschrift Light" fo:font-size="9pt" style:font-size-asian="9pt" style:font-size-complex="9pt"/>
    </style:style>
    <style:style style:name="P610" style:parent-style-name="Standard" style:family="paragraph">
      <style:paragraph-properties fo:line-height="100%" fo:background-color="#B4C6E7"/>
      <style:text-properties style:font-name="Bahnschrift Light" fo:font-size="9pt" style:font-size-asian="9pt" style:font-size-complex="9pt"/>
    </style:style>
    <style:style style:name="P611" style:parent-style-name="Standard" style:family="paragraph">
      <style:paragraph-properties fo:line-height="100%" fo:background-color="#B4C6E7"/>
      <style:text-properties style:font-name="Bahnschrift Light" fo:font-size="9pt" style:font-size-asian="9pt" style:font-size-complex="9pt"/>
    </style:style>
    <style:style style:name="P612" style:parent-style-name="Standard" style:family="paragraph">
      <style:paragraph-properties fo:line-height="100%" fo:background-color="#B4C6E7"/>
      <style:text-properties style:font-name="Bahnschrift Light" fo:font-size="9pt" style:font-size-asian="9pt" style:font-size-complex="9pt"/>
    </style:style>
    <style:style style:name="P613" style:parent-style-name="Standard" style:family="paragraph">
      <style:paragraph-properties fo:line-height="100%" fo:background-color="#B4C6E7"/>
      <style:text-properties style:font-name="Bahnschrift Light" fo:font-size="9pt" style:font-size-asian="9pt" style:font-size-complex="9pt"/>
    </style:style>
    <style:style style:name="P614" style:parent-style-name="Standard" style:family="paragraph">
      <style:paragraph-properties fo:line-height="100%" fo:background-color="#B4C6E7"/>
      <style:text-properties style:font-name="Bahnschrift Light" fo:font-size="9pt" style:font-size-asian="9pt" style:font-size-complex="9pt"/>
    </style:style>
    <style:style style:name="P615" style:parent-style-name="Standard" style:family="paragraph">
      <style:paragraph-properties fo:line-height="100%" fo:background-color="#B4C6E7"/>
      <style:text-properties style:font-name="Bahnschrift Light" fo:font-size="9pt" style:font-size-asian="9pt" style:font-size-complex="9pt"/>
    </style:style>
    <style:style style:name="P616" style:parent-style-name="Standard" style:family="paragraph">
      <style:paragraph-properties fo:line-height="100%" fo:background-color="#B4C6E7"/>
      <style:text-properties style:font-name="Bahnschrift Light" fo:font-size="9pt" style:font-size-asian="9pt" style:font-size-complex="9pt"/>
    </style:style>
    <style:style style:name="P617" style:parent-style-name="Standard" style:family="paragraph">
      <style:paragraph-properties fo:line-height="100%" fo:background-color="#B4C6E7"/>
      <style:text-properties style:font-name="Bahnschrift Light" fo:font-size="9pt" style:font-size-asian="9pt" style:font-size-complex="9pt"/>
    </style:style>
    <style:style style:name="P618" style:parent-style-name="Standard" style:family="paragraph">
      <style:paragraph-properties fo:line-height="100%" fo:background-color="#B4C6E7"/>
      <style:text-properties style:font-name="Bahnschrift Light" fo:font-size="9pt" style:font-size-asian="9pt" style:font-size-complex="9pt"/>
    </style:style>
    <style:style style:name="P619" style:parent-style-name="Standard" style:family="paragraph">
      <style:paragraph-properties fo:line-height="100%" fo:background-color="#B4C6E7"/>
      <style:text-properties style:font-name="Bahnschrift Light" fo:font-size="9pt" style:font-size-asian="9pt" style:font-size-complex="9pt"/>
    </style:style>
    <style:style style:name="P620" style:parent-style-name="Standard" style:family="paragraph">
      <style:paragraph-properties fo:line-height="100%" fo:background-color="#B4C6E7"/>
      <style:text-properties style:font-name="Bahnschrift Light" fo:font-size="9pt" style:font-size-asian="9pt" style:font-size-complex="9pt"/>
    </style:style>
    <style:style style:name="P621" style:parent-style-name="Standard" style:family="paragraph">
      <style:paragraph-properties fo:line-height="100%" fo:background-color="#B4C6E7"/>
      <style:text-properties style:font-name="Bahnschrift Light" fo:font-size="9pt" style:font-size-asian="9pt" style:font-size-complex="9pt"/>
    </style:style>
    <style:style style:name="P622" style:parent-style-name="Standard" style:family="paragraph">
      <style:paragraph-properties fo:line-height="100%" fo:background-color="#B4C6E7"/>
      <style:text-properties style:font-name="Bahnschrift Light" fo:font-size="9pt" style:font-size-asian="9pt" style:font-size-complex="9pt"/>
    </style:style>
    <style:style style:name="P623" style:parent-style-name="Standard" style:family="paragraph">
      <style:paragraph-properties fo:line-height="100%" fo:background-color="#B4C6E7"/>
      <style:text-properties style:font-name="Bahnschrift Light" fo:font-size="9pt" style:font-size-asian="9pt" style:font-size-complex="9pt"/>
    </style:style>
    <style:style style:name="P624" style:parent-style-name="Standard" style:family="paragraph">
      <style:paragraph-properties fo:line-height="100%" fo:background-color="#B4C6E7"/>
      <style:text-properties style:font-name="Bahnschrift Light" fo:font-size="9pt" style:font-size-asian="9pt" style:font-size-complex="9pt"/>
    </style:style>
    <style:style style:name="P625" style:parent-style-name="Standard" style:family="paragraph">
      <style:paragraph-properties fo:line-height="100%" fo:background-color="#B4C6E7"/>
      <style:text-properties style:font-name="Bahnschrift Light" fo:font-size="9pt" style:font-size-asian="9pt" style:font-size-complex="9pt"/>
    </style:style>
    <style:style style:name="P626" style:parent-style-name="Standard" style:family="paragraph">
      <style:paragraph-properties fo:line-height="100%" fo:background-color="#B4C6E7"/>
      <style:text-properties style:font-name="Bahnschrift Light" fo:font-size="9pt" style:font-size-asian="9pt" style:font-size-complex="9pt"/>
    </style:style>
    <style:style style:name="P627" style:parent-style-name="Standard" style:family="paragraph">
      <style:paragraph-properties fo:line-height="100%" fo:background-color="#B4C6E7"/>
      <style:text-properties style:font-name="Bahnschrift Light" fo:font-size="9pt" style:font-size-asian="9pt" style:font-size-complex="9pt"/>
    </style:style>
    <style:style style:name="P628" style:parent-style-name="Standard" style:family="paragraph">
      <style:paragraph-properties fo:line-height="100%" fo:background-color="#B4C6E7"/>
      <style:text-properties style:font-name="Bahnschrift Light" fo:font-size="9pt" style:font-size-asian="9pt" style:font-size-complex="9pt"/>
    </style:style>
    <style:style style:name="P629" style:parent-style-name="Standard" style:family="paragraph">
      <style:paragraph-properties fo:line-height="100%" fo:background-color="#B4C6E7"/>
      <style:text-properties style:font-name="Bahnschrift Light" fo:font-size="9pt" style:font-size-asian="9pt" style:font-size-complex="9pt"/>
    </style:style>
    <style:style style:name="P630" style:parent-style-name="Standard" style:family="paragraph">
      <style:paragraph-properties fo:line-height="100%" fo:background-color="#B4C6E7"/>
      <style:text-properties style:font-name="Bahnschrift Light" fo:font-size="9pt" style:font-size-asian="9pt" style:font-size-complex="9pt"/>
    </style:style>
    <style:style style:name="P631" style:parent-style-name="Standard" style:family="paragraph">
      <style:paragraph-properties fo:line-height="100%" fo:background-color="#B4C6E7"/>
      <style:text-properties style:font-name="Bahnschrift Light" fo:font-size="9pt" style:font-size-asian="9pt" style:font-size-complex="9pt"/>
    </style:style>
    <style:style style:name="P632" style:parent-style-name="Standard" style:family="paragraph">
      <style:paragraph-properties fo:line-height="100%" fo:background-color="#B4C6E7"/>
      <style:text-properties style:font-name="Bahnschrift Light" fo:font-size="9pt" style:font-size-asian="9pt" style:font-size-complex="9pt"/>
    </style:style>
    <style:style style:name="P633" style:parent-style-name="Standard" style:family="paragraph">
      <style:paragraph-properties fo:line-height="100%" fo:background-color="#B4C6E7"/>
      <style:text-properties style:font-name="Bahnschrift Light" fo:font-size="9pt" style:font-size-asian="9pt" style:font-size-complex="9pt"/>
    </style:style>
    <style:style style:name="P634" style:parent-style-name="Standard" style:family="paragraph">
      <style:paragraph-properties fo:line-height="100%" fo:background-color="#B4C6E7"/>
      <style:text-properties style:font-name="Bahnschrift Light" fo:font-size="9pt" style:font-size-asian="9pt" style:font-size-complex="9pt"/>
    </style:style>
    <style:style style:name="P635" style:parent-style-name="Standard" style:family="paragraph">
      <style:paragraph-properties fo:line-height="100%" fo:background-color="#B4C6E7"/>
      <style:text-properties style:font-name="Bahnschrift Light" fo:font-size="9pt" style:font-size-asian="9pt" style:font-size-complex="9pt"/>
    </style:style>
    <style:style style:name="P636" style:parent-style-name="Standard" style:family="paragraph">
      <style:paragraph-properties fo:line-height="100%" fo:background-color="#B4C6E7"/>
      <style:text-properties style:font-name="Bahnschrift Light" fo:font-size="9pt" style:font-size-asian="9pt" style:font-size-complex="9pt"/>
    </style:style>
    <style:style style:name="P637" style:parent-style-name="Standard" style:family="paragraph">
      <style:paragraph-properties fo:line-height="100%" fo:background-color="#B4C6E7"/>
      <style:text-properties style:font-name="Bahnschrift Light" fo:font-size="9pt" style:font-size-asian="9pt" style:font-size-complex="9pt"/>
    </style:style>
    <style:style style:name="P638" style:parent-style-name="Standard" style:family="paragraph">
      <style:paragraph-properties fo:line-height="100%" fo:background-color="#B4C6E7"/>
      <style:text-properties style:font-name="Bahnschrift Light" fo:font-size="9pt" style:font-size-asian="9pt" style:font-size-complex="9pt"/>
    </style:style>
    <style:style style:name="P639" style:parent-style-name="Standard" style:family="paragraph">
      <style:paragraph-properties fo:line-height="100%" fo:background-color="#B4C6E7"/>
      <style:text-properties style:font-name="Bahnschrift Light" fo:font-size="9pt" style:font-size-asian="9pt" style:font-size-complex="9pt"/>
    </style:style>
    <style:style style:name="P640" style:parent-style-name="Standard" style:family="paragraph">
      <style:paragraph-properties fo:line-height="100%" fo:background-color="#B4C6E7"/>
      <style:text-properties style:font-name="Bahnschrift Light" fo:font-size="9pt" style:font-size-asian="9pt" style:font-size-complex="9pt"/>
    </style:style>
    <style:style style:name="P641" style:parent-style-name="Standard" style:family="paragraph">
      <style:paragraph-properties fo:line-height="100%" fo:background-color="#B4C6E7"/>
      <style:text-properties style:font-name="Bahnschrift Light" fo:font-size="9pt" style:font-size-asian="9pt" style:font-size-complex="9pt"/>
    </style:style>
    <style:style style:name="P642" style:parent-style-name="Standard" style:family="paragraph">
      <style:paragraph-properties fo:line-height="100%" fo:background-color="#B4C6E7"/>
      <style:text-properties style:font-name="Bahnschrift Light" fo:font-size="9pt" style:font-size-asian="9pt" style:font-size-complex="9pt"/>
    </style:style>
    <style:style style:name="P643" style:parent-style-name="Standard" style:family="paragraph">
      <style:paragraph-properties fo:line-height="100%" fo:background-color="#B4C6E7"/>
      <style:text-properties style:font-name="Bahnschrift Light" fo:font-size="9pt" style:font-size-asian="9pt" style:font-size-complex="9pt"/>
    </style:style>
    <style:style style:name="P644" style:parent-style-name="Standard" style:family="paragraph">
      <style:paragraph-properties fo:line-height="100%" fo:background-color="#B4C6E7"/>
      <style:text-properties style:font-name="Bahnschrift Light" fo:font-size="9pt" style:font-size-asian="9pt" style:font-size-complex="9pt"/>
    </style:style>
    <style:style style:name="P645" style:parent-style-name="Standard" style:family="paragraph">
      <style:paragraph-properties fo:line-height="100%" fo:background-color="#B4C6E7"/>
      <style:text-properties style:font-name="Bahnschrift Light" fo:font-size="9pt" style:font-size-asian="9pt" style:font-size-complex="9pt"/>
    </style:style>
    <style:style style:name="P646" style:parent-style-name="Standard" style:family="paragraph">
      <style:paragraph-properties fo:line-height="100%" fo:background-color="#B4C6E7"/>
      <style:text-properties style:font-name="Bahnschrift Light" fo:font-size="9pt" style:font-size-asian="9pt" style:font-size-complex="9pt"/>
    </style:style>
    <style:style style:name="P647" style:parent-style-name="Standard" style:family="paragraph">
      <style:paragraph-properties fo:line-height="100%" fo:background-color="#B4C6E7"/>
      <style:text-properties style:font-name="Bahnschrift Light" fo:font-size="9pt" style:font-size-asian="9pt" style:font-size-complex="9pt"/>
    </style:style>
    <style:style style:name="P648" style:parent-style-name="Standard" style:family="paragraph">
      <style:paragraph-properties fo:line-height="100%" fo:background-color="#B4C6E7"/>
      <style:text-properties style:font-name="Bahnschrift Light" fo:font-size="9pt" style:font-size-asian="9pt" style:font-size-complex="9pt"/>
    </style:style>
    <style:style style:name="P649" style:parent-style-name="Standard" style:family="paragraph">
      <style:paragraph-properties fo:line-height="100%" fo:background-color="#B4C6E7"/>
      <style:text-properties style:font-name="Bahnschrift Light" fo:font-size="9pt" style:font-size-asian="9pt" style:font-size-complex="9pt"/>
    </style:style>
    <style:style style:name="P650" style:parent-style-name="Standard" style:family="paragraph">
      <style:paragraph-properties fo:line-height="100%" fo:background-color="#B4C6E7"/>
      <style:text-properties style:font-name="Bahnschrift Light" fo:font-size="9pt" style:font-size-asian="9pt" style:font-size-complex="9pt"/>
    </style:style>
    <style:style style:name="P651" style:parent-style-name="Standard" style:family="paragraph">
      <style:paragraph-properties fo:line-height="100%" fo:background-color="#B4C6E7"/>
      <style:text-properties style:font-name="Bahnschrift Light" fo:font-size="9pt" style:font-size-asian="9pt" style:font-size-complex="9pt"/>
    </style:style>
    <style:style style:name="P652" style:parent-style-name="Standard" style:family="paragraph">
      <style:paragraph-properties fo:line-height="100%" fo:background-color="#B4C6E7"/>
      <style:text-properties style:font-name="Bahnschrift Light" fo:font-size="9pt" style:font-size-asian="9pt" style:font-size-complex="9pt"/>
    </style:style>
    <style:style style:name="P653" style:parent-style-name="Standard" style:family="paragraph">
      <style:paragraph-properties fo:line-height="100%" fo:background-color="#B4C6E7"/>
      <style:text-properties style:font-name="Bahnschrift Light" fo:font-size="9pt" style:font-size-asian="9pt" style:font-size-complex="9pt"/>
    </style:style>
    <style:style style:name="P654" style:parent-style-name="Standard" style:family="paragraph">
      <style:paragraph-properties fo:line-height="100%" fo:background-color="#B4C6E7"/>
      <style:text-properties style:font-name="Bahnschrift Light" fo:font-size="9pt" style:font-size-asian="9pt" style:font-size-complex="9pt"/>
    </style:style>
    <style:style style:name="P655" style:parent-style-name="Standard" style:family="paragraph">
      <style:paragraph-properties fo:line-height="100%" fo:background-color="#B4C6E7"/>
      <style:text-properties style:font-name="Bahnschrift Light" fo:font-size="9pt" style:font-size-asian="9pt" style:font-size-complex="9pt"/>
    </style:style>
    <style:style style:name="P656" style:parent-style-name="Standard" style:family="paragraph">
      <style:paragraph-properties fo:line-height="100%" fo:background-color="#B4C6E7"/>
      <style:text-properties style:font-name="Bahnschrift Light" fo:font-size="9pt" style:font-size-asian="9pt" style:font-size-complex="9pt"/>
    </style:style>
    <style:style style:name="P657" style:parent-style-name="Standard" style:family="paragraph">
      <style:paragraph-properties fo:line-height="100%" fo:background-color="#B4C6E7"/>
      <style:text-properties style:font-name="Bahnschrift Light" fo:font-size="9pt" style:font-size-asian="9pt" style:font-size-complex="9pt"/>
    </style:style>
    <style:style style:name="P658" style:parent-style-name="Standard" style:family="paragraph">
      <style:paragraph-properties fo:line-height="100%" fo:background-color="#B4C6E7"/>
      <style:text-properties style:font-name="Bahnschrift Light" fo:font-size="9pt" style:font-size-asian="9pt" style:font-size-complex="9pt"/>
    </style:style>
    <style:style style:name="P659" style:parent-style-name="Standard" style:family="paragraph">
      <style:paragraph-properties fo:line-height="100%" fo:background-color="#B4C6E7"/>
      <style:text-properties style:font-name="Bahnschrift Light" fo:font-size="9pt" style:font-size-asian="9pt" style:font-size-complex="9pt"/>
    </style:style>
    <style:style style:name="P660" style:parent-style-name="Standard" style:family="paragraph">
      <style:paragraph-properties fo:line-height="100%" fo:background-color="#B4C6E7"/>
      <style:text-properties style:font-name="Bahnschrift Light" fo:font-size="9pt" style:font-size-asian="9pt" style:font-size-complex="9pt"/>
    </style:style>
    <style:style style:name="P661" style:parent-style-name="Standard" style:family="paragraph">
      <style:paragraph-properties fo:line-height="100%" fo:background-color="#B4C6E7"/>
      <style:text-properties style:font-name="Bahnschrift Light" fo:font-size="9pt" style:font-size-asian="9pt" style:font-size-complex="9pt"/>
    </style:style>
    <style:style style:name="P662" style:parent-style-name="Standard" style:family="paragraph">
      <style:paragraph-properties fo:line-height="100%" fo:background-color="#B4C6E7"/>
      <style:text-properties style:font-name="Bahnschrift Light" fo:font-size="9pt" style:font-size-asian="9pt" style:font-size-complex="9pt"/>
    </style:style>
    <style:style style:name="P663" style:parent-style-name="Standard" style:family="paragraph">
      <style:paragraph-properties fo:line-height="100%" fo:background-color="#B4C6E7"/>
      <style:text-properties style:font-name="Bahnschrift Light" fo:font-size="9pt" style:font-size-asian="9pt" style:font-size-complex="9pt"/>
    </style:style>
    <style:style style:name="P664" style:parent-style-name="Standard" style:family="paragraph">
      <style:paragraph-properties fo:line-height="100%" fo:background-color="#B4C6E7"/>
      <style:text-properties style:font-name="Bahnschrift Light" fo:font-size="9pt" style:font-size-asian="9pt" style:font-size-complex="9pt"/>
    </style:style>
    <style:style style:name="P665" style:parent-style-name="Standard" style:family="paragraph">
      <style:paragraph-properties fo:line-height="100%" fo:background-color="#B4C6E7"/>
      <style:text-properties style:font-name="Bahnschrift Light" fo:font-size="9pt" style:font-size-asian="9pt" style:font-size-complex="9pt"/>
    </style:style>
    <style:style style:name="P666" style:parent-style-name="Standard" style:family="paragraph">
      <style:paragraph-properties fo:line-height="100%" fo:background-color="#B4C6E7"/>
      <style:text-properties style:font-name="Bahnschrift Light" fo:font-size="9pt" style:font-size-asian="9pt" style:font-size-complex="9pt"/>
    </style:style>
    <style:style style:name="P667" style:parent-style-name="Standard" style:family="paragraph">
      <style:paragraph-properties fo:line-height="100%" fo:background-color="#B4C6E7"/>
      <style:text-properties style:font-name="Bahnschrift Light" fo:font-size="9pt" style:font-size-asian="9pt" style:font-size-complex="9pt"/>
    </style:style>
    <style:style style:name="P668" style:parent-style-name="Standard" style:family="paragraph">
      <style:paragraph-properties fo:line-height="100%" fo:background-color="#B4C6E7"/>
      <style:text-properties style:font-name="Bahnschrift Light" fo:font-size="9pt" style:font-size-asian="9pt" style:font-size-complex="9pt"/>
    </style:style>
    <style:style style:name="P669" style:parent-style-name="Standard" style:family="paragraph">
      <style:paragraph-properties fo:line-height="100%" fo:background-color="#B4C6E7"/>
      <style:text-properties style:font-name="Bahnschrift Light" fo:font-size="9pt" style:font-size-asian="9pt" style:font-size-complex="9pt"/>
    </style:style>
    <style:style style:name="P670" style:parent-style-name="Standard" style:family="paragraph">
      <style:paragraph-properties fo:line-height="100%" fo:background-color="#B4C6E7"/>
      <style:text-properties style:font-name="Bahnschrift Light" fo:font-size="9pt" style:font-size-asian="9pt" style:font-size-complex="9pt"/>
    </style:style>
    <style:style style:name="P671" style:parent-style-name="Standard" style:family="paragraph">
      <style:paragraph-properties fo:line-height="100%" fo:background-color="#B4C6E7"/>
      <style:text-properties style:font-name="Bahnschrift Light" fo:font-size="9pt" style:font-size-asian="9pt" style:font-size-complex="9pt"/>
    </style:style>
    <style:style style:name="P672" style:parent-style-name="Standard" style:family="paragraph">
      <style:paragraph-properties fo:line-height="100%" fo:background-color="#B4C6E7"/>
      <style:text-properties style:font-name="Bahnschrift Light" fo:font-size="9pt" style:font-size-asian="9pt" style:font-size-complex="9pt"/>
    </style:style>
    <style:style style:name="P673" style:parent-style-name="Standard" style:family="paragraph">
      <style:paragraph-properties fo:line-height="100%" fo:background-color="#B4C6E7"/>
      <style:text-properties style:font-name="Bahnschrift Light" fo:font-size="9pt" style:font-size-asian="9pt" style:font-size-complex="9pt"/>
    </style:style>
    <style:style style:name="P674" style:parent-style-name="Standard" style:family="paragraph">
      <style:paragraph-properties fo:line-height="100%" fo:background-color="#B4C6E7"/>
      <style:text-properties style:font-name="Bahnschrift Light" fo:font-size="9pt" style:font-size-asian="9pt" style:font-size-complex="9pt"/>
    </style:style>
    <style:style style:name="P675" style:parent-style-name="Standard" style:family="paragraph">
      <style:paragraph-properties fo:line-height="100%" fo:background-color="#B4C6E7"/>
      <style:text-properties style:font-name="Bahnschrift Light" fo:font-size="9pt" style:font-size-asian="9pt" style:font-size-complex="9pt"/>
    </style:style>
    <style:style style:name="P676" style:parent-style-name="Standard" style:family="paragraph">
      <style:paragraph-properties fo:line-height="100%" fo:background-color="#B4C6E7"/>
      <style:text-properties style:font-name="Bahnschrift Light" fo:font-size="9pt" style:font-size-asian="9pt" style:font-size-complex="9pt"/>
    </style:style>
    <style:style style:name="P677" style:parent-style-name="Standard" style:family="paragraph">
      <style:paragraph-properties fo:line-height="100%" fo:background-color="#B4C6E7"/>
      <style:text-properties style:font-name="Bahnschrift Light" fo:font-size="9pt" style:font-size-asian="9pt" style:font-size-complex="9pt"/>
    </style:style>
    <style:style style:name="P678" style:parent-style-name="Standard" style:family="paragraph">
      <style:paragraph-properties fo:line-height="100%" fo:background-color="#B4C6E7"/>
      <style:text-properties style:font-name="Bahnschrift Light" fo:font-size="9pt" style:font-size-asian="9pt" style:font-size-complex="9pt"/>
    </style:style>
    <style:style style:name="P679" style:parent-style-name="Standard" style:family="paragraph">
      <style:paragraph-properties fo:line-height="100%" fo:background-color="#B4C6E7"/>
      <style:text-properties style:font-name="Bahnschrift Light" fo:font-size="9pt" style:font-size-asian="9pt" style:font-size-complex="9pt"/>
    </style:style>
    <style:style style:name="P680" style:parent-style-name="Standard" style:family="paragraph">
      <style:paragraph-properties fo:line-height="100%" fo:background-color="#B4C6E7"/>
      <style:text-properties style:font-name="Bahnschrift Light" fo:font-size="9pt" style:font-size-asian="9pt" style:font-size-complex="9pt"/>
    </style:style>
    <style:style style:name="P681" style:parent-style-name="Standard" style:family="paragraph">
      <style:paragraph-properties fo:line-height="100%" fo:background-color="#B4C6E7"/>
      <style:text-properties style:font-name="Bahnschrift Light" fo:font-size="9pt" style:font-size-asian="9pt" style:font-size-complex="9pt"/>
    </style:style>
    <style:style style:name="P682" style:parent-style-name="Standard" style:family="paragraph">
      <style:paragraph-properties fo:line-height="100%" fo:background-color="#B4C6E7"/>
      <style:text-properties style:font-name="Bahnschrift Light" fo:font-size="9pt" style:font-size-asian="9pt" style:font-size-complex="9pt"/>
    </style:style>
    <style:style style:name="P683" style:parent-style-name="Standard" style:family="paragraph">
      <style:paragraph-properties fo:line-height="100%" fo:background-color="#B4C6E7"/>
      <style:text-properties style:font-name="Bahnschrift Light" fo:font-size="9pt" style:font-size-asian="9pt" style:font-size-complex="9pt"/>
    </style:style>
    <style:style style:name="P684" style:parent-style-name="Standard" style:family="paragraph">
      <style:paragraph-properties fo:line-height="100%" fo:background-color="#B4C6E7"/>
      <style:text-properties style:font-name="Bahnschrift Light" fo:font-size="9pt" style:font-size-asian="9pt" style:font-size-complex="9pt"/>
    </style:style>
    <style:style style:name="P685" style:parent-style-name="Standard" style:family="paragraph">
      <style:paragraph-properties fo:line-height="100%" fo:background-color="#B4C6E7"/>
      <style:text-properties style:font-name="Bahnschrift Light" fo:font-size="9pt" style:font-size-asian="9pt" style:font-size-complex="9pt"/>
    </style:style>
    <style:style style:name="P686" style:parent-style-name="Standard" style:family="paragraph">
      <style:paragraph-properties fo:line-height="100%" fo:background-color="#B4C6E7"/>
      <style:text-properties style:font-name="Bahnschrift Light" fo:font-size="9pt" style:font-size-asian="9pt" style:font-size-complex="9pt"/>
    </style:style>
    <style:style style:name="P687" style:parent-style-name="Standard" style:family="paragraph">
      <style:paragraph-properties fo:line-height="100%"/>
      <style:text-properties style:font-name="Bahnschrift Light" fo:font-size="9pt" style:font-size-asian="9pt" style:font-size-complex="9pt"/>
    </style:style>
    <style:style style:name="P688" style:parent-style-name="Standard" style:family="paragraph">
      <style:paragraph-properties fo:line-height="100%" fo:background-color="#B4C6E7"/>
      <style:text-properties style:font-name="Bahnschrift Light" fo:font-size="9pt" style:font-size-asian="9pt" style:font-size-complex="9pt"/>
    </style:style>
    <style:style style:name="P689" style:parent-style-name="Standard" style:family="paragraph">
      <style:paragraph-properties fo:line-height="100%" fo:background-color="#B4C6E7"/>
      <style:text-properties style:font-name="Bahnschrift Light" fo:font-size="9pt" style:font-size-asian="9pt" style:font-size-complex="9pt"/>
    </style:style>
    <style:style style:name="P690" style:parent-style-name="Standard" style:family="paragraph">
      <style:paragraph-properties fo:line-height="100%" fo:background-color="#B4C6E7"/>
      <style:text-properties style:font-name="Bahnschrift Light" fo:font-size="9pt" style:font-size-asian="9pt" style:font-size-complex="9pt"/>
    </style:style>
    <style:style style:name="P691" style:parent-style-name="Standard" style:family="paragraph">
      <style:paragraph-properties fo:line-height="100%" fo:background-color="#B4C6E7"/>
      <style:text-properties style:font-name="Bahnschrift Light" fo:font-size="9pt" style:font-size-asian="9pt" style:font-size-complex="9pt"/>
    </style:style>
    <style:style style:name="P692" style:parent-style-name="Standard" style:family="paragraph">
      <style:paragraph-properties fo:line-height="100%" fo:background-color="#B4C6E7"/>
      <style:text-properties style:font-name="Bahnschrift Light" fo:font-size="9pt" style:font-size-asian="9pt" style:font-size-complex="9pt"/>
    </style:style>
    <style:style style:name="P693" style:parent-style-name="Standard" style:family="paragraph">
      <style:paragraph-properties fo:line-height="100%" fo:background-color="#B4C6E7"/>
      <style:text-properties style:font-name="Bahnschrift Light" fo:font-size="9pt" style:font-size-asian="9pt" style:font-size-complex="9pt"/>
    </style:style>
    <style:style style:name="P694" style:parent-style-name="Standard" style:family="paragraph">
      <style:paragraph-properties fo:line-height="100%" fo:background-color="#B4C6E7"/>
      <style:text-properties style:font-name="Bahnschrift Light" fo:font-size="9pt" style:font-size-asian="9pt" style:font-size-complex="9pt"/>
    </style:style>
    <style:style style:name="P695" style:parent-style-name="Standard" style:family="paragraph">
      <style:paragraph-properties fo:line-height="100%" fo:background-color="#B4C6E7"/>
      <style:text-properties style:font-name="Bahnschrift Light" fo:font-size="9pt" style:font-size-asian="9pt" style:font-size-complex="9pt"/>
    </style:style>
    <style:style style:name="P696" style:parent-style-name="Standard" style:family="paragraph">
      <style:paragraph-properties fo:line-height="100%" fo:background-color="#B4C6E7"/>
      <style:text-properties style:font-name="Bahnschrift Light" fo:font-size="9pt" style:font-size-asian="9pt" style:font-size-complex="9pt"/>
    </style:style>
    <style:style style:name="P697" style:parent-style-name="Standard" style:family="paragraph">
      <style:paragraph-properties fo:line-height="100%" fo:background-color="#B4C6E7"/>
      <style:text-properties style:font-name="Bahnschrift Light" fo:font-size="9pt" style:font-size-asian="9pt" style:font-size-complex="9pt"/>
    </style:style>
    <style:style style:name="P698" style:parent-style-name="Standard" style:family="paragraph">
      <style:paragraph-properties fo:line-height="100%" fo:background-color="#B4C6E7"/>
      <style:text-properties style:font-name="Bahnschrift Light" fo:font-size="9pt" style:font-size-asian="9pt" style:font-size-complex="9pt"/>
    </style:style>
    <style:style style:name="P699" style:parent-style-name="Standard" style:family="paragraph">
      <style:paragraph-properties fo:line-height="100%" fo:background-color="#B4C6E7"/>
      <style:text-properties style:font-name="Bahnschrift Light" fo:font-size="9pt" style:font-size-asian="9pt" style:font-size-complex="9pt"/>
    </style:style>
    <style:style style:name="P700" style:parent-style-name="Standard" style:family="paragraph">
      <style:paragraph-properties fo:line-height="100%" fo:background-color="#B4C6E7"/>
      <style:text-properties style:font-name="Bahnschrift Light" fo:font-size="9pt" style:font-size-asian="9pt" style:font-size-complex="9pt"/>
    </style:style>
    <style:style style:name="P701" style:parent-style-name="Standard" style:family="paragraph">
      <style:paragraph-properties fo:line-height="100%" fo:background-color="#B4C6E7"/>
      <style:text-properties style:font-name="Bahnschrift Light" fo:font-size="9pt" style:font-size-asian="9pt" style:font-size-complex="9pt"/>
    </style:style>
    <style:style style:name="P702" style:parent-style-name="Standard" style:family="paragraph">
      <style:paragraph-properties fo:line-height="100%" fo:background-color="#B4C6E7"/>
      <style:text-properties style:font-name="Bahnschrift Light" fo:font-size="9pt" style:font-size-asian="9pt" style:font-size-complex="9pt"/>
    </style:style>
    <style:style style:name="P703" style:parent-style-name="Standard" style:family="paragraph">
      <style:paragraph-properties fo:line-height="100%" fo:background-color="#B4C6E7"/>
      <style:text-properties style:font-name="Bahnschrift Light" fo:font-size="9pt" style:font-size-asian="9pt" style:font-size-complex="9pt"/>
    </style:style>
    <style:style style:name="P704" style:parent-style-name="Standard" style:family="paragraph">
      <style:paragraph-properties fo:line-height="100%" fo:background-color="#B4C6E7"/>
      <style:text-properties style:font-name="Bahnschrift Light" fo:font-size="9pt" style:font-size-asian="9pt" style:font-size-complex="9pt"/>
    </style:style>
    <style:style style:name="P705" style:parent-style-name="Standard" style:family="paragraph">
      <style:paragraph-properties fo:line-height="100%" fo:background-color="#B4C6E7"/>
      <style:text-properties style:font-name="Bahnschrift Light" fo:font-size="9pt" style:font-size-asian="9pt" style:font-size-complex="9pt"/>
    </style:style>
    <style:style style:name="P706" style:parent-style-name="Standard" style:family="paragraph">
      <style:paragraph-properties fo:line-height="100%" fo:background-color="#B4C6E7"/>
      <style:text-properties style:font-name="Bahnschrift Light" fo:font-size="9pt" style:font-size-asian="9pt" style:font-size-complex="9pt"/>
    </style:style>
    <style:style style:name="P707" style:parent-style-name="Standard" style:family="paragraph">
      <style:paragraph-properties fo:line-height="100%" fo:background-color="#B4C6E7"/>
      <style:text-properties style:font-name="Bahnschrift Light" fo:font-size="9pt" style:font-size-asian="9pt" style:font-size-complex="9pt"/>
    </style:style>
    <style:style style:name="P708" style:parent-style-name="Standard" style:family="paragraph">
      <style:paragraph-properties fo:line-height="100%" fo:background-color="#B4C6E7"/>
      <style:text-properties style:font-name="Bahnschrift Light" fo:font-size="9pt" style:font-size-asian="9pt" style:font-size-complex="9pt"/>
    </style:style>
    <style:style style:name="P709" style:parent-style-name="Standard" style:family="paragraph">
      <style:paragraph-properties fo:line-height="100%" fo:background-color="#B4C6E7"/>
      <style:text-properties style:font-name="Bahnschrift Light" fo:font-size="9pt" style:font-size-asian="9pt" style:font-size-complex="9pt"/>
    </style:style>
    <style:style style:name="P710" style:parent-style-name="Standard" style:family="paragraph">
      <style:paragraph-properties fo:line-height="100%" fo:background-color="#B4C6E7"/>
      <style:text-properties style:font-name="Bahnschrift Light" fo:font-size="9pt" style:font-size-asian="9pt" style:font-size-complex="9pt"/>
    </style:style>
    <style:style style:name="P711" style:parent-style-name="Standard" style:family="paragraph">
      <style:paragraph-properties fo:line-height="100%" fo:background-color="#B4C6E7"/>
      <style:text-properties style:font-name="Bahnschrift Light" fo:font-size="9pt" style:font-size-asian="9pt" style:font-size-complex="9pt"/>
    </style:style>
    <style:style style:name="P712" style:parent-style-name="Standard" style:family="paragraph">
      <style:paragraph-properties fo:line-height="100%" fo:background-color="#B4C6E7"/>
      <style:text-properties style:font-name="Bahnschrift Light" fo:font-size="9pt" style:font-size-asian="9pt" style:font-size-complex="9pt"/>
    </style:style>
    <style:style style:name="P713" style:parent-style-name="Standard" style:family="paragraph">
      <style:paragraph-properties fo:line-height="100%" fo:background-color="#B4C6E7"/>
      <style:text-properties style:font-name="Bahnschrift Light" fo:font-size="9pt" style:font-size-asian="9pt" style:font-size-complex="9pt"/>
    </style:style>
    <style:style style:name="P714" style:parent-style-name="Standard" style:family="paragraph">
      <style:paragraph-properties fo:line-height="100%" fo:background-color="#B4C6E7"/>
      <style:text-properties style:font-name="Bahnschrift Light" fo:font-size="9pt" style:font-size-asian="9pt" style:font-size-complex="9pt"/>
    </style:style>
    <style:style style:name="P715" style:parent-style-name="Standard" style:family="paragraph">
      <style:paragraph-properties fo:line-height="100%" fo:background-color="#B4C6E7"/>
      <style:text-properties style:font-name="Bahnschrift Light" fo:font-size="9pt" style:font-size-asian="9pt" style:font-size-complex="9pt"/>
    </style:style>
    <style:style style:name="P716" style:parent-style-name="Standard" style:family="paragraph">
      <style:paragraph-properties fo:line-height="100%" fo:background-color="#B4C6E7"/>
      <style:text-properties style:font-name="Bahnschrift Light" fo:font-size="9pt" style:font-size-asian="9pt" style:font-size-complex="9pt"/>
    </style:style>
    <style:style style:name="P717" style:parent-style-name="Standard" style:family="paragraph">
      <style:paragraph-properties fo:line-height="100%" fo:background-color="#B4C6E7"/>
      <style:text-properties style:font-name="Bahnschrift Light" fo:font-size="9pt" style:font-size-asian="9pt" style:font-size-complex="9pt"/>
    </style:style>
    <style:style style:name="P718" style:parent-style-name="Standard" style:family="paragraph">
      <style:paragraph-properties fo:line-height="100%" fo:background-color="#B4C6E7"/>
      <style:text-properties style:font-name="Bahnschrift Light" fo:font-size="9pt" style:font-size-asian="9pt" style:font-size-complex="9pt"/>
    </style:style>
    <style:style style:name="P719" style:parent-style-name="Standard" style:family="paragraph">
      <style:paragraph-properties fo:line-height="100%" fo:background-color="#B4C6E7"/>
      <style:text-properties style:font-name="Bahnschrift Light" fo:font-size="9pt" style:font-size-asian="9pt" style:font-size-complex="9pt"/>
    </style:style>
    <style:style style:name="P720" style:parent-style-name="Standard" style:family="paragraph">
      <style:paragraph-properties fo:line-height="100%" fo:background-color="#B4C6E7"/>
      <style:text-properties style:font-name="Bahnschrift Light" fo:font-size="9pt" style:font-size-asian="9pt" style:font-size-complex="9pt"/>
    </style:style>
    <style:style style:name="P721" style:parent-style-name="Standard" style:family="paragraph">
      <style:paragraph-properties fo:line-height="100%" fo:background-color="#B4C6E7"/>
      <style:text-properties style:font-name="Bahnschrift Light" fo:font-size="9pt" style:font-size-asian="9pt" style:font-size-complex="9pt"/>
    </style:style>
    <style:style style:name="P722" style:parent-style-name="Standard" style:family="paragraph">
      <style:paragraph-properties fo:line-height="100%" fo:background-color="#B4C6E7"/>
      <style:text-properties style:font-name="Bahnschrift Light" fo:font-size="9pt" style:font-size-asian="9pt" style:font-size-complex="9pt"/>
    </style:style>
    <style:style style:name="P723" style:parent-style-name="Standard" style:family="paragraph">
      <style:paragraph-properties fo:line-height="100%" fo:background-color="#B4C6E7"/>
      <style:text-properties style:font-name="Bahnschrift Light" fo:font-size="9pt" style:font-size-asian="9pt" style:font-size-complex="9pt"/>
    </style:style>
    <style:style style:name="P724" style:parent-style-name="Standard" style:family="paragraph">
      <style:paragraph-properties fo:line-height="100%" fo:background-color="#B4C6E7"/>
      <style:text-properties style:font-name="Bahnschrift Light" fo:font-size="9pt" style:font-size-asian="9pt" style:font-size-complex="9pt"/>
    </style:style>
    <style:style style:name="P725" style:parent-style-name="Standard" style:family="paragraph">
      <style:paragraph-properties fo:line-height="100%" fo:background-color="#B4C6E7"/>
      <style:text-properties style:font-name="Bahnschrift Light" fo:font-size="9pt" style:font-size-asian="9pt" style:font-size-complex="9pt"/>
    </style:style>
    <style:style style:name="P726" style:parent-style-name="Standard" style:family="paragraph">
      <style:paragraph-properties fo:line-height="100%" fo:background-color="#B4C6E7"/>
      <style:text-properties style:font-name="Bahnschrift Light" fo:font-size="9pt" style:font-size-asian="9pt" style:font-size-complex="9pt"/>
    </style:style>
    <style:style style:name="P727" style:parent-style-name="Standard" style:family="paragraph">
      <style:paragraph-properties fo:line-height="100%" fo:background-color="#B4C6E7"/>
      <style:text-properties style:font-name="Bahnschrift Light" fo:font-size="9pt" style:font-size-asian="9pt" style:font-size-complex="9pt"/>
    </style:style>
    <style:style style:name="P728" style:parent-style-name="Standard" style:family="paragraph">
      <style:paragraph-properties fo:line-height="100%"/>
      <style:text-properties style:font-name="Bahnschrift Light" fo:font-size="9pt" style:font-size-asian="9pt" style:font-size-complex="9pt"/>
    </style:style>
    <style:style style:name="P729" style:parent-style-name="Standard" style:family="paragraph">
      <style:paragraph-properties fo:line-height="100%" fo:background-color="#B4C6E7"/>
      <style:text-properties style:font-name="Bahnschrift Light" fo:font-size="9pt" style:font-size-asian="9pt" style:font-size-complex="9pt"/>
    </style:style>
    <style:style style:name="P730" style:parent-style-name="Standard" style:family="paragraph">
      <style:paragraph-properties fo:line-height="100%" fo:background-color="#B4C6E7"/>
      <style:text-properties style:font-name="Bahnschrift Light" fo:font-size="9pt" style:font-size-asian="9pt" style:font-size-complex="9pt"/>
    </style:style>
    <style:style style:name="P731" style:parent-style-name="Standard" style:family="paragraph">
      <style:paragraph-properties fo:line-height="100%" fo:background-color="#B4C6E7"/>
      <style:text-properties style:font-name="Bahnschrift Light" fo:font-size="9pt" style:font-size-asian="9pt" style:font-size-complex="9pt"/>
    </style:style>
    <style:style style:name="P732" style:parent-style-name="Standard" style:family="paragraph">
      <style:paragraph-properties fo:line-height="100%" fo:background-color="#B4C6E7"/>
      <style:text-properties style:font-name="Bahnschrift Light" fo:font-size="9pt" style:font-size-asian="9pt" style:font-size-complex="9pt"/>
    </style:style>
    <style:style style:name="P733" style:parent-style-name="Standard" style:family="paragraph">
      <style:paragraph-properties fo:line-height="100%" fo:background-color="#B4C6E7"/>
      <style:text-properties style:font-name="Bahnschrift Light" fo:font-size="9pt" style:font-size-asian="9pt" style:font-size-complex="9pt"/>
    </style:style>
    <style:style style:name="P734" style:parent-style-name="Standard" style:family="paragraph">
      <style:paragraph-properties fo:line-height="100%"/>
      <style:text-properties style:font-name="Bahnschrift Light" fo:font-size="9pt" style:font-size-asian="9pt" style:font-size-complex="9pt"/>
    </style:style>
    <style:style style:name="P735" style:parent-style-name="Standard" style:family="paragraph">
      <style:paragraph-properties fo:line-height="100%" fo:background-color="#B4C6E7"/>
      <style:text-properties style:font-name="Bahnschrift Light" fo:font-size="9pt" style:font-size-asian="9pt" style:font-size-complex="9pt"/>
    </style:style>
    <style:style style:name="P736" style:parent-style-name="Standard" style:family="paragraph">
      <style:paragraph-properties fo:line-height="100%" fo:background-color="#B4C6E7"/>
      <style:text-properties style:font-name="Bahnschrift Light" fo:font-size="9pt" style:font-size-asian="9pt" style:font-size-complex="9pt"/>
    </style:style>
    <style:style style:name="P737" style:parent-style-name="Standard" style:family="paragraph">
      <style:paragraph-properties fo:line-height="100%" fo:background-color="#B4C6E7"/>
      <style:text-properties style:font-name="Bahnschrift Light" fo:font-size="9pt" style:font-size-asian="9pt" style:font-size-complex="9pt"/>
    </style:style>
    <style:style style:name="P738" style:parent-style-name="Standard" style:family="paragraph">
      <style:paragraph-properties fo:line-height="100%" fo:background-color="#B4C6E7"/>
      <style:text-properties style:font-name="Bahnschrift Light" fo:font-size="9pt" style:font-size-asian="9pt" style:font-size-complex="9pt"/>
    </style:style>
    <style:style style:name="P739" style:parent-style-name="Standard" style:family="paragraph">
      <style:paragraph-properties fo:line-height="100%" fo:background-color="#B4C6E7"/>
      <style:text-properties style:font-name="Bahnschrift Light" fo:font-size="9pt" style:font-size-asian="9pt" style:font-size-complex="9pt"/>
    </style:style>
    <style:style style:name="P740" style:parent-style-name="Standard" style:family="paragraph">
      <style:paragraph-properties fo:line-height="100%" fo:background-color="#B4C6E7"/>
      <style:text-properties style:font-name="Bahnschrift Light" fo:font-size="9pt" style:font-size-asian="9pt" style:font-size-complex="9pt"/>
    </style:style>
    <style:style style:name="P741" style:parent-style-name="Standard" style:family="paragraph">
      <style:paragraph-properties fo:line-height="100%" fo:background-color="#B4C6E7"/>
      <style:text-properties style:font-name="Bahnschrift Light" fo:font-size="9pt" style:font-size-asian="9pt" style:font-size-complex="9pt"/>
    </style:style>
    <style:style style:name="P742" style:parent-style-name="Standard" style:family="paragraph">
      <style:paragraph-properties fo:line-height="100%" fo:background-color="#B4C6E7"/>
      <style:text-properties style:font-name="Bahnschrift Light" fo:font-size="9pt" style:font-size-asian="9pt" style:font-size-complex="9pt"/>
    </style:style>
    <style:style style:name="P743" style:parent-style-name="Standard" style:family="paragraph">
      <style:paragraph-properties fo:line-height="100%" fo:background-color="#B4C6E7"/>
      <style:text-properties style:font-name="Bahnschrift Light" fo:font-size="9pt" style:font-size-asian="9pt" style:font-size-complex="9pt"/>
    </style:style>
    <style:style style:name="P744" style:parent-style-name="Standard" style:family="paragraph">
      <style:paragraph-properties fo:line-height="100%" fo:background-color="#B4C6E7"/>
      <style:text-properties style:font-name="Bahnschrift Light" fo:font-size="9pt" style:font-size-asian="9pt" style:font-size-complex="9pt"/>
    </style:style>
    <style:style style:name="P745" style:parent-style-name="Standard" style:family="paragraph">
      <style:paragraph-properties fo:line-height="100%" fo:background-color="#B4C6E7"/>
      <style:text-properties style:font-name="Bahnschrift Light" fo:font-size="9pt" style:font-size-asian="9pt" style:font-size-complex="9pt"/>
    </style:style>
    <style:style style:name="P746" style:parent-style-name="Standard" style:family="paragraph">
      <style:paragraph-properties fo:line-height="100%" fo:background-color="#B4C6E7"/>
      <style:text-properties style:font-name="Bahnschrift Light" fo:font-size="9pt" style:font-size-asian="9pt" style:font-size-complex="9pt"/>
    </style:style>
    <style:style style:name="P747" style:parent-style-name="Standard" style:family="paragraph">
      <style:paragraph-properties fo:line-height="100%" fo:background-color="#B4C6E7"/>
      <style:text-properties style:font-name="Bahnschrift Light" fo:font-size="9pt" style:font-size-asian="9pt" style:font-size-complex="9pt"/>
    </style:style>
    <style:style style:name="P748" style:parent-style-name="Standard" style:family="paragraph">
      <style:paragraph-properties fo:line-height="100%" fo:background-color="#B4C6E7"/>
      <style:text-properties style:font-name="Bahnschrift Light" fo:font-size="9pt" style:font-size-asian="9pt" style:font-size-complex="9pt"/>
    </style:style>
    <style:style style:name="P749" style:parent-style-name="Standard" style:family="paragraph">
      <style:paragraph-properties fo:line-height="100%" fo:background-color="#B4C6E7"/>
      <style:text-properties style:font-name="Bahnschrift Light" fo:font-size="9pt" style:font-size-asian="9pt" style:font-size-complex="9pt"/>
    </style:style>
    <style:style style:name="P750" style:parent-style-name="Standard" style:family="paragraph">
      <style:paragraph-properties fo:line-height="100%" fo:background-color="#B4C6E7"/>
      <style:text-properties style:font-name="Bahnschrift Light" fo:font-size="9pt" style:font-size-asian="9pt" style:font-size-complex="9pt"/>
    </style:style>
    <style:style style:name="P751" style:parent-style-name="Standard" style:family="paragraph">
      <style:paragraph-properties fo:line-height="100%" fo:background-color="#B4C6E7"/>
      <style:text-properties style:font-name="Bahnschrift Light" fo:font-size="9pt" style:font-size-asian="9pt" style:font-size-complex="9pt"/>
    </style:style>
    <style:style style:name="P752" style:parent-style-name="Standard" style:family="paragraph">
      <style:paragraph-properties fo:line-height="100%" fo:background-color="#B4C6E7"/>
      <style:text-properties style:font-name="Bahnschrift Light" fo:font-size="9pt" style:font-size-asian="9pt" style:font-size-complex="9pt"/>
    </style:style>
    <style:style style:name="P753" style:parent-style-name="Standard" style:family="paragraph">
      <style:paragraph-properties fo:line-height="100%" fo:background-color="#B4C6E7"/>
      <style:text-properties style:font-name="Bahnschrift Light" fo:font-size="9pt" style:font-size-asian="9pt" style:font-size-complex="9pt"/>
    </style:style>
    <style:style style:name="P754" style:parent-style-name="Standard" style:family="paragraph">
      <style:paragraph-properties fo:line-height="100%" fo:background-color="#B4C6E7"/>
      <style:text-properties style:font-name="Bahnschrift Light" fo:font-size="9pt" style:font-size-asian="9pt" style:font-size-complex="9pt"/>
    </style:style>
    <style:style style:name="P755" style:parent-style-name="Standard" style:family="paragraph">
      <style:paragraph-properties fo:line-height="100%" fo:background-color="#B4C6E7"/>
      <style:text-properties style:font-name="Bahnschrift Light" fo:font-size="9pt" style:font-size-asian="9pt" style:font-size-complex="9pt"/>
    </style:style>
    <style:style style:name="P756" style:parent-style-name="Standard" style:family="paragraph">
      <style:paragraph-properties fo:line-height="100%" fo:background-color="#B4C6E7"/>
      <style:text-properties style:font-name="Bahnschrift Light" fo:font-size="9pt" style:font-size-asian="9pt" style:font-size-complex="9pt"/>
    </style:style>
    <style:style style:name="P757" style:parent-style-name="Standard" style:family="paragraph">
      <style:paragraph-properties fo:line-height="100%" fo:background-color="#B4C6E7"/>
      <style:text-properties style:font-name="Bahnschrift Light" fo:font-size="9pt" style:font-size-asian="9pt" style:font-size-complex="9pt"/>
    </style:style>
    <style:style style:name="P758" style:parent-style-name="Standard" style:family="paragraph">
      <style:paragraph-properties fo:line-height="100%" fo:background-color="#B4C6E7"/>
      <style:text-properties style:font-name="Bahnschrift Light" fo:font-size="9pt" style:font-size-asian="9pt" style:font-size-complex="9pt"/>
    </style:style>
    <style:style style:name="P759" style:parent-style-name="Standard" style:family="paragraph">
      <style:paragraph-properties fo:line-height="100%" fo:background-color="#B4C6E7"/>
      <style:text-properties style:font-name="Bahnschrift Light" fo:font-size="9pt" style:font-size-asian="9pt" style:font-size-complex="9pt"/>
    </style:style>
    <style:style style:name="P760" style:parent-style-name="Standard" style:family="paragraph">
      <style:paragraph-properties fo:line-height="100%" fo:background-color="#B4C6E7"/>
      <style:text-properties style:font-name="Bahnschrift Light" fo:font-size="9pt" style:font-size-asian="9pt" style:font-size-complex="9pt"/>
    </style:style>
    <style:style style:name="P761" style:parent-style-name="Обычный" style:family="paragraph">
      <style:paragraph-properties fo:break-before="page"/>
      <style:text-properties fo:language="en" fo:country="US"/>
    </style:style>
    <style:style style:name="P762" style:parent-style-name="Standard" style:family="paragraph">
      <style:paragraph-properties fo:text-align="center" fo:text-indent="0in"/>
    </style:style>
    <style:style style:name="P763" style:parent-style-name="Standard" style:family="paragraph">
      <style:paragraph-properties fo:text-align="center" fo:text-indent="0in"/>
    </style:style>
    <style:style style:name="T764" style:parent-style-name="Основнойшрифтабзаца" style:family="text">
      <style:text-properties fo:language="ru" fo:country="RU"/>
    </style:style>
    <style:style style:name="T765" style:parent-style-name="Основнойшрифтабзаца" style:family="text">
      <style:text-properties fo:language="en" fo:country="US"/>
    </style:style>
    <style:style style:name="T766" style:parent-style-name="Основнойшрифтабзаца" style:family="text">
      <style:text-properties fo:language="ru" fo:country="RU"/>
    </style:style>
    <style:style style:name="T767" style:parent-style-name="Основнойшрифтабзаца" style:family="text">
      <style:text-properties fo:language="ru" fo:country="RU"/>
    </style:style>
    <style:style style:name="T768" style:parent-style-name="Основнойшрифтабзаца" style:family="text">
      <style:text-properties fo:language="en" fo:country="US"/>
    </style:style>
    <style:style style:name="T769" style:parent-style-name="Основнойшрифтабзаца" style:family="text">
      <style:text-properties fo:language="ru" fo:country="RU"/>
    </style:style>
    <style:style style:name="P770" style:parent-style-name="Standard" style:family="paragraph">
      <style:paragraph-properties fo:text-align="start" fo:margin-bottom="0.1388in" fo:line-height="115%" fo:text-indent="0in"/>
    </style:style>
    <style:style style:name="P771" style:parent-style-name="Standard" style:family="paragraph">
      <style:paragraph-properties fo:break-before="page"/>
    </style:style>
    <style:style style:name="T772" style:parent-style-name="Основнойшрифтабзаца" style:family="text">
      <style:text-properties fo:language="ru" fo:country="RU"/>
    </style:style>
    <style:style style:name="T773" style:parent-style-name="Основнойшрифтабзаца" style:family="text">
      <style:text-properties fo:language="en" fo:country="US"/>
    </style:style>
    <style:style style:name="TableColumn775" style:family="table-column">
      <style:table-column-properties style:column-width="1.6805in" style:use-optimal-column-width="false"/>
    </style:style>
    <style:style style:name="TableColumn776" style:family="table-column">
      <style:table-column-properties style:column-width="1.2909in" style:use-optimal-column-width="false"/>
    </style:style>
    <style:style style:name="TableColumn777" style:family="table-column">
      <style:table-column-properties style:column-width="1.2375in" style:use-optimal-column-width="false"/>
    </style:style>
    <style:style style:name="TableColumn778" style:family="table-column">
      <style:table-column-properties style:column-width="1.2805in" style:use-optimal-column-width="false"/>
    </style:style>
    <style:style style:name="TableColumn779" style:family="table-column">
      <style:table-column-properties style:column-width="1.3527in" style:use-optimal-column-width="false"/>
    </style:style>
    <style:style style:name="Table774" style:family="table">
      <style:table-properties style:width="6.8423in" fo:margin-left="-0.075in" table:align="left"/>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widows="0" fo:orphans="0" fo:text-indent="0in"/>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widows="0" fo:orphans="0" fo:text-indent="0in"/>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widows="0" fo:orphans="0" fo:text-indent="0in"/>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widows="0" fo:orphans="0" fo:text-indent="0in"/>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widows="0" fo:orphans="0" fo:text-indent="0in"/>
    </style:style>
    <style:style style:name="TableRow791" style:family="table-row">
      <style:table-row-properties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Standard" style:family="paragraph">
      <style:paragraph-properties fo:widows="0" fo:orphans="0" fo:text-indent="0in"/>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widows="0" fo:orphans="0" fo:text-indent="0in"/>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widows="0" fo:orphans="0" fo:text-indent="0in"/>
    </style:style>
    <style:style style:name="TableCell798" style:family="table-cell">
      <style:table-cell-properties fo:border="0.0069in solid #000000" style:writing-mode="lr-tb" fo:padding-top="0in" fo:padding-left="0.075in" fo:padding-bottom="0in" fo:padding-right="0.075in"/>
    </style:style>
    <style:style style:name="P799" style:parent-style-name="Standard" style:family="paragraph">
      <style:paragraph-properties fo:widows="0" fo:orphans="0" fo:text-indent="0in"/>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widows="0" fo:orphans="0" fo:text-indent="0in"/>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Standard" style:family="paragraph">
      <style:paragraph-properties fo:widows="0" fo:orphans="0" fo:text-indent="0in"/>
    </style:style>
    <style:style style:name="TableCell805" style:family="table-cell">
      <style:table-cell-properties fo:border="0.0069in solid #000000" style:writing-mode="lr-tb" fo:padding-top="0in" fo:padding-left="0.075in" fo:padding-bottom="0in" fo:padding-right="0.075in"/>
    </style:style>
    <style:style style:name="P806" style:parent-style-name="Standard" style:family="paragraph">
      <style:paragraph-properties fo:widows="0" fo:orphans="0" fo:text-indent="0in"/>
    </style:style>
    <style:style style:name="TableCell807" style:family="table-cell">
      <style:table-cell-properties fo:border="0.0069in solid #000000" style:writing-mode="lr-tb" fo:padding-top="0in" fo:padding-left="0.075in" fo:padding-bottom="0in" fo:padding-right="0.075in"/>
    </style:style>
    <style:style style:name="P808" style:parent-style-name="Standard" style:family="paragraph">
      <style:paragraph-properties fo:widows="0" fo:orphans="0" fo:text-indent="0in"/>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paragraph-properties fo:widows="0" fo:orphans="0" fo:text-indent="0in"/>
    </style:style>
    <style:style style:name="TableCell811" style:family="table-cell">
      <style:table-cell-properties fo:border="0.0069in solid #000000" style:writing-mode="lr-tb" fo:padding-top="0in" fo:padding-left="0.075in" fo:padding-bottom="0in" fo:padding-right="0.075in"/>
    </style:style>
    <style:style style:name="P812" style:parent-style-name="Standard" style:family="paragraph">
      <style:paragraph-properties fo:widows="0" fo:orphans="0" fo:text-indent="0in"/>
    </style:style>
    <style:style style:name="TableRow813" style:family="table-row">
      <style:table-row-properties style:use-optimal-row-height="false"/>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 style:family="paragraph">
      <style:paragraph-properties fo:widows="0" fo:orphans="0" fo:text-indent="0in"/>
      <style:text-properties fo:background-color="#FFFF00"/>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paragraph-properties fo:widows="0" fo:orphans="0" fo:text-indent="0in"/>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paragraph-properties fo:widows="0" fo:orphans="0" fo:text-indent="0in"/>
    </style:style>
    <style:style style:name="TableCell820" style:family="table-cell">
      <style:table-cell-properties fo:border="0.0069in solid #000000" style:writing-mode="lr-tb" fo:padding-top="0in" fo:padding-left="0.075in" fo:padding-bottom="0in" fo:padding-right="0.075in"/>
    </style:style>
    <style:style style:name="P821" style:parent-style-name="Standard" style:family="paragraph">
      <style:paragraph-properties fo:widows="0" fo:orphans="0" fo:text-indent="0in"/>
    </style:style>
    <style:style style:name="TableCell822" style:family="table-cell">
      <style:table-cell-properties fo:border="0.0069in solid #000000" style:writing-mode="lr-tb" fo:padding-top="0in" fo:padding-left="0.075in" fo:padding-bottom="0in" fo:padding-right="0.075in"/>
    </style:style>
    <style:style style:name="P823" style:parent-style-name="Standard" style:family="paragraph">
      <style:paragraph-properties fo:widows="0" fo:orphans="0" fo:text-indent="0in"/>
    </style:style>
    <style:style style:name="TableRow824" style:family="table-row">
      <style:table-row-properties style:use-optimal-row-height="false"/>
    </style:style>
    <style:style style:name="TableCell825" style:family="table-cell">
      <style:table-cell-properties fo:border="0.0069in solid #000000" style:writing-mode="lr-tb" fo:padding-top="0in" fo:padding-left="0.075in" fo:padding-bottom="0in" fo:padding-right="0.075in"/>
    </style:style>
    <style:style style:name="P826" style:parent-style-name="Standard" style:family="paragraph">
      <style:paragraph-properties fo:widows="0" fo:orphans="0" fo:text-indent="0in"/>
    </style:style>
    <style:style style:name="TableCell827" style:family="table-cell">
      <style:table-cell-properties fo:border="0.0069in solid #000000" style:writing-mode="lr-tb" fo:padding-top="0in" fo:padding-left="0.075in" fo:padding-bottom="0in" fo:padding-right="0.075in"/>
    </style:style>
    <style:style style:name="P828" style:parent-style-name="Standard" style:family="paragraph">
      <style:paragraph-properties fo:widows="0" fo:orphans="0" fo:text-indent="0in"/>
    </style:style>
    <style:style style:name="TableCell829" style:family="table-cell">
      <style:table-cell-properties fo:border="0.0069in solid #000000" style:writing-mode="lr-tb" fo:padding-top="0in" fo:padding-left="0.075in" fo:padding-bottom="0in" fo:padding-right="0.075in"/>
    </style:style>
    <style:style style:name="P830" style:parent-style-name="Standard" style:family="paragraph">
      <style:paragraph-properties fo:widows="0" fo:orphans="0" fo:text-indent="0in"/>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paragraph-properties fo:widows="0" fo:orphans="0" fo:text-indent="0in"/>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widows="0" fo:orphans="0" fo:text-indent="0in"/>
    </style:style>
    <style:style style:name="TableRow835" style:family="table-row">
      <style:table-row-properties style:use-optimal-row-height="false"/>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paragraph-properties fo:widows="0" fo:orphans="0" fo:text-indent="0in"/>
    </style:style>
    <style:style style:name="TableCell838" style:family="table-cell">
      <style:table-cell-properties fo:border="0.0069in solid #000000" style:writing-mode="lr-tb" fo:padding-top="0in" fo:padding-left="0.075in" fo:padding-bottom="0in" fo:padding-right="0.075in"/>
    </style:style>
    <style:style style:name="P839" style:parent-style-name="Standard" style:family="paragraph">
      <style:paragraph-properties fo:widows="0" fo:orphans="0" fo:text-indent="0in"/>
    </style:style>
    <style:style style:name="TableCell840" style:family="table-cell">
      <style:table-cell-properties fo:border="0.0069in solid #000000" style:writing-mode="lr-tb" fo:padding-top="0in" fo:padding-left="0.075in" fo:padding-bottom="0in" fo:padding-right="0.075in"/>
    </style:style>
    <style:style style:name="P841" style:parent-style-name="Standard" style:family="paragraph">
      <style:paragraph-properties fo:widows="0" fo:orphans="0" fo:text-indent="0in"/>
    </style:style>
    <style:style style:name="TableCell842" style:family="table-cell">
      <style:table-cell-properties fo:border="0.0069in solid #000000" style:writing-mode="lr-tb" fo:padding-top="0in" fo:padding-left="0.075in" fo:padding-bottom="0in" fo:padding-right="0.075in"/>
    </style:style>
    <style:style style:name="P843" style:parent-style-name="Standard" style:family="paragraph">
      <style:paragraph-properties fo:widows="0" fo:orphans="0" fo:text-indent="0in"/>
    </style:style>
    <style:style style:name="TableCell844" style:family="table-cell">
      <style:table-cell-properties fo:border="0.0069in solid #000000" style:writing-mode="lr-tb" fo:padding-top="0in" fo:padding-left="0.075in" fo:padding-bottom="0in" fo:padding-right="0.075in"/>
    </style:style>
    <style:style style:name="P845" style:parent-style-name="Standard" style:family="paragraph">
      <style:paragraph-properties fo:widows="0" fo:orphans="0" fo:text-indent="0in"/>
    </style:style>
    <style:style style:name="TableRow846" style:family="table-row">
      <style:table-row-properties style:use-optimal-row-height="false"/>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paragraph-properties fo:widows="0" fo:orphans="0" fo:text-indent="0in"/>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widows="0" fo:orphans="0" fo:text-indent="0in"/>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widows="0" fo:orphans="0" fo:text-indent="0in"/>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widows="0" fo:orphans="0" fo:text-indent="0in"/>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widows="0" fo:orphans="0" fo:text-indent="0in"/>
    </style:style>
    <style:style style:name="TableRow857" style:family="table-row">
      <style:table-row-properties style:use-optimal-row-height="false"/>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widows="0" fo:orphans="0" fo:text-indent="0in"/>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widows="0" fo:orphans="0" fo:text-indent="0in"/>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widows="0" fo:orphans="0" fo:text-indent="0in"/>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widows="0" fo:orphans="0" fo:text-indent="0in"/>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widows="0" fo:orphans="0" fo:text-indent="0in"/>
    </style:style>
    <style:style style:name="T868" style:parent-style-name="Основнойшрифтабзаца" style:family="text">
      <style:text-properties fo:language="ru" fo:country="RU"/>
    </style:style>
    <style:style style:name="T869" style:parent-style-name="Основнойшрифтабзаца" style:family="text">
      <style:text-properties fo:language="en" fo:country="US"/>
    </style:style>
    <style:style style:name="T870" style:parent-style-name="Основнойшрифтабзаца" style:family="text">
      <style:text-properties fo:language="ru" fo:country="RU"/>
    </style:style>
    <style:style style:name="T871" style:parent-style-name="Основнойшрифтабзаца" style:family="text">
      <style:text-properties fo:language="ru" fo:country="RU"/>
    </style:style>
    <style:style style:name="T872" style:parent-style-name="Основнойшрифтабзаца" style:family="text">
      <style:text-properties fo:language="en" fo:country="US"/>
    </style:style>
    <style:style style:name="T873" style:parent-style-name="Основнойшрифтабзаца" style:family="text">
      <style:text-properties fo:language="ru" fo:country="RU"/>
    </style:style>
    <style:style style:name="P874" style:parent-style-name="Standard" style:family="paragraph">
      <style:paragraph-properties fo:break-before="page"/>
    </style:style>
    <style:style style:name="T875" style:parent-style-name="Основнойшрифтабзаца" style:family="text">
      <style:text-properties fo:language="ru" fo:country="RU"/>
    </style:style>
    <style:style style:name="T876" style:parent-style-name="Основнойшрифтабзаца" style:family="text">
      <style:text-properties fo:language="en" fo:country="US"/>
    </style:style>
    <style:style style:name="TableColumn878" style:family="table-column">
      <style:table-column-properties style:column-width="1.6805in" style:use-optimal-column-width="false"/>
    </style:style>
    <style:style style:name="TableColumn879" style:family="table-column">
      <style:table-column-properties style:column-width="1.2909in" style:use-optimal-column-width="false"/>
    </style:style>
    <style:style style:name="TableColumn880" style:family="table-column">
      <style:table-column-properties style:column-width="1.2375in" style:use-optimal-column-width="false"/>
    </style:style>
    <style:style style:name="TableColumn881" style:family="table-column">
      <style:table-column-properties style:column-width="1.2805in" style:use-optimal-column-width="false"/>
    </style:style>
    <style:style style:name="TableColumn882" style:family="table-column">
      <style:table-column-properties style:column-width="1.3527in" style:use-optimal-column-width="false"/>
    </style:style>
    <style:style style:name="Table877" style:family="table">
      <style:table-properties style:width="6.8423in" fo:margin-left="-0.075in" table:align="lef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widows="0" fo:orphans="0" fo:text-indent="0in"/>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widows="0" fo:orphans="0" fo:text-indent="0in"/>
    </style:style>
    <style:style style:name="TableCell888" style:family="table-cell">
      <style:table-cell-properties fo:border="0.0069in solid #000000" style:writing-mode="lr-tb" fo:padding-top="0in" fo:padding-left="0.075in" fo:padding-bottom="0in" fo:padding-right="0.075in"/>
    </style:style>
    <style:style style:name="P889" style:parent-style-name="Standard" style:family="paragraph">
      <style:paragraph-properties fo:widows="0" fo:orphans="0" fo:text-indent="0in"/>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widows="0" fo:orphans="0" fo:text-indent="0in"/>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widows="0" fo:orphans="0" fo:text-indent="0in"/>
    </style:style>
    <style:style style:name="TableRow894" style:family="table-row">
      <style:table-row-properties style:use-optimal-row-height="false"/>
    </style:style>
    <style:style style:name="TableCell895" style:family="table-cell">
      <style:table-cell-properties fo:border="0.0069in solid #000000" style:writing-mode="lr-tb" fo:padding-top="0in" fo:padding-left="0.075in" fo:padding-bottom="0in" fo:padding-right="0.075in"/>
    </style:style>
    <style:style style:name="P896" style:parent-style-name="Standard" style:family="paragraph">
      <style:paragraph-properties fo:widows="0" fo:orphans="0" fo:text-indent="0in"/>
    </style:style>
    <style:style style:name="TableCell897" style:family="table-cell">
      <style:table-cell-properties fo:border="0.0069in solid #000000" style:writing-mode="lr-tb" fo:padding-top="0in" fo:padding-left="0.075in" fo:padding-bottom="0in" fo:padding-right="0.075in"/>
    </style:style>
    <style:style style:name="P898" style:parent-style-name="Standard" style:family="paragraph">
      <style:paragraph-properties fo:widows="0" fo:orphans="0" fo:text-indent="0in"/>
    </style:style>
    <style:style style:name="TableCell899" style:family="table-cell">
      <style:table-cell-properties fo:border="0.0069in solid #000000" style:writing-mode="lr-tb" fo:padding-top="0in" fo:padding-left="0.075in" fo:padding-bottom="0in" fo:padding-right="0.075in"/>
    </style:style>
    <style:style style:name="P900" style:parent-style-name="Standard" style:family="paragraph">
      <style:paragraph-properties fo:widows="0" fo:orphans="0" fo:text-indent="0in"/>
    </style:style>
    <style:style style:name="TableCell901" style:family="table-cell">
      <style:table-cell-properties fo:border="0.0069in solid #000000" style:writing-mode="lr-tb" fo:padding-top="0in" fo:padding-left="0.075in" fo:padding-bottom="0in" fo:padding-right="0.075in"/>
    </style:style>
    <style:style style:name="P902" style:parent-style-name="Standard" style:family="paragraph">
      <style:paragraph-properties fo:widows="0" fo:orphans="0" fo:text-indent="0in"/>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paragraph-properties fo:widows="0" fo:orphans="0" fo:text-indent="0in"/>
    </style:style>
    <style:style style:name="TableRow905" style:family="table-row">
      <style:table-row-properties style:use-optimal-row-height="false"/>
    </style:style>
    <style:style style:name="TableCell906" style:family="table-cell">
      <style:table-cell-properties fo:border="0.0069in solid #000000" style:writing-mode="lr-tb" fo:padding-top="0in" fo:padding-left="0.075in" fo:padding-bottom="0in" fo:padding-right="0.075in"/>
    </style:style>
    <style:style style:name="P907" style:parent-style-name="Standard" style:family="paragraph">
      <style:paragraph-properties fo:widows="0" fo:orphans="0" fo:text-indent="0in"/>
    </style:style>
    <style:style style:name="TableCell908" style:family="table-cell">
      <style:table-cell-properties fo:border="0.0069in solid #000000" style:writing-mode="lr-tb" fo:padding-top="0in" fo:padding-left="0.075in" fo:padding-bottom="0in" fo:padding-right="0.075in"/>
    </style:style>
    <style:style style:name="P909" style:parent-style-name="Standard" style:family="paragraph">
      <style:paragraph-properties fo:widows="0" fo:orphans="0" fo:text-indent="0in"/>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widows="0" fo:orphans="0" fo:text-indent="0in"/>
    </style:style>
    <style:style style:name="TableCell912" style:family="table-cell">
      <style:table-cell-properties fo:border="0.0069in solid #000000" style:writing-mode="lr-tb" fo:padding-top="0in" fo:padding-left="0.075in" fo:padding-bottom="0in" fo:padding-right="0.075in"/>
    </style:style>
    <style:style style:name="P913" style:parent-style-name="Standard" style:family="paragraph">
      <style:paragraph-properties fo:widows="0" fo:orphans="0" fo:text-indent="0in"/>
    </style:style>
    <style:style style:name="TableCell914" style:family="table-cell">
      <style:table-cell-properties fo:border="0.0069in solid #000000" style:writing-mode="lr-tb" fo:padding-top="0in" fo:padding-left="0.075in" fo:padding-bottom="0in" fo:padding-right="0.075in"/>
    </style:style>
    <style:style style:name="P915" style:parent-style-name="Standard" style:family="paragraph">
      <style:paragraph-properties fo:widows="0" fo:orphans="0" fo:text-indent="0in"/>
    </style:style>
    <style:style style:name="TableRow916" style:family="table-row">
      <style:table-row-properties style:use-optimal-row-height="false"/>
    </style:style>
    <style:style style:name="TableCell917" style:family="table-cell">
      <style:table-cell-properties fo:border="0.0069in solid #000000" style:writing-mode="lr-tb" fo:padding-top="0in" fo:padding-left="0.075in" fo:padding-bottom="0in" fo:padding-right="0.075in"/>
    </style:style>
    <style:style style:name="P918" style:parent-style-name="Standard" style:family="paragraph">
      <style:paragraph-properties fo:widows="0" fo:orphans="0" fo:text-indent="0in"/>
      <style:text-properties fo:background-color="#FFFF00"/>
    </style:style>
    <style:style style:name="TableCell919" style:family="table-cell">
      <style:table-cell-properties fo:border="0.0069in solid #000000" style:writing-mode="lr-tb" fo:padding-top="0in" fo:padding-left="0.075in" fo:padding-bottom="0in" fo:padding-right="0.075in"/>
    </style:style>
    <style:style style:name="P920" style:parent-style-name="Standard" style:family="paragraph">
      <style:paragraph-properties fo:widows="0" fo:orphans="0" fo:text-indent="0in"/>
    </style:style>
    <style:style style:name="TableCell921" style:family="table-cell">
      <style:table-cell-properties fo:border="0.0069in solid #000000" style:writing-mode="lr-tb" fo:padding-top="0in" fo:padding-left="0.075in" fo:padding-bottom="0in" fo:padding-right="0.075in"/>
    </style:style>
    <style:style style:name="P922" style:parent-style-name="Standard" style:family="paragraph">
      <style:paragraph-properties fo:widows="0" fo:orphans="0" fo:text-indent="0in"/>
    </style:style>
    <style:style style:name="TableCell923" style:family="table-cell">
      <style:table-cell-properties fo:border="0.0069in solid #000000" style:writing-mode="lr-tb" fo:padding-top="0in" fo:padding-left="0.075in" fo:padding-bottom="0in" fo:padding-right="0.075in"/>
    </style:style>
    <style:style style:name="P924" style:parent-style-name="Standard" style:family="paragraph">
      <style:paragraph-properties fo:widows="0" fo:orphans="0" fo:text-indent="0in"/>
    </style:style>
    <style:style style:name="TableCell925" style:family="table-cell">
      <style:table-cell-properties fo:border="0.0069in solid #000000" style:writing-mode="lr-tb" fo:padding-top="0in" fo:padding-left="0.075in" fo:padding-bottom="0in" fo:padding-right="0.075in"/>
    </style:style>
    <style:style style:name="P926" style:parent-style-name="Standard" style:family="paragraph">
      <style:paragraph-properties fo:widows="0" fo:orphans="0" fo:text-indent="0in"/>
    </style:style>
    <style:style style:name="TableRow927" style:family="table-row">
      <style:table-row-properties style:use-optimal-row-height="false"/>
    </style:style>
    <style:style style:name="TableCell928" style:family="table-cell">
      <style:table-cell-properties fo:border="0.0069in solid #000000" style:writing-mode="lr-tb" fo:padding-top="0in" fo:padding-left="0.075in" fo:padding-bottom="0in" fo:padding-right="0.075in"/>
    </style:style>
    <style:style style:name="P929" style:parent-style-name="Standard" style:family="paragraph">
      <style:paragraph-properties fo:widows="0" fo:orphans="0" fo:text-indent="0in"/>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widows="0" fo:orphans="0" fo:text-indent="0in"/>
    </style:style>
    <style:style style:name="TableCell932" style:family="table-cell">
      <style:table-cell-properties fo:border="0.0069in solid #000000" style:writing-mode="lr-tb" fo:padding-top="0in" fo:padding-left="0.075in" fo:padding-bottom="0in" fo:padding-right="0.075in"/>
    </style:style>
    <style:style style:name="P933" style:parent-style-name="Standard" style:family="paragraph">
      <style:paragraph-properties fo:widows="0" fo:orphans="0" fo:text-indent="0in"/>
    </style:style>
    <style:style style:name="TableCell934" style:family="table-cell">
      <style:table-cell-properties fo:border="0.0069in solid #000000" style:writing-mode="lr-tb" fo:padding-top="0in" fo:padding-left="0.075in" fo:padding-bottom="0in" fo:padding-right="0.075in"/>
    </style:style>
    <style:style style:name="P935" style:parent-style-name="Standard" style:family="paragraph">
      <style:paragraph-properties fo:widows="0" fo:orphans="0" fo:text-indent="0in"/>
    </style:style>
    <style:style style:name="TableCell936" style:family="table-cell">
      <style:table-cell-properties fo:border="0.0069in solid #000000" style:writing-mode="lr-tb" fo:padding-top="0in" fo:padding-left="0.075in" fo:padding-bottom="0in" fo:padding-right="0.075in"/>
    </style:style>
    <style:style style:name="P937" style:parent-style-name="Standard" style:family="paragraph">
      <style:paragraph-properties fo:widows="0" fo:orphans="0" fo:text-indent="0in"/>
    </style:style>
    <style:style style:name="TableRow938" style:family="table-row">
      <style:table-row-properties style:use-optimal-row-height="false"/>
    </style:style>
    <style:style style:name="TableCell939" style:family="table-cell">
      <style:table-cell-properties fo:border="0.0069in solid #000000" style:writing-mode="lr-tb" fo:padding-top="0in" fo:padding-left="0.075in" fo:padding-bottom="0in" fo:padding-right="0.075in"/>
    </style:style>
    <style:style style:name="P940" style:parent-style-name="Standard" style:family="paragraph">
      <style:paragraph-properties fo:widows="0" fo:orphans="0" fo:text-indent="0in"/>
    </style:style>
    <style:style style:name="TableCell941" style:family="table-cell">
      <style:table-cell-properties fo:border="0.0069in solid #000000" style:writing-mode="lr-tb" fo:padding-top="0in" fo:padding-left="0.075in" fo:padding-bottom="0in" fo:padding-right="0.075in"/>
    </style:style>
    <style:style style:name="P942" style:parent-style-name="Standard" style:family="paragraph">
      <style:paragraph-properties fo:widows="0" fo:orphans="0" fo:text-indent="0in"/>
    </style:style>
    <style:style style:name="TableCell943" style:family="table-cell">
      <style:table-cell-properties fo:border="0.0069in solid #000000" style:writing-mode="lr-tb" fo:padding-top="0in" fo:padding-left="0.075in" fo:padding-bottom="0in" fo:padding-right="0.075in"/>
    </style:style>
    <style:style style:name="P944" style:parent-style-name="Standard" style:family="paragraph">
      <style:paragraph-properties fo:widows="0" fo:orphans="0" fo:text-indent="0in"/>
    </style:style>
    <style:style style:name="TableCell945" style:family="table-cell">
      <style:table-cell-properties fo:border="0.0069in solid #000000" style:writing-mode="lr-tb" fo:padding-top="0in" fo:padding-left="0.075in" fo:padding-bottom="0in" fo:padding-right="0.075in"/>
    </style:style>
    <style:style style:name="P946" style:parent-style-name="Standard" style:family="paragraph">
      <style:paragraph-properties fo:widows="0" fo:orphans="0" fo:text-indent="0in"/>
    </style:style>
    <style:style style:name="TableCell947" style:family="table-cell">
      <style:table-cell-properties fo:border="0.0069in solid #000000" style:writing-mode="lr-tb" fo:padding-top="0in" fo:padding-left="0.075in" fo:padding-bottom="0in" fo:padding-right="0.075in"/>
    </style:style>
    <style:style style:name="P948" style:parent-style-name="Standard" style:family="paragraph">
      <style:paragraph-properties fo:widows="0" fo:orphans="0" fo:text-indent="0in"/>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075in" fo:padding-bottom="0in" fo:padding-right="0.075in"/>
    </style:style>
    <style:style style:name="P951" style:parent-style-name="Standard" style:family="paragraph">
      <style:paragraph-properties fo:widows="0" fo:orphans="0" fo:text-indent="0in"/>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paragraph-properties fo:widows="0" fo:orphans="0" fo:text-indent="0in"/>
    </style:style>
    <style:style style:name="TableCell954" style:family="table-cell">
      <style:table-cell-properties fo:border="0.0069in solid #000000" style:writing-mode="lr-tb" fo:padding-top="0in" fo:padding-left="0.075in" fo:padding-bottom="0in" fo:padding-right="0.075in"/>
    </style:style>
    <style:style style:name="P955" style:parent-style-name="Standard" style:family="paragraph">
      <style:paragraph-properties fo:widows="0" fo:orphans="0" fo:text-indent="0in"/>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widows="0" fo:orphans="0" fo:text-indent="0in"/>
    </style:style>
    <style:style style:name="TableCell958" style:family="table-cell">
      <style:table-cell-properties fo:border="0.0069in solid #000000" style:writing-mode="lr-tb" fo:padding-top="0in" fo:padding-left="0.075in" fo:padding-bottom="0in" fo:padding-right="0.075in"/>
    </style:style>
    <style:style style:name="P959" style:parent-style-name="Standard" style:family="paragraph">
      <style:paragraph-properties fo:widows="0" fo:orphans="0" fo:text-indent="0in"/>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075in" fo:padding-bottom="0in" fo:padding-right="0.075in"/>
    </style:style>
    <style:style style:name="P962" style:parent-style-name="Standard" style:family="paragraph">
      <style:paragraph-properties fo:widows="0" fo:orphans="0" fo:text-indent="0in"/>
    </style:style>
    <style:style style:name="TableCell963" style:family="table-cell">
      <style:table-cell-properties fo:border="0.0069in solid #000000" style:writing-mode="lr-tb" fo:padding-top="0in" fo:padding-left="0.075in" fo:padding-bottom="0in" fo:padding-right="0.075in"/>
    </style:style>
    <style:style style:name="P964" style:parent-style-name="Standard" style:family="paragraph">
      <style:paragraph-properties fo:widows="0" fo:orphans="0" fo:text-indent="0in"/>
    </style:style>
    <style:style style:name="TableCell965" style:family="table-cell">
      <style:table-cell-properties fo:border="0.0069in solid #000000" style:writing-mode="lr-tb" fo:padding-top="0in" fo:padding-left="0.075in" fo:padding-bottom="0in" fo:padding-right="0.075in"/>
    </style:style>
    <style:style style:name="P966" style:parent-style-name="Standard" style:family="paragraph">
      <style:paragraph-properties fo:widows="0" fo:orphans="0" fo:text-indent="0in"/>
    </style:style>
    <style:style style:name="TableCell967" style:family="table-cell">
      <style:table-cell-properties fo:border="0.0069in solid #000000" style:writing-mode="lr-tb" fo:padding-top="0in" fo:padding-left="0.075in" fo:padding-bottom="0in" fo:padding-right="0.075in"/>
    </style:style>
    <style:style style:name="P968" style:parent-style-name="Standard" style:family="paragraph">
      <style:paragraph-properties fo:widows="0" fo:orphans="0" fo:text-indent="0in"/>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paragraph-properties fo:widows="0" fo:orphans="0" fo:text-indent="0in"/>
    </style:style>
    <style:style style:name="T971" style:parent-style-name="Основнойшрифтабзаца" style:family="text">
      <style:text-properties fo:language="en" fo:country="US"/>
    </style:style>
    <style:style style:name="T972" style:parent-style-name="Основнойшрифтабзаца" style:family="text">
      <style:text-properties fo:language="en" fo:country="US"/>
    </style:style>
    <style:style style:name="T973" style:parent-style-name="Основнойшрифтабзаца" style:family="text">
      <style:text-properties fo:language="en" fo:country="US"/>
    </style:style>
    <style:style style:name="T974" style:parent-style-name="Основнойшрифтабзаца" style:family="text">
      <style:text-properties fo:language="en" fo:country="US"/>
    </style:style>
    <style:style style:name="T975" style:parent-style-name="Основнойшрифтабзаца" style:family="text">
      <style:text-properties fo:language="en" fo:country="US"/>
    </style:style>
    <style:style style:name="T976" style:parent-style-name="Основнойшрифтабзаца" style:family="text">
      <style:text-properties fo:language="en" fo:country="US"/>
    </style:style>
    <style:style style:name="T977" style:parent-style-name="Основнойшрифтабзаца" style:family="text">
      <style:text-properties fo:language="en" fo:country="US"/>
    </style:style>
    <style:style style:name="T978" style:parent-style-name="Основнойшрифтабзаца" style:family="text">
      <style:text-properties fo:language="en" fo:country="US"/>
    </style:style>
    <style:style style:name="T979" style:parent-style-name="Основнойшрифтабзаца" style:family="text">
      <style:text-properties fo:language="en" fo:country="US"/>
    </style:style>
    <style:style style:name="T980" style:parent-style-name="Основнойшрифтабзаца" style:family="text">
      <style:text-properties fo:language="en" fo:country="US"/>
    </style:style>
    <style:style style:name="T981" style:parent-style-name="Основнойшрифтабзаца" style:family="text">
      <style:text-properties fo:language="en" fo:country="US"/>
    </style:style>
    <style:style style:name="T982" style:parent-style-name="Основнойшрифтабзаца" style:family="text">
      <style:text-properties fo:language="ru" fo:country="RU"/>
    </style:style>
    <style:style style:name="P983" style:parent-style-name="Standard" style:family="paragraph">
      <style:paragraph-properties fo:margin-left="0.4923in" fo:text-indent="0in">
        <style:tab-stops/>
      </style:paragraph-properties>
    </style:style>
    <style:style style:name="P984" style:parent-style-name="Standard" style:family="paragraph">
      <style:paragraph-properties fo:margin-left="0.4923in" fo:text-indent="0in">
        <style:tab-stops/>
      </style:paragraph-properties>
    </style:style>
    <style:style style:name="P985" style:parent-style-name="Standard" style:family="paragraph">
      <style:paragraph-properties fo:margin-left="0.4923in" fo:text-indent="0in">
        <style:tab-stops/>
      </style:paragraph-properties>
    </style:style>
    <style:style style:name="P986" style:parent-style-name="Standard" style:family="paragraph">
      <style:paragraph-properties fo:margin-left="0.4923in" fo:text-indent="0in">
        <style:tab-stops/>
      </style:paragraph-properties>
    </style:style>
  </office:automatic-styles>
  <office:body>
    <office:text text:use-soft-page-breaks="true">
      <text:p text:style-name="P1"><text:bookmark-start text:name="_Toc104959485"/>Міністерство освіти і науки України</text:p>
      <text:p text:style-name="P3">Національний технічний університет України «Київський політехнічний інститут імені Ігоря Сікорського"</text:p>
      <text:p text:style-name="P4">Факультет інформатики та обчислювальної техніки</text:p>
      <text:p text:style-name="P5"/>
      <text:p text:style-name="P6">Кафедра інформатики та програмної<text:s/>інженерії</text:p>
      <text:p text:style-name="P7"/>
      <text:p text:style-name="P8"/>
      <text:p text:style-name="P9"/>
      <text:p text:style-name="P10"/>
      <text:p text:style-name="P11">Звіт</text:p>
      <text:p text:style-name="P12"/>
      <text:p text:style-name="P13">з лабораторної роботи <text:s/>№ 1 з дисципліни</text:p>
      <text:p text:style-name="P14">«Проектування алгоритмів»</text:p>
      <text:p text:style-name="P15"/>
      <text:p text:style-name="P16"><text:span text:style-name="T17">«</text:span><text:span text:style-name="T18">Неінформативний, інформативний та локальний пошук»</text:span></text:p>
      <text:p text:style-name="Standard"/>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Київ 2021</text:span></text:p>
      <text:soft-page-break/>
      <text:p text:style-name="P32">Зміст</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33"><text:a xlink:href="#_Toc81070688" office:target-frame-name="_top" xlink:show="replace">1</text:a><text:a xlink:href="#_Toc81070688" office:target-frame-name="_top" xlink:show="replace"><text:span text:style-name="T34"><text:tab/></text:span></text:a><text:a xlink:href="#_Toc81070688" office:target-frame-name="_top" xlink:show="replace">Мета лабораторної роботи</text:a><text:a xlink:href="#_Toc81070688" office:target-frame-name="_top" xlink:show="replace"><text:tab/>3</text:a></text:p>
          <text:p text:style-name="P35"><text:a xlink:href="#_Toc81070689" office:target-frame-name="_top" xlink:show="replace">2</text:a><text:a xlink:href="#_Toc81070689" office:target-frame-name="_top" xlink:show="replace"><text:span text:style-name="T36"><text:tab/></text:span></text:a><text:a xlink:href="#_Toc81070689" office:target-frame-name="_top" xlink:show="replace">ЗаВдання</text:a><text:a xlink:href="#_Toc81070689" office:target-frame-name="_top" xlink:show="replace"><text:tab/>4</text:a></text:p>
          <text:p text:style-name="P37"><text:a xlink:href="#_Toc81070690" office:target-frame-name="_top" xlink:show="replace">3</text:a><text:a xlink:href="#_Toc81070690" office:target-frame-name="_top" xlink:show="replace"><text:span text:style-name="T38"><text:tab/></text:span></text:a><text:a xlink:href="#_Toc81070690" office:target-frame-name="_top" xlink:show="replace">Виконання</text:a><text:a xlink:href="#_Toc81070690" office:target-frame-name="_top" xlink:show="replace"><text:tab/>8</text:a></text:p>
          <text:p text:style-name="P39"><text:a xlink:href="#_Toc81070691" office:target-frame-name="_top" xlink:show="replace">3.1</text:a><text:a xlink:href="#_Toc81070691" office:target-frame-name="_top" xlink:show="replace"><text:span text:style-name="T40"><text:tab/></text:span></text:a><text:a xlink:href="#_Toc81070691" office:target-frame-name="_top" xlink:show="replace">Псевдокод алгоритмів</text:a><text:a xlink:href="#_Toc81070691" office:target-frame-name="_top" xlink:show="replace"><text:tab/>8</text:a></text:p>
          <text:p text:style-name="P41"><text:a xlink:href="#_Toc81070692" office:target-frame-name="_top" xlink:show="replace">3.2</text:a><text:a xlink:href="#_Toc81070692" office:target-frame-name="_top" xlink:show="replace"><text:span text:style-name="T42"><text:tab/></text:span></text:a><text:a xlink:href="#_Toc81070692" office:target-frame-name="_top" xlink:show="replace">Програмна реалізація</text:a><text:a xlink:href="#_Toc81070692" office:target-frame-name="_top" xlink:show="replace"><text:tab/>8</text:a></text:p>
          <text:p text:style-name="P43"><text:a xlink:href="#_Toc81070693" office:target-frame-name="_top" xlink:show="replace">3.2.1</text:a><text:a xlink:href="#_Toc81070693" office:target-frame-name="_top" xlink:show="replace"><text:span text:style-name="T44"><text:tab/></text:span></text:a><text:a xlink:href="#_Toc81070693" office:target-frame-name="_top" xlink:show="replace">Вихідний код</text:a><text:a xlink:href="#_Toc81070693" office:target-frame-name="_top" xlink:show="replace"><text:tab/>8</text:a></text:p>
          <text:p text:style-name="P45"><text:a xlink:href="#_Toc81070694" office:target-frame-name="_top" xlink:show="replace">3.2.2</text:a><text:a xlink:href="#_Toc81070694" office:target-frame-name="_top" xlink:show="replace"><text:span text:style-name="T46"><text:tab/></text:span></text:a><text:a xlink:href="#_Toc81070694" office:target-frame-name="_top" xlink:show="replace">Приклади роботи</text:a><text:a xlink:href="#_Toc81070694" office:target-frame-name="_top" xlink:show="replace"><text:tab/>8</text:a></text:p>
          <text:p text:style-name="P47"><text:a xlink:href="#_Toc81070695" office:target-frame-name="_top" xlink:show="replace">3.3</text:a><text:a xlink:href="#_Toc81070695" office:target-frame-name="_top" xlink:show="replace"><text:span text:style-name="T48"><text:tab/></text:span></text:a><text:a xlink:href="#_Toc81070695" office:target-frame-name="_top" xlink:show="replace">Дослідження алгоритмів</text:a><text:a xlink:href="#_Toc81070695" office:target-frame-name="_top" xlink:show="replace"><text:tab/>8</text:a></text:p>
          <text:p text:style-name="P49"><text:a xlink:href="#_Toc81070696" office:target-frame-name="_top" xlink:show="replace">Висновок</text:a><text:a xlink:href="#_Toc81070696" office:target-frame-name="_top" xlink:show="replace"><text:tab/>11</text:a></text:p>
          <text:p text:style-name="P50"><text:a xlink:href="#_Toc81070697" office:target-frame-name="_top" xlink:show="replace">Критерії оцінювання</text:a><text:a xlink:href="#_Toc81070697" office:target-frame-name="_top" xlink:show="replace"><text:tab/>12</text:a></text:p>
        </text:index-body>
      </text:table-of-content>
      <text:p text:style-name="Standard"/>
      <text:p text:style-name="Standard"/>
      <text:h text:style-name="Заголовок1" text:outline-level="1"><text:bookmark-start text:name="_Toc367052495"/><text:bookmark-start text:name="_Toc457846370"/><text:bookmark-start text:name="_Toc459302747"/><text:bookmark-start text:name="_Toc459302947"/><text:bookmark-start text:name="_Toc509035762"/><text:bookmark-start text:name="_Toc509035898"/><text:bookmark-start text:name="_Toc81070688"/><text:bookmark-end text:name="_Toc104959485"/><text:soft-page-break/>Мета лаборатор<text:bookmark-end text:name="_Toc367052495"/><text:bookmark-end text:name="_Toc457846370"/><text:bookmark-end text:name="_Toc459302747"/><text:bookmark-end text:name="_Toc459302947"/><text:bookmark-end text:name="_Toc509035762"/><text:bookmark-end text:name="_Toc509035898"/>ної роботи<text:bookmark-end text:name="_Toc81070688"/></text:h>
      <text:p text:style-name="Standard"><text:bookmark-start text:name="_Toc509035763"/><text:bookmark-start text:name="_Toc509035899"/>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Заголовок1" text:outline-level="1"><text:bookmark-start text:name="_Toc81070689"/><text:soft-page-break/>За<text:bookmark-end text:name="_Toc509035763"/><text:bookmark-end text:name="_Toc509035899"/>Вдання<text:bookmark-end text:name="_Toc81070689"/></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text:s/>допомогою алгоритму неінформативного пошуку<text:s/><text:span text:style-name="T51">АНП</text:span>, алгоритму інформативного пошуку<text:s/><text:span text:style-name="T52">АІП,<text:s/></text:span>що використовує задану евристичну функцію Func, або алгоритму локального пошуку<text:s/><text:span text:style-name="T53">АЛП та бектрекінгу,<text:s/></text:span>що використовує задану евристичну функцію Func.</text:p>
      <text:p text:style-name="Standard">Програму реалізувати на довільній мові програмування.</text:p>
      <text:p text:style-name="Standard"><text:span text:style-name="T54">Увага!<text:s/></text:span>Алгоритм неінформативного пошуку<text:s/><text:span text:style-name="T55">АНП,</text:span><text:s/>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text:s/>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text:style-name="WWNum10">
        <text:list-item>
          <text:p text:style-name="P56">середню кількість етапів (кроків), які знадобилось<text:s/>для досягнення розв’язку (ітерації);</text:p>
        </text:list-item>
        <text:list-item>
          <text:p text:style-name="P57">середню кількість випадків, коли алгоритм потрапляв в глухий кут (не міг знайти оптимальний розв’язок) – якщо таке можливе;</text:p>
        </text:list-item>
        <text:list-item>
          <text:p text:style-name="P58">середню кількість згенерованих станів під час пошуку;</text:p>
        </text:list-item>
        <text:list-item>
          <text:p text:style-name="P59">середню кількість станів, що зберігаються в пам’яті під час роботи програми.</text:p>
        </text:list-item>
      </text:list>
      <text:p text:style-name="Standard">Передбачити можливість обмеження виконання програми за часом (30 хвилин) та використання пам’яті (512 Мб)</text:p>
      <text:p text:style-name="P60">Використані позначення:</text:p>
      <text:list text:style-name="WWNum13">
        <text:list-item>
          <text:p text:style-name="P61"><text:span text:style-name="T62">8-ферзів</text:span><text:s/>–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
      <text:p text:style-name="P63"/>
      <text:soft-page-break/>
      <text:list text:style-name="WWNum13" text:continue-numbering="true">
        <text:list-item>
          <text:p text:style-name="P64"><text:span text:style-name="T65">8-puzzle<text:s/></text:span>– гра, що складається з 8 однакових квадратних пластинок з нанесеними числами від 1 до 8. Пластинки<text:s/>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бажано<text:s/>зробивши якомога менше переміщень.</text:p>
        </text:list-item>
        <text:list-item>
          <text:p text:style-name="P66"><text:span text:style-name="T67">LDFS</text:span><text:s/>– Пошук вглиб з обмеженням глибини.</text:p>
        </text:list-item>
        <text:list-item>
          <text:p text:style-name="P68"><text:span text:style-name="T69">BFS</text:span><text:s/>– Пошук вшир.</text:p>
        </text:list-item>
        <text:list-item>
          <text:p text:style-name="P70"><text:span text:style-name="T71">IDS</text:span><text:s/>– Пошук вглиб з ітеративним заглибленням.</text:p>
        </text:list-item>
        <text:list-item>
          <text:p text:style-name="P72"><text:span text:style-name="T73">A*</text:span><text:s/>– Пошук А*.</text:p>
        </text:list-item>
        <text:list-item>
          <text:p text:style-name="P74"><text:span text:style-name="T75">RBFS</text:span><text:s/>– Рекурсивний пошук за першим найкращим співпадінням.</text:p>
        </text:list-item>
        <text:list-item>
          <text:p text:style-name="P76"><text:span text:style-name="T77">F1</text:span><text:s/>– кількість пар ферзів, які б’ють один<text:s/>одного з урахуванням видимості (ферзь А може стояти на одній лінії з ферзем В, проте між ними стоїть ферзь С; тому А не б’є В).</text:p>
        </text:list-item>
        <text:list-item>
          <text:p text:style-name="P78"><text:span text:style-name="T79">F2</text:span><text:s/>– кількість пар ферзів, які б’ють один одного без урахування видимості.</text:p>
        </text:list-item>
        <text:list-item>
          <text:p text:style-name="P80"><text:span text:style-name="T81">H1</text:span><text:s/>– кількість фішок, які не стоять на своїх місцях.</text:p>
        </text:list-item>
        <text:list-item>
          <text:p text:style-name="P82"><text:span text:style-name="T83">H2</text:span><text:s/>– Манхетенська відстань.</text:p>
        </text:list-item>
        <text:list-item>
          <text:p text:style-name="P84"><text:span text:style-name="T85">COLOR<text:s/></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text:s/>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86"><text:span text:style-name="T87">HILL –<text:s/></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88"><text:span text:style-name="T89">ANNEAL</text:span><text:s/>–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text:s/>коефіцієнт.</text:p>
        </text:list-item>
        <text:list-item>
          <text:p text:style-name="P90"><text:span text:style-name="T91">BEAM</text:span><text:s/>–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92"><text:span text:style-name="T93">MRV</text:span><text:s/>– евристика мінімальної кількості значень;</text:p>
        </text:list-item>
        <text:list-item>
          <text:p text:style-name="P94"><text:span text:style-name="T95">DGR</text:span><text:s/>– ступенева евристика.</text:p>
        </text:list-item>
      </text:list>
      <text:p text:style-name="Standard"/>
      <text:p text:style-name="Standard">Таблиця 2.1 – Варіант алгоритмів</text:p>
      <table:table table:style-name="Table96">
        <table:table-columns>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text:p>
          </table:table-cell>
          <table:table-cell table:style-name="TableCell106">
            <text:p text:style-name="P107">Задача</text:p>
          </table:table-cell>
          <table:table-cell table:style-name="TableCell108">
            <text:p text:style-name="P109">АНП</text:p>
          </table:table-cell>
          <table:table-cell table:style-name="TableCell110">
            <text:p text:style-name="P111">АІП</text:p>
          </table:table-cell>
          <table:table-cell table:style-name="TableCell112">
            <text:p text:style-name="P113">АЛП</text:p>
          </table:table-cell>
          <table:table-cell table:style-name="TableCell114">
            <text:p text:style-name="P115">Func</text:p>
          </table:table-cell>
        </table:table-row>
        <table:table-row table:style-name="TableRow116">
          <table:table-cell table:style-name="TableCell117">
            <text:p text:style-name="P118">19</text:p>
          </table:table-cell>
          <table:table-cell table:style-name="TableCell119">
            <text:p text:style-name="P120">8-puzzle</text:p>
          </table:table-cell>
          <table:table-cell table:style-name="TableCell121">
            <text:p text:style-name="P122">BFS</text:p>
          </table:table-cell>
          <table:table-cell table:style-name="TableCell123">
            <text:p text:style-name="P124">RBFS</text:p>
          </table:table-cell>
          <table:table-cell table:style-name="TableCell125">
            <text:p text:style-name="P126"/>
          </table:table-cell>
          <table:table-cell table:style-name="TableCell127">
            <text:p text:style-name="P128">H1</text:p>
          </table:table-cell>
        </table:table-row>
      </table:table>
      <text:p text:style-name="Standard"/>
      <text:h text:style-name="Заголовок1" text:outline-level="1"><text:bookmark-start text:name="_Toc509035900"/><text:bookmark-start text:name="_Toc509035764"/><text:bookmark-start text:name="_Toc81070690"/><text:soft-page-break/>В<text:bookmark-end text:name="_Toc509035900"/><text:bookmark-end text:name="_Toc509035764"/>иконання<text:bookmark-end text:name="_Toc81070690"/></text:h>
      <text:h text:style-name="Заголовок2" text:outline-level="2"><text:bookmark-start text:name="_Toc509035902"/><text:bookmark-start text:name="_Toc509035766"/><text:bookmark-start text:name="_Toc514289615"/><text:bookmark-start text:name="_Toc81070691"/>Псевдокод алгоритм<text:bookmark-end text:name="_Toc509035902"/><text:bookmark-end text:name="_Toc509035766"/><text:bookmark-end text:name="_Toc514289615"/>ів<text:bookmark-end text:name="_Toc81070691"/></text:h>
      <text:p text:style-name="Standard">BFS:</text:p>
      <text:p text:style-name="P129">function BFS():</text:p>
      <text:p text:style-name="P130"><text:tab/>rootNode = initNode()</text:p>
      <text:p text:style-name="P131"><text:tab/>tree = initTree(rootNode)</text:p>
      <text:p text:style-name="P132"><text:tab/>open = queue(rootNode)</text:p>
      <text:p text:style-name="P133"><text:tab/>repeat:</text:p>
      <text:p text:style-name="P134"><text:tab/><text:tab/>parent = open.next</text:p>
      <text:p text:style-name="P135"><text:tab/><text:tab/>if (parent.state === goalState)<text:s/>return parent</text:p>
      <text:p text:style-name="P136"><text:tab/><text:tab/>newVerteces &lt;- tree.expand(parent, ...verteces)</text:p>
      <text:p text:style-name="P137"><text:tab/><text:tab/>open.push(newVerteces)</text:p>
      <text:p text:style-name="P138"><text:tab/><text:tab/>if (open.length === 0) return false</text:p>
      <text:p text:style-name="Standard">RBFS:</text:p>
      <text:p text:style-name="P139">rootNode = initNode()</text:p>
      <text:p text:style-name="P140">rootNode.g = 0</text:p>
      <text:p text:style-name="P141">rootNode.f = rootNode.state.h</text:p>
      <text:p text:style-name="P142">tree = initTree(rootNode)</text:p>
      <text:p text:style-name="P143"><text:span text:style-name="T144">open = priorityQueue(rootNode</text:span><text:span text:style-name="T145">,</text:span><text:span text:style-name="T146"><text:s/>‘inverse’</text:span><text:span text:style-name="T147">)</text:span></text:p>
      <text:p text:style-name="P148">function RBFS(parent, fLimit):</text:p>
      <text:p text:style-name="P149"><text:tab/>newVerteces &lt;- tree.expand(parent, ...verteces)</text:p>
      <text:p text:style-name="P150"><text:span text:style-name="T151"><text:tab/></text:span><text:span text:style-name="T152"><text:tab/>newVerteces.each &lt;- g = parent.g + 1,<text:s/></text:span></text:p>
      <text:p text:style-name="P153">f = max(parent.g + vetex.h, parent.f)</text:p>
      <text:p text:style-name="P154"><text:span text:style-name="T155"><text:tab/>if (open.length === 0) return<text:s/></text:span><text:span text:style-name="T156">[</text:span><text:span text:style-name="T157">false</text:span><text:span text:style-name="T158">, false]</text:span></text:p>
      <text:p text:style-name="P159"><text:span text:style-name="T160"><text:tab/></text:span><text:span text:style-name="T161">repeat:</text:span></text:p>
      <text:p text:style-name="P162"><text:tab/><text:tab/>best = open.lowest</text:p>
      <text:p text:style-name="P163"><text:tab/><text:tab/>if (best.f &gt; fLimit) {</text:p>
      <text:p text:style-name="P164"><text:s text:c="12"/><text:tab/>return [false, best.f];</text:p>
      <text:p text:style-name="P165"><text:s text:c="10"/><text:tab/>}</text:p>
      <text:p text:style-name="P166"><text:tab/><text:tab/>alternative = open.nextLowest</text:p>
      <text:p text:style-name="P167"><text:tab/><text:tab/>[result, best.f] = RBFS(best, min(fLimint, alternative))</text:p>
      <text:p text:style-name="P168"><text:span text:style-name="T169"><text:tab/></text:span><text:span text:style-name="T170"><text:tab/>if(result) return [result, false]</text:span></text:p>
      <text:p text:style-name="P171"/>
      <text:h text:style-name="Заголовок2" text:outline-level="2"><text:bookmark-start text:name="_Toc81070692"/><text:bookmark-start text:name="_Toc514289617"/><text:bookmark-start text:name="_Toc509035904"/><text:bookmark-start text:name="_Toc509035768"/>Програмна реалізація<text:bookmark-end text:name="_Toc81070692"/><text:bookmark-end text:name="_Toc514289617"/><text:bookmark-end text:name="_Toc509035904"/><text:bookmark-end text:name="_Toc509035768"/></text:h>
      <text:h text:style-name="Заголовок3" text:outline-level="3"><text:bookmark-start text:name="_Toc509035905"/><text:bookmark-start text:name="_Toc509035769"/><text:bookmark-start text:name="_Toc81070693"/><text:bookmark-start text:name="_Toc514289618"/>Вихідний код<text:bookmark-end text:name="_Toc509035905"/><text:bookmark-end text:name="_Toc509035769"/><text:bookmark-end text:name="_Toc81070693"/><text:bookmark-end text:name="_Toc514289618"/></text:h>
      <text:p text:style-name="P172"/>
      <text:p text:style-name="P173">'use strict';</text:p>
      <text:p text:style-name="P174"/>
      <text:p text:style-name="P175">const State = require('./State.js');</text:p>
      <text:p text:style-name="P176">const Matrix = require('./Matrix.js');</text:p>
      <text:p text:style-name="P177">const Tree = require('./Tree.js');</text:p>
      <text:p text:style-name="P178">const shuffle = require('./shuffle.js');</text:p>
      <text:p text:style-name="P179">const Vertex = require('./Vertex.js');</text:p>
      <text:p text:style-name="P180">const PriorityQueue = require('./PriorityQueue.js');</text:p>
      <text:p text:style-name="P181"/>
      <text:p text:style-name="P182">class Puzzle {</text:p>
      <text:p text:style-name="P183"><text:s text:c="2"/>constructor(initialState = false) {</text:p>
      <text:p text:style-name="P184"><text:s text:c="4"/>this.state = !initialState</text:p>
      <text:p text:style-name="P185"><text:s text:c="6"/>? this.#generateState()</text:p>
      <text:p text:style-name="P186"><text:s text:c="6"/>: new State(new Matrix(initialState));</text:p>
      <text:p text:style-name="P187"><text:s text:c="2"/>}</text:p>
      <text:p text:style-name="P188"/>
      <text:p text:style-name="P189"><text:s text:c="2"/>#generateState() {</text:p>
      <text:p text:style-name="P190"><text:s text:c="4"/>const ids = [1, 2, 3, 4, 5, 6, 7, 8, null];</text:p>
      <text:p text:style-name="P191"><text:s text:c="4"/>const shuffledIds = shuffle(ids);</text:p>
      <text:p text:style-name="P192"><text:s text:c="4"/>const arr = new Matrix([</text:p>
      <text:p text:style-name="P193"><text:s text:c="6"/>shuffledIds.slice(0, 3),</text:p>
      <text:p text:style-name="P194"><text:s text:c="6"/>shuffledIds.slice(3, 6),</text:p>
      <text:p text:style-name="P195"><text:s text:c="6"/>shuffledIds.slice(6, 9),</text:p>
      <text:p text:style-name="P196"><text:s text:c="4"/>]);</text:p>
      <text:p text:style-name="P197"><text:s text:c="4"/>return new State(arr);</text:p>
      <text:p text:style-name="P198"><text:s text:c="2"/>}</text:p>
      <text:p text:style-name="P199"/>
      <text:p text:style-name="P200"><text:s text:c="2"/>findSolutionBFS(logger) {</text:p>
      <text:p text:style-name="P201"><text:s text:c="4"/>setTimeout(() =&gt; {</text:p>
      <text:p text:style-name="P202"><text:s text:c="6"/>logger.send({ name: 'error', data: 'Time limit exeeded' });</text:p>
      <text:p text:style-name="P203"><text:s text:c="6"/>process.exit();</text:p>
      <text:p text:style-name="P204"><text:s text:c="4"/>}, 1000 * 60 * 30);</text:p>
      <text:p text:style-name="P205"><text:s text:c="4"/>return new Promise((resolve, reject) =&gt; {</text:p>
      <text:p text:style-name="P206"><text:s text:c="6"/>const rootNode = new Vertex({</text:p>
      <text:p text:style-name="P207"><text:s text:c="8"/>state: this.state,</text:p>
      <text:p text:style-name="P208"><text:s text:c="8"/>chosenChange: null,</text:p>
      <text:p text:style-name="P209"><text:s text:c="8"/>parent: null,</text:p>
      <text:p text:style-name="P210"><text:s text:c="8"/>depth: 0,</text:p>
      <text:p text:style-name="P211"><text:s text:c="6"/>});</text:p>
      <text:soft-page-break/>
      <text:p text:style-name="P212"><text:s text:c="6"/>const tree = new Tree(rootNode);</text:p>
      <text:p text:style-name="P213"/>
      <text:p text:style-name="P214"><text:s text:c="6"/>const open = [rootNode];</text:p>
      <text:p text:style-name="P215"><text:s text:c="6"/>const closed = [];</text:p>
      <text:p text:style-name="P216"><text:s text:c="6"/>while (true) {</text:p>
      <text:p text:style-name="P217"><text:s text:c="8"/>const parent = open.shift();</text:p>
      <text:p text:style-name="P218"><text:s text:c="8"/>const parentState = parent.data.state;</text:p>
      <text:p text:style-name="P219"/>
      <text:p text:style-name="P220"><text:s text:c="8"/>if (parentState.matrix.isEqual(new Matrix(Puzzle.solutionTemplate))) {</text:p>
      <text:p text:style-name="P221"><text:s text:c="10"/>console.log(parentState.printState());</text:p>
      <text:p text:style-name="P222"><text:s text:c="10"/>resolve(parent);</text:p>
      <text:p text:style-name="P223"><text:s text:c="10"/>break;</text:p>
      <text:p text:style-name="P224"><text:s text:c="8"/>}</text:p>
      <text:p text:style-name="P225"/>
      <text:p text:style-name="P226"><text:s text:c="8"/>const newVerteces = [];</text:p>
      <text:p text:style-name="P227"><text:s text:c="8"/>for (const possibleChange of parentState.possibleChanges) {</text:p>
      <text:p text:style-name="P228"><text:s text:c="10"/>const newState = parentState.changeState(possibleChange);</text:p>
      <text:p text:style-name="P229"><text:s text:c="10"/>if (!closed.includes(newState.matrix.toString())) {</text:p>
      <text:p text:style-name="P230"><text:s text:c="12"/>newVerteces.push(</text:p>
      <text:p text:style-name="P231"><text:s text:c="14"/>new Vertex({</text:p>
      <text:p text:style-name="P232"><text:s text:c="16"/>state: newState,</text:p>
      <text:p text:style-name="P233"><text:s text:c="16"/>chosenChange: possibleChange,</text:p>
      <text:p text:style-name="P234"><text:s text:c="16"/>parent,</text:p>
      <text:p text:style-name="P235"><text:s text:c="16"/>depth: parent.data.depth + 1,</text:p>
      <text:p text:style-name="P236"><text:s text:c="14"/>})</text:p>
      <text:p text:style-name="P237"><text:s text:c="12"/>);</text:p>
      <text:p text:style-name="P238"><text:s text:c="10"/>}</text:p>
      <text:p text:style-name="P239"><text:s text:c="8"/>}</text:p>
      <text:p text:style-name="P240"/>
      <text:p text:style-name="P241"><text:s text:c="8"/>if (newVerteces.length !== 0) {</text:p>
      <text:p text:style-name="P242"><text:s text:c="10"/>tree.expand(parent, ...newVerteces);</text:p>
      <text:p text:style-name="P243"><text:s text:c="10"/>open.push(...newVerteces);</text:p>
      <text:p text:style-name="P244"><text:s text:c="8"/>}</text:p>
      <text:p text:style-name="P245"><text:s text:c="8"/>closed.push(parentState.matrix.toString());</text:p>
      <text:p text:style-name="P246"/>
      <text:p text:style-name="P247"><text:s text:c="8"/>if (open.length === 0) {</text:p>
      <text:p text:style-name="P248"><text:s text:c="10"/>reject('Expandable is empty');</text:p>
      <text:p text:style-name="P249"><text:s text:c="8"/>}</text:p>
      <text:p text:style-name="P250"/>
      <text:p text:style-name="P251"><text:s text:c="8"/>if (logger) {</text:p>
      <text:p text:style-name="P252"><text:s text:c="10"/>if (process.resourceUsage().maxRSS / 1000 &gt; 512) {</text:p>
      <text:p text:style-name="P253"><text:s text:c="12"/>logger.send({ name: 'error', data: 'Maximum heap size exeeded' });</text:p>
      <text:p text:style-name="P254"><text:s text:c="12"/>process.exit();</text:p>
      <text:p text:style-name="P255"><text:s text:c="10"/>}</text:p>
      <text:p text:style-name="P256"><text:s text:c="10"/>logger.send({</text:p>
      <text:soft-page-break/>
      <text:p text:style-name="P257"><text:s text:c="12"/>name: 'data',</text:p>
      <text:p text:style-name="P258"><text:s text:c="12"/>data: {</text:p>
      <text:p text:style-name="P259"><text:s text:c="14"/>memory: process.resourceUsage().maxRSS,</text:p>
      <text:p text:style-name="P260"><text:s text:c="14"/>depth: parent.data.depth,</text:p>
      <text:p text:style-name="P261"><text:s text:c="12"/>},</text:p>
      <text:p text:style-name="P262"><text:s text:c="10"/>});</text:p>
      <text:p text:style-name="P263"><text:s text:c="8"/>}</text:p>
      <text:p text:style-name="P264"><text:s text:c="6"/>}</text:p>
      <text:p text:style-name="P265"><text:s text:c="4"/>});</text:p>
      <text:p text:style-name="P266"><text:s text:c="2"/>}</text:p>
      <text:p text:style-name="P267"/>
      <text:p text:style-name="P268"><text:s text:c="2"/>findSolutionRBFS(logger) {</text:p>
      <text:p text:style-name="P269"><text:s text:c="4"/>setTimeout(() =&gt; {</text:p>
      <text:p text:style-name="P270"><text:s text:c="6"/>logger.send({ name: 'error', data: 'Time limit exeeded' });</text:p>
      <text:p text:style-name="P271"><text:s text:c="6"/>process.exit();</text:p>
      <text:p text:style-name="P272"><text:s text:c="4"/>}, 1000 * 60 * 30);</text:p>
      <text:p text:style-name="P273"><text:s text:c="4"/>return new Promise((resolve, reject) =&gt; {</text:p>
      <text:p text:style-name="P274"><text:s text:c="6"/>const rootNode = new Vertex({</text:p>
      <text:p text:style-name="P275"><text:s text:c="8"/>state: this.state,</text:p>
      <text:p text:style-name="P276"><text:s text:c="8"/>chosenChange: null,</text:p>
      <text:p text:style-name="P277"><text:s text:c="8"/>parent: null,</text:p>
      <text:p text:style-name="P278"><text:s text:c="8"/>depth: 0,</text:p>
      <text:p text:style-name="P279"><text:s text:c="8"/>f: this.state.h,</text:p>
      <text:p text:style-name="P280"><text:s text:c="6"/>});</text:p>
      <text:p text:style-name="P281"><text:s text:c="6"/>const tree = new Tree(rootNode);</text:p>
      <text:p text:style-name="P282"><text:s text:c="6"/>const open = new PriorityQueue(rootNode, Infinity, true);</text:p>
      <text:p text:style-name="P283"/>
      <text:p text:style-name="P284"><text:s text:c="6"/>const rbfs = (parent, fLimit) =&gt; {</text:p>
      <text:p text:style-name="P285"><text:s text:c="8"/>if (!tree.verteces.includes(parent)) {</text:p>
      <text:p text:style-name="P286"><text:s text:c="10"/>return [false, false];</text:p>
      <text:p text:style-name="P287"><text:s text:c="8"/>}</text:p>
      <text:p text:style-name="P288"/>
      <text:p text:style-name="P289"><text:s text:c="8"/>const parentState = parent.data.state;</text:p>
      <text:p text:style-name="P290"><text:s text:c="8"/>if (parentState.matrix.isEqual(new Matrix(Puzzle.solutionTemplate))) {</text:p>
      <text:p text:style-name="P291"><text:s text:c="10"/>return [parent, false];</text:p>
      <text:p text:style-name="P292"><text:s text:c="8"/>}</text:p>
      <text:p text:style-name="P293"/>
      <text:p text:style-name="P294"><text:s text:c="8"/>for (const possibleChange of parentState.possibleChanges) {</text:p>
      <text:p text:style-name="P295"><text:s text:c="10"/>const newState = parentState.changeState(possibleChange);</text:p>
      <text:p text:style-name="P296"><text:s text:c="10"/>const newVertex = new Vertex({</text:p>
      <text:p text:style-name="P297"><text:s text:c="12"/>state: newState,</text:p>
      <text:p text:style-name="P298"><text:s text:c="12"/>chosenChange: possibleChange,</text:p>
      <text:p text:style-name="P299"><text:s text:c="12"/>parent,</text:p>
      <text:p text:style-name="P300"><text:s text:c="12"/>depth: parent.data.depth + 1,</text:p>
      <text:p text:style-name="P301"><text:s text:c="12"/>f: Math.max(parent.data.depth + 1 + newState.h, parent.data.f),</text:p>
      <text:soft-page-break/>
      <text:p text:style-name="P302"><text:s text:c="10"/>});</text:p>
      <text:p text:style-name="P303"/>
      <text:p text:style-name="P304"><text:s text:c="10"/>tree.expand(parent, newVertex);</text:p>
      <text:p text:style-name="P305"><text:s text:c="10"/>open.push(newVertex, newVertex.data.f);</text:p>
      <text:p text:style-name="P306"><text:s text:c="8"/>}</text:p>
      <text:p text:style-name="P307"/>
      <text:p text:style-name="P308"><text:s text:c="8"/>if (open.length === 0) reject('No open verteces left');</text:p>
      <text:p text:style-name="P309"/>
      <text:p text:style-name="P310"><text:s text:c="8"/>while (true) {</text:p>
      <text:p text:style-name="P311"><text:s text:c="10"/>const best = open.pop();</text:p>
      <text:p text:style-name="P312"><text:s text:c="10"/>if (best.data.f &gt; fLimit) {</text:p>
      <text:p text:style-name="P313"><text:s text:c="12"/>return [false, best.data.f];</text:p>
      <text:p text:style-name="P314"><text:s text:c="10"/>}</text:p>
      <text:p text:style-name="P315"/>
      <text:p text:style-name="P316"><text:s text:c="10"/>if (logger) {</text:p>
      <text:p text:style-name="P317"><text:s text:c="12"/>if (process.resourceUsage().maxRSS / 1000 &gt; 512) {</text:p>
      <text:p text:style-name="P318"><text:s text:c="14"/>logger.send({ name: 'error', data: 'Maximum heap size exeeded' });</text:p>
      <text:p text:style-name="P319"><text:s text:c="14"/>process.exit();</text:p>
      <text:p text:style-name="P320"><text:s text:c="12"/>}</text:p>
      <text:p text:style-name="P321"/>
      <text:p text:style-name="P322"><text:s text:c="12"/>logger.send({</text:p>
      <text:p text:style-name="P323"><text:s text:c="14"/>name: 'data',</text:p>
      <text:p text:style-name="P324"><text:s text:c="14"/>data: {</text:p>
      <text:p text:style-name="P325"><text:s text:c="16"/>memory: process.resourceUsage().maxRSS,</text:p>
      <text:p text:style-name="P326"><text:s text:c="16"/>depth: parent.data.depth,</text:p>
      <text:p text:style-name="P327"><text:s text:c="14"/>},</text:p>
      <text:p text:style-name="P328"><text:s text:c="12"/>});</text:p>
      <text:p text:style-name="P329"><text:s text:c="10"/>}</text:p>
      <text:p text:style-name="P330"/>
      <text:p text:style-name="P331"><text:s text:c="10"/>let pointer = open.head;</text:p>
      <text:p text:style-name="P332"><text:s text:c="10"/>while (pointer &amp;&amp; pointer.priority &lt;= best.data.f) {</text:p>
      <text:p text:style-name="P333"><text:s text:c="12"/>pointer = pointer.nextNode;</text:p>
      <text:p text:style-name="P334"><text:s text:c="10"/>}</text:p>
      <text:p text:style-name="P335"><text:s text:c="10"/>const alternative = pointer?.priority || open.head.data.data.f;</text:p>
      <text:p text:style-name="P336"/>
      <text:p text:style-name="P337"><text:s text:c="10"/>let result = false;</text:p>
      <text:p text:style-name="P338"><text:s text:c="10"/>[result, best.data.f] = rbfs(best, Math.min(fLimit, alternative));</text:p>
      <text:p text:style-name="P339"><text:s text:c="10"/>if (best.data.f) {</text:p>
      <text:p text:style-name="P340"><text:s text:c="12"/>open.push(best, best.data.f);</text:p>
      <text:p text:style-name="P341"><text:s text:c="12"/>for (const child of best.links.values()) {</text:p>
      <text:p text:style-name="P342"><text:s text:c="14"/>tree.cut(child);</text:p>
      <text:p text:style-name="P343"><text:s text:c="12"/>}</text:p>
      <text:p text:style-name="P344"><text:s text:c="10"/>}</text:p>
      <text:p text:style-name="P345"><text:s text:c="10"/>if (result) {</text:p>
      <text:p text:style-name="P346"><text:s text:c="12"/>return [result, false];</text:p>
      <text:soft-page-break/>
      <text:p text:style-name="P347"><text:s text:c="10"/>}</text:p>
      <text:p text:style-name="P348"><text:s text:c="8"/>}</text:p>
      <text:p text:style-name="P349"><text:s text:c="6"/>};</text:p>
      <text:p text:style-name="P350"/>
      <text:p text:style-name="P351"><text:s text:c="6"/>resolve(rbfs(rootNode, Infinity));</text:p>
      <text:p text:style-name="P352"><text:s text:c="4"/>});</text:p>
      <text:p text:style-name="P353"><text:s text:c="2"/>}</text:p>
      <text:p text:style-name="P354"/>
      <text:p text:style-name="P355"><text:s text:c="2"/>static solutionTemplate = State.GoalState;</text:p>
      <text:p text:style-name="P356">}</text:p>
      <text:p text:style-name="P357"/>
      <text:p text:style-name="P358">module.exports = Puzzle;</text:p>
      <text:p text:style-name="P359"/>
      <text:p text:style-name="P360">'use strict';</text:p>
      <text:p text:style-name="P361"/>
      <text:p text:style-name="P362">const Matrix = require('./Matrix.js');</text:p>
      <text:p text:style-name="P363"/>
      <text:p text:style-name="P364">class State {</text:p>
      <text:p text:style-name="P365"><text:s text:c="2"/>constructor(matrix) {</text:p>
      <text:p text:style-name="P366"><text:s text:c="4"/>this.#checkMatrix(matrix);</text:p>
      <text:p text:style-name="P367"><text:s text:c="4"/>this.matrix = matrix;</text:p>
      <text:p text:style-name="P368"><text:s text:c="2"/>}</text:p>
      <text:p text:style-name="P369"/>
      <text:p text:style-name="P370"><text:s text:c="2"/>#checkMatrix(matrix) {</text:p>
      <text:p text:style-name="P371"><text:s text:c="4"/>if (</text:p>
      <text:p text:style-name="P372"><text:s text:c="6"/>Matrix.isMatrix(matrix) &amp;&amp;</text:p>
      <text:p text:style-name="P373"><text:s text:c="6"/>matrix.yLength !== 3 &amp;&amp;</text:p>
      <text:p text:style-name="P374"><text:s text:c="6"/>matrix.xLength !== 3 &amp;&amp;</text:p>
      <text:p text:style-name="P375"><text:s text:c="6"/>matrix.arr.some(el =&gt; !Array.isArray(el))</text:p>
      <text:p text:style-name="P376"><text:s text:c="4"/>) {</text:p>
      <text:p text:style-name="P377"><text:s text:c="6"/>throw new Error('Unappropriate state structure');</text:p>
      <text:p text:style-name="P378"><text:s text:c="4"/>}</text:p>
      <text:p text:style-name="P379"><text:s text:c="2"/>}</text:p>
      <text:p text:style-name="P380"/>
      <text:p text:style-name="P381"><text:s text:c="2"/>printState() {</text:p>
      <text:p text:style-name="P382"><text:s text:c="4"/>let res = '';</text:p>
      <text:p text:style-name="P383"><text:s text:c="4"/>for (const row of this.matrix.rows) {</text:p>
      <text:p text:style-name="P384"><text:s text:c="6"/>const newRow = row.slice(0);</text:p>
      <text:p text:style-name="P385"/>
      <text:p text:style-name="P386"><text:s text:c="6"/>if (newRow.includes(null)) {</text:p>
      <text:p text:style-name="P387"><text:s text:c="8"/>newRow[newRow.indexOf(null)] = ' ';</text:p>
      <text:p text:style-name="P388"><text:s text:c="6"/>}</text:p>
      <text:p text:style-name="P389"><text:s text:c="6"/>res += newRow.join(' ') + '\n';</text:p>
      <text:p text:style-name="P390"><text:s text:c="4"/>}</text:p>
      <text:p text:style-name="P391"><text:s text:c="4"/>return res;</text:p>
      <text:p text:style-name="P392"><text:s text:c="2"/>}</text:p>
      <text:p text:style-name="P393"/>
      <text:p text:style-name="P394"><text:s text:c="2"/>changeState(dir) {</text:p>
      <text:p text:style-name="P395"><text:s text:c="4"/>let { x, y } = this.matrix.find(null);</text:p>
      <text:p text:style-name="P396"><text:s text:c="4"/>x = Number(x);</text:p>
      <text:p text:style-name="P397"><text:s text:c="4"/>y = Number(y);</text:p>
      <text:p text:style-name="P398"/>
      <text:p text:style-name="P399"><text:s text:c="4"/>const arr = this.matrix.copy().arr;</text:p>
      <text:p text:style-name="P400"/>
      <text:p text:style-name="P401"><text:s text:c="3"/><text:s/>let buf;</text:p>
      <text:p text:style-name="P402"><text:s text:c="4"/>if (dir === 't') {</text:p>
      <text:p text:style-name="P403"><text:s text:c="6"/>buf = arr[y + 1][x];</text:p>
      <text:p text:style-name="P404"><text:s text:c="6"/>arr[y + 1][x] = null;</text:p>
      <text:p text:style-name="P405"><text:s text:c="4"/>} else if (dir === 'b') {</text:p>
      <text:p text:style-name="P406"><text:s text:c="6"/>buf = arr[y - 1][x];</text:p>
      <text:p text:style-name="P407"><text:s text:c="6"/>arr[y - 1][x] = null;</text:p>
      <text:soft-page-break/>
      <text:p text:style-name="P408"><text:s text:c="4"/>} else if (dir === 'l') {</text:p>
      <text:p text:style-name="P409"><text:s text:c="6"/>buf = arr[y][x + 1];</text:p>
      <text:p text:style-name="P410"><text:s text:c="6"/>arr[y][x + 1] =<text:s/>null;</text:p>
      <text:p text:style-name="P411"><text:s text:c="4"/>} else if (dir === 'r') {</text:p>
      <text:p text:style-name="P412"><text:s text:c="6"/>buf = arr[y][x - 1];</text:p>
      <text:p text:style-name="P413"><text:s text:c="6"/>arr[y][x - 1] = null;</text:p>
      <text:p text:style-name="P414"><text:s text:c="4"/>}</text:p>
      <text:p text:style-name="P415"><text:s text:c="4"/>arr[y][x] = buf;</text:p>
      <text:p text:style-name="P416"><text:s text:c="4"/>const newMatrix = new Matrix(arr);</text:p>
      <text:p text:style-name="P417"><text:s text:c="4"/>return new State(newMatrix);</text:p>
      <text:p text:style-name="P418"><text:s text:c="2"/>}</text:p>
      <text:p text:style-name="P419"/>
      <text:p text:style-name="P420"><text:s text:c="2"/>get possibleChanges() {</text:p>
      <text:p text:style-name="P421"><text:s text:c="4"/>let { x, y } = this.matrix.find(null);</text:p>
      <text:p text:style-name="P422"><text:s text:c="4"/>x = Number(x);</text:p>
      <text:p text:style-name="P423"><text:s text:c="4"/>y = Number(y);</text:p>
      <text:p text:style-name="P424"><text:s text:c="4"/>return State.possible[y][x];</text:p>
      <text:p text:style-name="P425"><text:s text:c="2"/>}</text:p>
      <text:p text:style-name="P426"/>
      <text:p text:style-name="P427"><text:s text:c="2"/>get h() {</text:p>
      <text:p text:style-name="P428"><text:s text:c="4"/>let res = 0;</text:p>
      <text:p text:style-name="P429"/>
      <text:p text:style-name="P430"><text:s text:c="4"/>for (const i in this.matrix.arr) {</text:p>
      <text:p text:style-name="P431"><text:s text:c="6"/>for (const j in this.matrix.arr[i]) {</text:p>
      <text:p text:style-name="P432"><text:s text:c="8"/>if (State.GoalState[i][j] !== this.matrix.arr[i][j]) res++;</text:p>
      <text:p text:style-name="P433"><text:s text:c="6"/>}</text:p>
      <text:p text:style-name="P434"><text:s text:c="4"/>}</text:p>
      <text:p text:style-name="P435"/>
      <text:p text:style-name="P436"><text:s text:c="4"/>return res;</text:p>
      <text:p text:style-name="P437"><text:s text:c="2"/>}</text:p>
      <text:p text:style-name="P438"/>
      <text:p text:style-name="P439"><text:s text:c="2"/>static possible = [</text:p>
      <text:p text:style-name="P440"><text:s text:c="4"/>[</text:p>
      <text:p text:style-name="P441"><text:s text:c="6"/>['t', 'l'],</text:p>
      <text:p text:style-name="P442"><text:s text:c="6"/>['t', 'l', 'r'],</text:p>
      <text:p text:style-name="P443"><text:s text:c="6"/>['t', 'r'],</text:p>
      <text:p text:style-name="P444"><text:s text:c="4"/>],</text:p>
      <text:p text:style-name="P445"><text:s text:c="4"/>[</text:p>
      <text:p text:style-name="P446"><text:s text:c="6"/>['t', 'b', 'l'],</text:p>
      <text:p text:style-name="P447"><text:s text:c="6"/>['t', 'b', 'l', 'r'],</text:p>
      <text:p text:style-name="P448"><text:s text:c="6"/>['t', 'b', 'r'],</text:p>
      <text:p text:style-name="P449"><text:s text:c="4"/>],</text:p>
      <text:p text:style-name="P450"><text:s text:c="4"/>[</text:p>
      <text:p text:style-name="P451"><text:s text:c="6"/>['b', 'l'],</text:p>
      <text:p text:style-name="P452"><text:s text:c="6"/>['b', 'l', 'r'],</text:p>
      <text:p text:style-name="P453"><text:s text:c="6"/>['b', 'r'],</text:p>
      <text:p text:style-name="P454"><text:s text:c="4"/>],</text:p>
      <text:p text:style-name="P455"><text:s text:c="2"/>];</text:p>
      <text:p text:style-name="P456"/>
      <text:p text:style-name="P457"><text:s text:c="2"/>static GoalState = [</text:p>
      <text:p text:style-name="P458"><text:s text:c="4"/>[1, 2, 3],</text:p>
      <text:p text:style-name="P459"><text:s text:c="4"/>[4, 5, 6],</text:p>
      <text:p text:style-name="P460"><text:s text:c="4"/>[7, 8, null],</text:p>
      <text:p text:style-name="P461"><text:s text:c="2"/>];</text:p>
      <text:p text:style-name="P462">}</text:p>
      <text:p text:style-name="P463"/>
      <text:p text:style-name="P464">module.exports = State;</text:p>
      <text:p text:style-name="P465"/>
      <text:p text:style-name="P466">'use strict';</text:p>
      <text:p text:style-name="P467"/>
      <text:p text:style-name="P468">const Graph = require('./Graph.js');</text:p>
      <text:p text:style-name="P469">const Matrix =<text:s/>require('./Matrix.js');</text:p>
      <text:p text:style-name="P470">const Vertex = require('./Vertex.js');</text:p>
      <text:p text:style-name="P471"/>
      <text:p text:style-name="P472">class Tree extends Graph {</text:p>
      <text:p text:style-name="P473"><text:s text:c="2"/>constructor(obj) {</text:p>
      <text:p text:style-name="P474"><text:s text:c="4"/>const vertex = Vertex.isVertex(obj) ? obj : new Vertex(obj);</text:p>
      <text:soft-page-break/>
      <text:p text:style-name="P475"><text:s text:c="4"/>super([vertex], new Matrix([[0]]));</text:p>
      <text:p text:style-name="P476"><text:s text:c="2"/>}</text:p>
      <text:p text:style-name="P477"/>
      <text:p text:style-name="P478"><text:s text:c="2"/>expand(vertex, ...verteces) {</text:p>
      <text:p text:style-name="P479"><text:s text:c="2"/><text:s text:c="2"/>this.insert(verteces);</text:p>
      <text:p text:style-name="P480"><text:s text:c="4"/>const v1 = this.verteces.indexOf(vertex);</text:p>
      <text:p text:style-name="P481"><text:s text:c="4"/>for (const v of verteces) {</text:p>
      <text:p text:style-name="P482"><text:s text:c="6"/>const v2 = this.verteces.indexOf(v);</text:p>
      <text:p text:style-name="P483"><text:s text:c="6"/>this.connect(v1, v2);</text:p>
      <text:p text:style-name="P484"><text:s text:c="4"/>}</text:p>
      <text:p text:style-name="P485"><text:s text:c="2"/>}</text:p>
      <text:p text:style-name="P486"/>
      <text:p text:style-name="P487"><text:s text:c="2"/>cut(vertex) {</text:p>
      <text:p text:style-name="P488"><text:s text:c="4"/>const parent = vertex.data.parent;</text:p>
      <text:p text:style-name="P489"><text:s text:c="4"/>if (Vertex.isVertex(parent)) {</text:p>
      <text:p text:style-name="P490"><text:s text:c="6"/>const v1 = this.verteces.indexOf(parent);</text:p>
      <text:p text:style-name="P491"><text:s text:c="6"/>const v2 = this.verteces.indexOf(vertex);</text:p>
      <text:p text:style-name="P492"><text:s text:c="6"/>if (vertex.links.size !== 0) {</text:p>
      <text:p text:style-name="P493"><text:s text:c="8"/>for (const child of vertex.links.values()) {</text:p>
      <text:p text:style-name="P494"><text:s text:c="10"/>this.cut(child);</text:p>
      <text:p text:style-name="P495"><text:s text:c="8"/>}</text:p>
      <text:p text:style-name="P496"><text:s text:c="6"/>}</text:p>
      <text:p text:style-name="P497"><text:s text:c="6"/>this.disconnect(v1, v2);</text:p>
      <text:p text:style-name="P498"><text:s text:c="6"/>this.remove(vertex);</text:p>
      <text:p text:style-name="P499"><text:s text:c="4"/>} else {</text:p>
      <text:p text:style-name="P500"><text:s text:c="6"/>throw new Error('Vertex must have parent in data object');</text:p>
      <text:p text:style-name="P501"><text:s text:c="4"/>}</text:p>
      <text:p text:style-name="P502"/>
      <text:p text:style-name="P503"><text:s text:c="4"/>return vertex;</text:p>
      <text:p text:style-name="P504"><text:s text:c="2"/>}</text:p>
      <text:p text:style-name="P505">}</text:p>
      <text:p text:style-name="P506"/>
      <text:p text:style-name="P507">module.exports = Tree;</text:p>
      <text:p text:style-name="P508"/>
      <text:p text:style-name="P509"/>
      <text:p text:style-name="P510"/>
      <text:p text:style-name="P511"/>
      <text:p text:style-name="P512">'use strict';</text:p>
      <text:p text:style-name="P513"/>
      <text:p text:style-name="P514">class Matrix {</text:p>
      <text:p text:style-name="P515"><text:s text:c="2"/>constructor(arr = []) {</text:p>
      <text:p text:style-name="P516"><text:s text:c="4"/>this.arr = this.#alignRows(arr);</text:p>
      <text:p text:style-name="P517"><text:s text:c="2"/>}</text:p>
      <text:p text:style-name="P518"/>
      <text:p text:style-name="P519"><text:s text:c="2"/>static isMatrix(obj) {</text:p>
      <text:p text:style-name="P520"><text:s text:c="4"/>return obj instanceof Matrix;</text:p>
      <text:p text:style-name="P521"><text:s text:c="2"/>}</text:p>
      <text:p text:style-name="P522"/>
      <text:p text:style-name="P523"><text:s text:c="2"/>#alignRows(arr) {</text:p>
      <text:p text:style-name="P524"><text:s text:c="4"/>const res = [];</text:p>
      <text:p text:style-name="P525"><text:s text:c="4"/>const maxRowLength = Math.max(...arr.map(el =&gt; el.length));</text:p>
      <text:p text:style-name="P526"/>
      <text:p text:style-name="P527"><text:s text:c="4"/>for (const row<text:s/>of arr) {</text:p>
      <text:p text:style-name="P528"><text:s text:c="6"/>while (row.length !== maxRowLength) {</text:p>
      <text:p text:style-name="P529"><text:s text:c="8"/>row.push(null);</text:p>
      <text:p text:style-name="P530"><text:s text:c="6"/>}</text:p>
      <text:p text:style-name="P531"><text:s text:c="6"/>res.push(row);</text:p>
      <text:p text:style-name="P532"><text:s text:c="4"/>}</text:p>
      <text:p text:style-name="P533"><text:s text:c="4"/>return res;</text:p>
      <text:p text:style-name="P534"><text:s text:c="2"/>}</text:p>
      <text:p text:style-name="P535"/>
      <text:p text:style-name="P536"><text:s text:c="2"/>getElement(x, y) {</text:p>
      <text:p text:style-name="P537"><text:s text:c="4"/>return this.arr[y][x];</text:p>
      <text:p text:style-name="P538"><text:s text:c="2"/>}</text:p>
      <text:p text:style-name="P539"/>
      <text:p text:style-name="P540"><text:s text:c="2"/>setElement(x, y, data) {</text:p>
      <text:p text:style-name="P541"><text:s text:c="4"/>this.arr[y][x] = data;</text:p>
      <text:soft-page-break/>
      <text:p text:style-name="P542"><text:s text:c="4"/>return this;</text:p>
      <text:p text:style-name="P543"><text:s text:c="2"/>}</text:p>
      <text:p text:style-name="P544"/>
      <text:p text:style-name="P545"><text:s text:c="2"/>pushRow(row = []) {</text:p>
      <text:p text:style-name="P546"><text:s text:c="4"/>this.arr.push(row);</text:p>
      <text:p text:style-name="P547"><text:s text:c="4"/>this.arr = this.#alignRows(this.arr);</text:p>
      <text:p text:style-name="P548"><text:s text:c="4"/>return this;</text:p>
      <text:p text:style-name="P549"><text:s text:c="2"/>}</text:p>
      <text:p text:style-name="P550"/>
      <text:p text:style-name="P551"><text:s text:c="2"/>removeRow(index) {</text:p>
      <text:p text:style-name="P552"><text:s text:c="4"/>this.arr.splice(index, 1);</text:p>
      <text:p text:style-name="P553"><text:s text:c="4"/>return this;</text:p>
      <text:p text:style-name="P554"><text:s text:c="2"/>}</text:p>
      <text:p text:style-name="P555"/>
      <text:p text:style-name="P556"><text:s text:c="2"/>removeCol(index) {</text:p>
      <text:p text:style-name="P557"><text:s text:c="4"/>for (const i in this.arr) {</text:p>
      <text:p text:style-name="P558"><text:s text:c="6"/>this.arr[i].splice(index, 1);</text:p>
      <text:p text:style-name="P559"><text:s text:c="4"/>}</text:p>
      <text:p text:style-name="P560"><text:s text:c="4"/>return this;</text:p>
      <text:p text:style-name="P561"><text:s text:c="2"/>}</text:p>
      <text:p text:style-name="P562"/>
      <text:p text:style-name="P563"><text:s text:c="2"/>pushCol(col = []) {</text:p>
      <text:p text:style-name="P564"><text:s text:c="4"/>for (const i in this.arr) {</text:p>
      <text:p text:style-name="P565"><text:s text:c="6"/>this.arr[i].push(col[i] || null);</text:p>
      <text:p text:style-name="P566"><text:s text:c="4"/>}</text:p>
      <text:p text:style-name="P567"><text:s text:c="4"/>return this;</text:p>
      <text:p text:style-name="P568"><text:s text:c="2"/>}</text:p>
      <text:p text:style-name="P569"/>
      <text:p text:style-name="P570"><text:s text:c="2"/>find(item) {</text:p>
      <text:p text:style-name="P571"><text:s text:c="4"/>for (const i in this.arr) {</text:p>
      <text:p text:style-name="P572"><text:s text:c="6"/>for (const j in<text:s/>this.arr[i]) {</text:p>
      <text:p text:style-name="P573"><text:s text:c="8"/>if (this.arr[i][j] === item) return { y: i, x: j };</text:p>
      <text:p text:style-name="P574"><text:s text:c="6"/>}</text:p>
      <text:p text:style-name="P575"><text:s text:c="4"/>}</text:p>
      <text:p text:style-name="P576"><text:s text:c="4"/>return false;</text:p>
      <text:p text:style-name="P577"><text:s text:c="2"/>}</text:p>
      <text:p text:style-name="P578"/>
      <text:p text:style-name="P579"><text:s text:c="2"/>copy() {</text:p>
      <text:p text:style-name="P580"><text:s text:c="4"/>const res = [];</text:p>
      <text:p text:style-name="P581"><text:s text:c="4"/>for (const i in this.arr) {</text:p>
      <text:p text:style-name="P582"><text:s text:c="6"/>res.push(new Array(...this.arr[i]));</text:p>
      <text:p text:style-name="P583"><text:s text:c="4"/>}</text:p>
      <text:p text:style-name="P584"><text:s text:c="4"/>return new<text:s/>Matrix(res);</text:p>
      <text:p text:style-name="P585"><text:s text:c="2"/>}</text:p>
      <text:p text:style-name="P586"/>
      <text:p text:style-name="P587"><text:s text:c="2"/>isEqual(matrix) {</text:p>
      <text:p text:style-name="P588"><text:s text:c="4"/>let res = true;</text:p>
      <text:p text:style-name="P589"><text:s text:c="4"/>for (const i in this.arr) {</text:p>
      <text:p text:style-name="P590"><text:s text:c="6"/>for (const j in matrix.arr) {</text:p>
      <text:p text:style-name="P591"><text:s text:c="8"/>if (this.arr[i][j] !== matrix.arr[i][j]) {</text:p>
      <text:p text:style-name="P592"><text:s text:c="10"/>res = false;</text:p>
      <text:p text:style-name="P593"><text:s text:c="10"/>break;</text:p>
      <text:p text:style-name="P594"><text:s text:c="8"/>}</text:p>
      <text:p text:style-name="P595"><text:s text:c="6"/>}</text:p>
      <text:p text:style-name="P596"><text:s text:c="4"/>}</text:p>
      <text:p text:style-name="P597"><text:s text:c="4"/>return res;</text:p>
      <text:p text:style-name="P598"><text:s text:c="2"/>}</text:p>
      <text:p text:style-name="P599"/>
      <text:p text:style-name="P600"><text:s text:c="2"/>add(matrix) {</text:p>
      <text:p text:style-name="P601"><text:s text:c="4"/>if (!Matrix.isMatrix(matrix)) {</text:p>
      <text:p text:style-name="P602"><text:s text:c="6"/>throw new TypeError('Must be an instance of Matrix');</text:p>
      <text:p text:style-name="P603"><text:s text:c="4"/>}</text:p>
      <text:p text:style-name="P604"/>
      <text:p text:style-name="P605"><text:s text:c="4"/>if (this.xLength !== matrix.xLength || this.yLength !== matrix.yLength) {</text:p>
      <text:p text:style-name="P606"><text:s text:c="6"/>throw new Error('Impossible to add<text:s/>matrixes with different sizes');</text:p>
      <text:p text:style-name="P607"><text:s text:c="4"/>}</text:p>
      <text:p text:style-name="P608"/>
      <text:soft-page-break/>
      <text:p text:style-name="P609"><text:s text:c="4"/>for (const i in this.arr) {</text:p>
      <text:p text:style-name="P610"><text:s text:c="6"/>for (const j in this.arr[i]) {</text:p>
      <text:p text:style-name="P611"><text:s text:c="8"/>this.arr[i][j] += matrix.arr[i][j];</text:p>
      <text:p text:style-name="P612"><text:s text:c="6"/>}</text:p>
      <text:p text:style-name="P613"><text:s text:c="4"/>}</text:p>
      <text:p text:style-name="P614"><text:s text:c="4"/>return this;</text:p>
      <text:p text:style-name="P615"><text:s text:c="2"/>}</text:p>
      <text:p text:style-name="P616"/>
      <text:p text:style-name="P617"><text:s text:c="2"/>mult(matrix) {</text:p>
      <text:p text:style-name="P618"><text:s text:c="4"/>if (!Matrix.isMatrix(matrix)) {</text:p>
      <text:p text:style-name="P619"><text:s text:c="6"/>throw new TypeError('Must be an instance of Matrix');</text:p>
      <text:p text:style-name="P620"><text:s text:c="4"/>}</text:p>
      <text:p text:style-name="P621"/>
      <text:p text:style-name="P622"><text:s text:c="4"/>if (this.xLength !== matrix.yLength || this.yLength !== matrix.xLength) {</text:p>
      <text:p text:style-name="P623"><text:s text:c="6"/>throw new Error(</text:p>
      <text:p text:style-name="P624"><text:s text:c="8"/>'Impossible to multiply matrixes with unappropriate sizes'</text:p>
      <text:p text:style-name="P625"><text:s text:c="6"/>);</text:p>
      <text:p text:style-name="P626"><text:s text:c="4"/>}</text:p>
      <text:p text:style-name="P627"/>
      <text:p text:style-name="P628"><text:s text:c="4"/>for<text:s/>(const i in this.arr) {</text:p>
      <text:p text:style-name="P629"><text:s text:c="6"/>for (const j in this.arr[i]) {</text:p>
      <text:p text:style-name="P630"><text:s text:c="8"/>this.arr[i][j] = this.arr[i][0] * matrix.arr[0][j];</text:p>
      <text:p text:style-name="P631"><text:s text:c="8"/>for (const k in this.xLength) {</text:p>
      <text:p text:style-name="P632"><text:s text:c="10"/>this.arr[i][j] += this.arr[i][k] * matrix.arr[k][j];</text:p>
      <text:p text:style-name="P633"><text:s text:c="8"/>}</text:p>
      <text:p text:style-name="P634"><text:s text:c="6"/>}</text:p>
      <text:p text:style-name="P635"><text:s text:c="4"/>}</text:p>
      <text:p text:style-name="P636"/>
      <text:p text:style-name="P637"><text:s text:c="4"/>return this;</text:p>
      <text:p text:style-name="P638"><text:s text:c="2"/>}</text:p>
      <text:p text:style-name="P639"/>
      <text:p text:style-name="P640"><text:s text:c="2"/>transpone() {</text:p>
      <text:p text:style-name="P641"><text:s text:c="4"/>const res = [];</text:p>
      <text:p text:style-name="P642"><text:s text:c="4"/>for (const j in this.arr) {</text:p>
      <text:p text:style-name="P643"><text:s text:c="6"/>res.push([]);</text:p>
      <text:p text:style-name="P644"><text:s text:c="6"/>for (const i in this.arr[j]) {</text:p>
      <text:p text:style-name="P645"><text:s text:c="8"/>res[j][i] = this.arr[i][j];</text:p>
      <text:p text:style-name="P646"><text:s text:c="6"/>}</text:p>
      <text:p text:style-name="P647"><text:s text:c="4"/>}</text:p>
      <text:p text:style-name="P648"><text:s text:c="4"/>return new Matrix(res);</text:p>
      <text:p text:style-name="P649"><text:s text:c="2"/>}</text:p>
      <text:p text:style-name="P650"/>
      <text:p text:style-name="P651"><text:s text:c="2"/>toString() {</text:p>
      <text:p text:style-name="P652"><text:s text:c="4"/>let res<text:s/>= '';</text:p>
      <text:p text:style-name="P653"><text:s text:c="4"/>for (const i in this.arr) {</text:p>
      <text:p text:style-name="P654"><text:s text:c="6"/>for (const j in this.arr[i]) {</text:p>
      <text:p text:style-name="P655"><text:s text:c="8"/>res += this.arr[i][j] === null ? '0' : String(this.arr[i][j]);</text:p>
      <text:p text:style-name="P656"><text:s text:c="6"/>}</text:p>
      <text:p text:style-name="P657"><text:s text:c="4"/>}</text:p>
      <text:p text:style-name="P658"><text:s text:c="4"/>return res;</text:p>
      <text:p text:style-name="P659"><text:s text:c="2"/>}</text:p>
      <text:p text:style-name="P660"/>
      <text:p text:style-name="P661"><text:s text:c="2"/>get xLength() {</text:p>
      <text:p text:style-name="P662"><text:s text:c="4"/>return this.arr[0].length;</text:p>
      <text:p text:style-name="P663"><text:s text:c="2"/>}</text:p>
      <text:p text:style-name="P664"/>
      <text:p text:style-name="P665"><text:s text:c="2"/>get<text:s/>yLength() {</text:p>
      <text:p text:style-name="P666"><text:s text:c="4"/>return this.arr.length;</text:p>
      <text:p text:style-name="P667"><text:s text:c="2"/>}</text:p>
      <text:p text:style-name="P668"/>
      <text:p text:style-name="P669"><text:s text:c="2"/>get rows() {</text:p>
      <text:p text:style-name="P670"><text:s text:c="4"/>return this.arr;</text:p>
      <text:p text:style-name="P671"><text:s text:c="2"/>}</text:p>
      <text:p text:style-name="P672"/>
      <text:p text:style-name="P673"><text:s text:c="2"/>get cols() {</text:p>
      <text:p text:style-name="P674"><text:s text:c="4"/>return this.transpone().arr;</text:p>
      <text:p text:style-name="P675"><text:s text:c="2"/>}</text:p>
      <text:p text:style-name="P676"/>
      <text:p text:style-name="P677"><text:s text:c="2"/>set cols(arr) {</text:p>
      <text:p text:style-name="P678"><text:s text:c="4"/>this.arr = new Matrix(arr).transpone().arr;</text:p>
      <text:p text:style-name="P679"><text:s text:c="2"/>}</text:p>
      <text:p text:style-name="P680"/>
      <text:p text:style-name="P681"><text:s text:c="2"/>set rows(arr) {</text:p>
      <text:p text:style-name="P682"><text:s text:c="4"/>this.arr = arr;</text:p>
      <text:p text:style-name="P683"><text:s text:c="2"/>}</text:p>
      <text:p text:style-name="P684">}</text:p>
      <text:p text:style-name="P685"/>
      <text:p text:style-name="P686">module.exports = Matrix;</text:p>
      <text:p text:style-name="P687"/>
      <text:p text:style-name="P688">'use strict';</text:p>
      <text:p text:style-name="P689">const Node = require('./Node.js');</text:p>
      <text:p text:style-name="P690">const Queue = require('./Queue.js');</text:p>
      <text:p text:style-name="P691"/>
      <text:p text:style-name="P692">class PriorityQueue extends Queue {</text:p>
      <text:p text:style-name="P693"><text:s text:c="2"/>constructor(data, priority = 0, inverseDirection = false) {</text:p>
      <text:p text:style-name="P694"><text:s text:c="4"/>super(data);</text:p>
      <text:p text:style-name="P695"><text:s text:c="4"/>if (this.head) this.head.priority = priority;</text:p>
      <text:p text:style-name="P696"><text:s text:c="4"/>this.direction = inverseDirection ? -1 : 1;</text:p>
      <text:p text:style-name="P697"><text:s text:c="2"/>}</text:p>
      <text:p text:style-name="P698"/>
      <text:p text:style-name="P699"><text:s text:c="2"/>push(data, priority) {</text:p>
      <text:p text:style-name="P700"><text:s text:c="4"/>const node = new Node(data, priority);</text:p>
      <text:p text:style-name="P701"/>
      <text:p text:style-name="P702"><text:s text:c="4"/>if (this.head.priority * this.direction &lt; priority * this.direction) {</text:p>
      <text:p text:style-name="P703"><text:s text:c="6"/>node.nextNode = this.head;</text:p>
      <text:p text:style-name="P704"><text:s text:c="6"/>this.head = node;</text:p>
      <text:p text:style-name="P705"><text:s text:c="4"/>} else if (</text:p>
      <text:p text:style-name="P706"><text:s text:c="6"/>this.lastNode.priority * this.direction &gt;</text:p>
      <text:p text:style-name="P707"><text:s text:c="6"/>priority * this.direction</text:p>
      <text:p text:style-name="P708"><text:s text:c="4"/>) {</text:p>
      <text:p text:style-name="P709"><text:s text:c="6"/>this.lastNode.nextNode = node;</text:p>
      <text:p text:style-name="P710"><text:s text:c="6"/>this.lastNode = node;</text:p>
      <text:p text:style-name="P711"><text:s text:c="4"/>} else {</text:p>
      <text:p text:style-name="P712"><text:s text:c="6"/>let pointer = this.head;</text:p>
      <text:p text:style-name="P713"><text:s text:c="6"/>while (</text:p>
      <text:p text:style-name="P714"><text:s text:c="8"/>pointer.nextNode &amp;&amp;</text:p>
      <text:p text:style-name="P715"><text:s text:c="8"/>pointer.nextNode.priority * this.direction &gt;= priority * this.direction</text:p>
      <text:p text:style-name="P716"><text:s text:c="6"/>) {</text:p>
      <text:p text:style-name="P717"><text:s text:c="8"/>pointer = pointer.nextNode;</text:p>
      <text:p text:style-name="P718"><text:s text:c="6"/>}</text:p>
      <text:p text:style-name="P719"/>
      <text:p text:style-name="P720"><text:s text:c="6"/>const buf = pointer.nextNode;</text:p>
      <text:p text:style-name="P721"><text:s text:c="6"/>pointer.nextNode = node;</text:p>
      <text:p text:style-name="P722"><text:s text:c="6"/>node.nextNode = buf;</text:p>
      <text:p text:style-name="P723"><text:s text:c="4"/>}</text:p>
      <text:p text:style-name="P724"><text:s text:c="2"/>}</text:p>
      <text:p text:style-name="P725">}</text:p>
      <text:p text:style-name="P726"/>
      <text:p text:style-name="P727">module.exports = PriorityQueue;</text:p>
      <text:p text:style-name="P728"/>
      <text:p text:style-name="P729">'use strict';</text:p>
      <text:p text:style-name="P730"/>
      <text:p text:style-name="P731">const shuffle = array =&gt; array.sort(() =&gt; Math.random() - 0.5);</text:p>
      <text:p text:style-name="P732"/>
      <text:p text:style-name="P733">module.exports = shuffle;</text:p>
      <text:p text:style-name="P734"/>
      <text:p text:style-name="P735">'use strict';</text:p>
      <text:p text:style-name="P736"/>
      <text:p text:style-name="P737">class Vertex {</text:p>
      <text:p text:style-name="P738"><text:s text:c="2"/>constructor(data = null) {</text:p>
      <text:p text:style-name="P739"><text:s text:c="4"/>this.data = data;</text:p>
      <text:p text:style-name="P740"><text:s text:c="4"/>this.links = new Set();</text:p>
      <text:p text:style-name="P741"><text:s text:c="2"/>}</text:p>
      <text:p text:style-name="P742"/>
      <text:soft-page-break/>
      <text:p text:style-name="P743"><text:s text:c="2"/>linkTo(...verteces) {</text:p>
      <text:p text:style-name="P744"><text:s text:c="4"/>for (const item of verteces) {</text:p>
      <text:p text:style-name="P745"><text:s text:c="6"/>this.links.add(item);</text:p>
      <text:p text:style-name="P746"><text:s text:c="4"/>}</text:p>
      <text:p text:style-name="P747"><text:s text:c="2"/>}</text:p>
      <text:p text:style-name="P748"/>
      <text:p text:style-name="P749"><text:s text:c="2"/>unlinkFrom(...verteces) {</text:p>
      <text:p text:style-name="P750"><text:s text:c="4"/>for (const item of verteces) {</text:p>
      <text:p text:style-name="P751"><text:s text:c="6"/>this.links.delete(item);</text:p>
      <text:p text:style-name="P752"><text:s text:c="4"/>}</text:p>
      <text:p text:style-name="P753"><text:s text:c="2"/>}</text:p>
      <text:p text:style-name="P754"/>
      <text:p text:style-name="P755"><text:s text:c="2"/>static isVertex(obj) {</text:p>
      <text:p text:style-name="P756"><text:s text:c="4"/>return obj instanceof Vertex;</text:p>
      <text:p text:style-name="P757"><text:s text:c="2"/>}</text:p>
      <text:p text:style-name="P758">}</text:p>
      <text:p text:style-name="P759"/>
      <text:p text:style-name="P760">module.exports = Vertex;</text:p>
      <text:p text:style-name="P761"/>
      <text:h text:style-name="Заголовок3" text:outline-level="3"><text:bookmark-start text:name="_Toc81070694"/>Приклади роботи<text:bookmark-end text:name="_Toc81070694"/></text:h>
      <text:p text:style-name="Standard">На рисунках 3.1 і 3.2 показані приклади роботи програми для різних алгоритмів пошуку.</text:p>
      <text:p text:style-name="P762"/>
      <text:p text:style-name="Drawing">Рисунок 3.1 – Алгоритм…</text:p>
      <text:p text:style-name="P763"/>
      <text:p text:style-name="Drawing">Рисунок 3.2 – Алгоритм …</text:p>
      <text:h text:style-name="Заголовок2" text:outline-level="2"><text:bookmark-start text:name="_Toc81070695"/>Дослідження алгоритмів<text:bookmark-end text:name="_Toc81070695"/></text:h>
      <text:p text:style-name="Standard">В<text:s/>таблиці 3.1 наведені характеристики оцінювання алгоритму<text:span text:style-name="T764"><text:s/></text:span><text:span text:style-name="T765">BFS</text:span><text:span text:style-name="T766">,<text:s/></text:span>задачі<text:span text:style-name="T767"><text:s/>8-</text:span><text:span text:style-name="T768">puzzle</text:span><text:span text:style-name="T769"><text:s/></text:span>для 20 початкових станів.</text:p>
      <text:p text:style-name="P770"/>
      <text:soft-page-break/>
      <text:p text:style-name="P771">Таблиця 3.1 – Характеристики оцінювання алгоритму<text:span text:style-name="T772"><text:s/></text:span><text:span text:style-name="T773">BFS</text:span></text:p>
      <table:table table:style-name="Table774">
        <table:table-columns>
          <table:table-column table:style-name="TableColumn775"/>
          <table:table-column table:style-name="TableColumn776"/>
          <table:table-column table:style-name="TableColumn777"/>
          <table:table-column table:style-name="TableColumn778"/>
          <table:table-column table:style-name="TableColumn779"/>
        </table:table-columns>
        <table:table-row table:style-name="TableRow780">
          <table:table-cell table:style-name="TableCell781">
            <text:p text:style-name="P782">Початкові стани</text:p>
          </table:table-cell>
          <table:table-cell table:style-name="TableCell783">
            <text:p text:style-name="P784">Ітерації</text:p>
          </table:table-cell>
          <table:table-cell table:style-name="TableCell785">
            <text:p text:style-name="P786">К-сть гл. кутів</text:p>
          </table:table-cell>
          <table:table-cell table:style-name="TableCell787">
            <text:p text:style-name="P788">Всього станів</text:p>
          </table:table-cell>
          <table:table-cell table:style-name="TableCell789">
            <text:p text:style-name="P790">Всього станів у пом’яті</text:p>
          </table:table-cell>
        </table:table-row>
        <table:table-row table:style-name="TableRow791">
          <table:table-cell table:style-name="TableCell792">
            <text:p text:style-name="P793">Стан 1</text:p>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row>
        <table:table-row table:style-name="TableRow802">
          <table:table-cell table:style-name="TableCell803">
            <text:p text:style-name="P804">Стан 2</text:p>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row>
        <table:table-row table:style-name="TableRow813">
          <table:table-cell table:style-name="TableCell814">
            <text:p text:style-name="P815">…</text:p>
          </table:table-cell>
          <table:table-cell table:style-name="TableCell816">
            <text:p text:style-name="P817"/>
          </table:table-cell>
          <table:table-cell table:style-name="TableCell818">
            <text:p text:style-name="P819"/>
          </table:table-cell>
          <table:table-cell table:style-name="TableCell820">
            <text:p text:style-name="P821"/>
          </table:table-cell>
          <table:table-cell table:style-name="TableCell822">
            <text:p text:style-name="P823"/>
          </table:table-cell>
        </table:table-row>
        <table:table-row table:style-name="TableRow824">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row>
        <table:table-row table:style-name="TableRow835">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row table:style-name="TableRow857">
          <table:table-cell table:style-name="TableCell858">
            <text:p text:style-name="P859">Стан 20</text:p>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row>
      </table:table>
      <text:p text:style-name="Standard">В таблиці 3.2 наведені характеристики оцінювання алгоритму<text:span text:style-name="T868"><text:s/></text:span><text:span text:style-name="T869">RBFS</text:span><text:span text:style-name="T870">,<text:s/></text:span>задачі<text:span text:style-name="T871"><text:s/>8-</text:span><text:span text:style-name="T872">puzzle</text:span><text:span text:style-name="T873"><text:s/></text:span>для 20 початкових станів.</text:p>
      <text:soft-page-break/>
      <text:p text:style-name="P874">Таблиця 3.<text:span text:style-name="T875">2</text:span><text:s/>– Характеристики оцінювання<text:s/>алгоритму<text:s/><text:span text:style-name="T876">RBFS</text:span></text:p>
      <table:table table:style-name="Table877">
        <table:table-columns>
          <table:table-column table:style-name="TableColumn878"/>
          <table:table-column table:style-name="TableColumn879"/>
          <table:table-column table:style-name="TableColumn880"/>
          <table:table-column table:style-name="TableColumn881"/>
          <table:table-column table:style-name="TableColumn882"/>
        </table:table-columns>
        <table:table-row table:style-name="TableRow883">
          <table:table-cell table:style-name="TableCell884">
            <text:p text:style-name="P885">Початкові стани</text:p>
          </table:table-cell>
          <table:table-cell table:style-name="TableCell886">
            <text:p text:style-name="P887">Ітерації</text:p>
          </table:table-cell>
          <table:table-cell table:style-name="TableCell888">
            <text:p text:style-name="P889">К-сть гл. кутів</text:p>
          </table:table-cell>
          <table:table-cell table:style-name="TableCell890">
            <text:p text:style-name="P891">Всього станів</text:p>
          </table:table-cell>
          <table:table-cell table:style-name="TableCell892">
            <text:p text:style-name="P893">Всього станів у пом’яті</text:p>
          </table:table-cell>
        </table:table-row>
        <table:table-row table:style-name="TableRow894">
          <table:table-cell table:style-name="TableCell895">
            <text:p text:style-name="P896">Стан 1</text:p>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row>
        <table:table-row table:style-name="TableRow905">
          <table:table-cell table:style-name="TableCell906">
            <text:p text:style-name="P907">Стан 2</text:p>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row>
        <table:table-row table:style-name="TableRow916">
          <table:table-cell table:style-name="TableCell917">
            <text:p text:style-name="P918">…</text:p>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row>
        <table:table-row table:style-name="TableRow938">
          <table:table-cell table:style-name="TableCell939">
            <text:p text:style-name="P940"/>
          </table:table-cell>
          <table:table-cell table:style-name="TableCell941">
            <text:p text:style-name="P942"/>
          </table:table-cell>
          <table:table-cell table:style-name="TableCell943">
            <text:p text:style-name="P944"/>
          </table:table-cell>
          <table:table-cell table:style-name="TableCell945">
            <text:p text:style-name="P946"/>
          </table:table-cell>
          <table:table-cell table:style-name="TableCell947">
            <text:p text:style-name="P948"/>
          </table:table-cell>
        </table:table-row>
        <table:table-row table:style-name="TableRow949">
          <table:table-cell table:style-name="TableCell950">
            <text:p text:style-name="P951"/>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P962">Стан 20</text:p>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row>
      </table:table>
      <text:p text:style-name="Standard"/>
      <text:p text:style-name="безномера"><text:bookmark-start text:name="_Toc509035910"/><text:bookmark-start text:name="_Toc81070696"/><text:soft-page-break/>В<text:bookmark-end text:name="_Toc509035910"/>исновок<text:bookmark-end text:name="_Toc81070696"/></text:p>
      <text:p text:style-name="Standard">При виконанні даної лабораторної роботи було розглянуто два алгоритми пошуку – неінформативний<text:s/><text:span text:style-name="T971">Breadth</text:span><text:s/><text:span text:style-name="T972">First</text:span><text:s/><text:span text:style-name="T973">Search</text:span><text:s/>(пошук вшир)<text:s/>та інформативний<text:s/><text:span text:style-name="T974">Recursive</text:span><text:s/><text:span text:style-name="T975">Best</text:span><text:s/><text:span text:style-name="T976">First</text:span><text:s/><text:span text:style-name="T977">Search</text:span><text:s/>(рекурсивний пошук по першому найкращому співпадінню)<text:s/>на прикладі задачі<text:s/>8-<text:span text:style-name="T978">puzzle</text:span>.<text:s/>Було проведено дослідження швидкодії та затрат<text:s/>оперативної пам’яті кожного з вказаних алгоритмів для 20 початкових станів. Це дослідження вказує, що<text:s/>інформативний алгоритм<text:s/><text:span text:style-name="T979">RBFS</text:span><text:s/>є більш ефективним та швидшим ніж неінформативний<text:s/><text:span text:style-name="T980">BFS</text:span>,<text:s/>проте варто пам’ятати, що успіх та ефективність інформативних алгоритмів напряму пов’язана з доцільністю<text:s/>використання<text:s/>евристичної функції<text:s/><text:span text:style-name="T981">h</text:span><text:s/>в умовах конкретної задачі.</text:p>
      <text:p text:style-name="Standard"/>
      <text:p text:style-name="безномера"><text:bookmark-start text:name="_Toc81070697"/><text:bookmark-start text:name="_Toc509035911"/><text:soft-page-break/>Критерії оцінювання<text:bookmark-end text:name="_Toc81070697"/><text:bookmark-end text:name="_Toc509035911"/></text:p>
      <text:p text:style-name="Standard">За умови здачі<text:span text:style-name="T982"><text:s/>протоколу</text:span><text:s/>лабораторної роботи до<text:s/>02.10.2021 включно максимальний бал дорівнює – 5. Після 02.10.2021 максимальний бал дорівнює – 1.</text:p>
      <text:p text:style-name="Standard">Критерії оцінювання у відсотках від максимального балу:</text:p>
      <text:list text:style-name="WWNum7">
        <text:list-item>
          <text:p text:style-name="P983">псевдокод алгоритму – 10%;</text:p>
        </text:list-item>
        <text:list-item>
          <text:p text:style-name="P984">програмна реалізація алгоритму – 60%;</text:p>
        </text:list-item>
        <text:list-item>
          <text:p text:style-name="P985">дослідження алгоритмів – 25%;</text:p>
        </text:list-item>
        <text:list-item>
          <text:p text:style-name="P986">висновок – 5%.</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keep-together="always" fo:break-before="page" fo:text-align="center" fo:margin-top="0.1666in" fo:margin-bottom="0.0833in" fo:line-height="115%"/>
      <style:text-properties style:font-name-complex="Arial" style:font-weight-complex="bold" fo:text-transform="uppercase" style:letter-kerning="true"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0833in" fo:margin-bottom="0.0833in"/>
      <style:text-properties style:font-size-complex="16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0833in" fo:margin-bottom="0.0833in">
        <style:tab-stops>
          <style:tab-stop style:type="left" style:position="-0.5152in"/>
        </style:tab-stops>
      </style:paragraph-properties>
      <style:text-properties style:font-name-complex="Arial" style:font-size-complex="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WW_OutlineListStyle" style:display-name="WW_OutlineListStyle">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line-height="150%" fo:text-indent="0.4923in"/>
      <style:text-properties style:font-name="Times New Roman" style:font-name-asian="Times New Roman" style:font-name-complex="Times New Roman" fo:font-size="14pt" style:font-size-asian="14pt" style:font-size-complex="12pt" fo:language="uk" fo:country="UA" style:language-asian="ru" style:country-asian="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FreeSans" fo:font-size="12pt" style:font-size-asian="12pt" fo:hyphenate="false"/>
    </style:style>
    <style:style style:name="Названиеобъекта" style:display-name="Название объекта" style:family="paragraph" style:parent-style-name="Standard" style:next-style-name="Standard">
      <style:paragraph-properties fo:margin-bottom="0.1388in" fo:line-height="100%"/>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ImageCaption" style:display-name="Image Caption" style:family="paragraph" style:parent-style-name="Названиеобъекта" style:auto-update="true">
      <style:paragraph-properties fo:keep-together="always" fo:text-align="center" fo:margin-bottom="0in" fo:line-height="150%"/>
      <style:text-properties style:use-window-font-color="true" fo:font-size="12pt" style:font-size-asian="12pt" style:font-size-complex="12pt" fo:hyphenate="false"/>
    </style:style>
    <style:style style:name="Contents1" style:display-name="Contents 1" style:family="paragraph" style:parent-style-name="Standard" style:next-style-name="Standard" style:auto-update="true">
      <style:paragraph-properties fo:text-align="start" fo:margin-top="0.0833in" fo:margin-bottom="0.0833in">
        <style:tab-stops>
          <style:tab-stop style:type="left" style:position="0.8333in"/>
          <style:tab-stop style:type="right" style:leader-style="dotted" style:leader-text="." style:position="6.6854in"/>
        </style:tab-stops>
      </style:paragraph-properties>
      <style:text-properties fo:font-weight="bold" style:font-weight-asian="bold" style:font-weight-complex="bold" fo:text-transform="uppercase" fo:hyphenate="false"/>
    </style:style>
    <style:style style:name="HeaderandFooter" style:display-name="Header and Footer" style:family="paragraph" style:parent-style-name="Standard">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Contents2" style:display-name="Contents 2" style:family="paragraph" style:parent-style-name="Standard" style:next-style-name="Standard" style:auto-update="true">
      <style:paragraph-properties fo:text-align="start" fo:margin-left="0.1666in">
        <style:tab-stops/>
      </style:paragraph-properties>
      <style:text-properties fo:font-variant="small-caps" fo:hyphenate="false"/>
    </style:style>
    <style:style style:name="Contents3" style:display-name="Contents 3" style:family="paragraph" style:parent-style-name="Standard" style:next-style-name="Standard" style:auto-update="true">
      <style:paragraph-properties fo:text-align="start" fo:margin-left="0.3333in">
        <style:tab-stops/>
      </style:paragraph-properties>
      <style:text-properties fo:font-style="italic" style:font-style-asian="italic" style:font-style-complex="italic" fo:hyphenate="false"/>
    </style:style>
    <style:style style:name="Тексттаблицы" style:display-name="Текст таблицы" style:family="paragraph" style:parent-style-name="Standard">
      <style:paragraph-properties fo:text-align="start" fo:text-indent="0in"/>
      <style:text-properties fo:hyphenate="false"/>
    </style:style>
    <style:style style:name="Drawing" style:display-name="Drawing" style:family="paragraph" style:parent-style-name="Standard" style:next-style-name="Standard" style:auto-update="true">
      <style:paragraph-properties fo:keep-with-next="always" fo:text-align="center" fo:margin-top="0.1666in" fo:margin-bottom="0.0416in" fo:text-indent="0in"/>
      <style:text-properties fo:hyphenate="false"/>
    </style:style>
    <style:style style:name="Кодисх" style:display-name="Код исх" style:family="paragraph" style:parent-style-name="Standard">
      <style:paragraph-properties fo:text-align="start" fo:line-height="100%"/>
      <style:text-properties style:font-name="Courier New" style:font-name-asian="Courier New" style:font-name-complex="Courier New" fo:font-size="10pt" style:font-size-asian="10pt" style:font-size-complex="10pt" style:language-asian="uk" style:country-asian="UA" fo:hyphenate="false"/>
    </style:style>
    <style:style style:name="Ненумеревонныйпервый" style:display-name="Не нумеревонный первый" style:family="paragraph" style:parent-style-name="Standard" style:next-style-name="Standard">
      <style:paragraph-properties fo:break-before="page" fo:text-align="center" fo:margin-top="0.0833in" fo:margin-bottom="0.0833in" fo:text-indent="0in"/>
      <style:text-properties style:font-weight-complex="bold" fo:text-transform="uppercase" fo:language="ru" fo:country="RU" fo:hyphenate="false"/>
    </style:style>
    <style:style style:name="безномера" style:display-name="без номера" style:family="paragraph" style:parent-style-name="Заголовок1" style:default-outline-level="1">
      <style:text-properties fo:hyphenate="false"/>
    </style:style>
    <style:style style:name="ОбычныйИнтернет" style:display-name="Обычный (Интернет)" style:family="paragraph" style:parent-style-name="Standard">
      <style:paragraph-properties fo:margin-top="0.1944in" fo:margin-bottom="0.1944in" fo:line-height="100%" fo:text-indent="0.3937in"/>
      <style:text-properties fo:font-size="12pt" style:font-size-asian="12pt" fo:language="ru" fo:country="RU" fo:hyphenate="false"/>
    </style:style>
    <style:style style:name="Абзацсписка" style:display-name="Абзац списка" style:family="paragraph" style:parent-style-name="Standard">
      <style:paragraph-properties fo:text-align="start" fo:line-height="100%" fo:margin-left="0.5in" fo:text-indent="0in">
        <style:tab-stops/>
      </style:paragraph-properties>
      <style:text-properties fo:font-size="12pt" style:font-size-asian="12pt" style:language-asian="uk" style:country-asian="U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Arial" style:font-weight-complex="bold" fo:text-transform="uppercase" style:letter-kerning="true" fo:font-size="14pt" style:font-size-asian="14pt" style:font-size-complex="16pt" fo:language="uk" fo:country="UA" style:language-asian="ru" style:country-asian="RU"/>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size="14pt" style:font-size-asian="14pt" style:font-size-complex="16pt" fo:language="uk" fo:country="UA" style:language-asian="ru" style:country-asian="RU"/>
    </style:style>
    <style:style style:name="Заголовок3Знак" style:display-name="Заголовок 3 Знак" style:family="text" style:parent-style-name="Основнойшрифтабзаца">
      <style:text-properties style:font-name="Times New Roman" style:font-name-asian="Times New Roman" style:font-name-complex="Arial" fo:font-size="14pt" style:font-size-asian="14pt" style:font-size-complex="14pt" fo:language="uk" fo:country="UA" style:language-asian="ru" style:country-asian="RU"/>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Номерстраницы" style:display-name="Номер страницы" style:family="text" style:parent-style-name="Основнойшрифтабзаца"/>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4pt" style:font-size-asian="14pt" style:font-size-complex="12pt" fo:language="uk" fo:country="UA" style:language-asian="ru" style:country-asian="RU"/>
    </style:style>
    <style:style style:name="mw-headline" style:display-name="mw-headline" style:family="text"/>
    <style:style style:name="wrap" style:display-name="wrap"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fo:font-size="10pt" style:font-size-asian="10pt"/>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fo:font-size="10pt" style:font-size-asian="10pt"/>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fo:font-size="10pt" style:font-size-asian="10pt"/>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fo:font-size="10pt" style:font-size-asian="10pt"/>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font-size="10pt" style:font-size-asian="10pt"/>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fo:font-size="10pt" style:font-size-asian="10pt"/>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IndexLink" style:display-name="Index Link" style:family="text"/>
    <text:list-style style:name="Outline" style:display-name="Outline">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 style:display-name="WWNum2">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3" style:display-name="WWNum3">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text:display-levels="2">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text:display-levels="3">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text:display-levels="4">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text:display-levels="5">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text:display-levels="6">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text:display-levels="7">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text:display-levels="8">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text:display-levels="9">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5" style:display-name="WWNum5">
      <text:list-level-style-bullet text:level="1" text:bullet-char="O">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O">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O">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O">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O">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7" style:display-name="WWNum7">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8" style:display-name="WWNum8">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9" style:display-name="WWNum9">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4LVL1" style:family="text">
      <style:text-properties style:font-name="Symbol" fo:font-size="10pt" style:font-size-asian="10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1" style:display-name="WWNum11">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fo:font-size="10pt" style:font-size-asian="10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2" style:display-name="WWNum12">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3" style:display-name="WWNum13">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font-size="10pt" style:font-size-asian="10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4" style:display-name="WWNum14">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outline-level-style>
      <text:outline-level-style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Врезка2" text:anchor-type="paragraph" svg:x="0in" svg:y="0.00079in" svg:width="0.01528in" svg:height="0.01528in" style:rel-width="scale" style:rel-height="scale"><draw:text-box><text:p text:style-name="Нижнийколонтитул"><text:span text:style-name="Номерстраницы"><text:page-number text:fixed="false">14</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Пользователь Windows</meta:initial-creator>
    <dc:creator>Eugene Pashkovsky</dc:creator>
    <meta:creation-date>2019-03-01T17:37:00Z</meta:creation-date>
    <dc:date>2021-09-30T10:28:00Z</dc:date>
    <meta:template xlink:href="Normal.dotm" xlink:type="simple"/>
    <meta:editing-cycles>43</meta:editing-cycles>
    <meta:editing-duration>PT42060S</meta:editing-duration>
    <meta:user-defined meta:name="AppVersion">14.0000</meta:user-defined>
    <meta:document-statistic meta:page-count="23" meta:paragraph-count="43" meta:word-count="3226" meta:character-count="21574" meta:row-count="153" meta:non-whitespace-character-count="18391"/>
  </office:meta>
</office:document-meta>
</file>